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Noto Serif Tibetan" svg:font-family="'Noto Serif Tibetan'" style:font-family-generic="roman"/>
    <style:font-face style:name="Arial1" svg:font-family="Arial, Arial" style:font-family-generic="swiss"/>
    <style:font-face style:name="Noto Serif Tibetan1" svg:font-family="'Noto Serif Tibetan'" style:font-family-generic="roman" style:font-pitch="variable"/>
    <style:font-face style:name="Arial" svg:font-family="Arial" style:font-family-generic="swiss" style:font-pitch="variable"/>
    <style:font-face style:name="Noto Sans Myanmar" svg:font-family="'Noto Sans Myanmar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89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2091in"/>
    </style:style>
    <style:style style:name="co4" style:family="table-column">
      <style:table-column-properties fo:break-before="auto" style:column-width="0.4626in"/>
    </style:style>
    <style:style style:name="co5" style:family="table-column">
      <style:table-column-properties fo:break-before="auto" style:column-width="0.2965in"/>
    </style:style>
    <style:style style:name="co6" style:family="table-column">
      <style:table-column-properties fo:break-before="auto" style:column-width="0.4543in"/>
    </style:style>
    <style:style style:name="co7" style:family="table-column">
      <style:table-column-properties fo:break-before="auto" style:column-width="0.7425in"/>
    </style:style>
    <style:style style:name="co8" style:family="table-column">
      <style:table-column-properties fo:break-before="auto" style:column-width="0.2528in"/>
    </style:style>
    <style:style style:name="co9" style:family="table-column">
      <style:table-column-properties fo:break-before="auto" style:column-width="0.1in"/>
    </style:style>
    <style:style style:name="co10" style:family="table-column">
      <style:table-column-properties fo:break-before="auto" style:column-width="0.5063in"/>
    </style:style>
    <style:style style:name="co11" style:family="table-column">
      <style:table-column-properties fo:break-before="auto" style:column-width="0.3492in"/>
    </style:style>
    <style:style style:name="co12" style:family="table-column">
      <style:table-column-properties fo:break-before="auto" style:column-width="0.4453in"/>
    </style:style>
    <style:style style:name="co13" style:family="table-column">
      <style:table-column-properties fo:break-before="auto" style:column-width="0.2008in"/>
    </style:style>
    <style:style style:name="co14" style:family="table-column">
      <style:table-column-properties fo:break-before="auto" style:column-width="0.4445in"/>
    </style:style>
    <style:style style:name="co15" style:family="table-column">
      <style:table-column-properties fo:break-before="auto" style:column-width="0.1909in"/>
    </style:style>
    <style:style style:name="co16" style:family="table-column">
      <style:table-column-properties fo:break-before="auto" style:column-width="0.2689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4728in"/>
    </style:style>
    <style:style style:name="co19" style:family="table-column">
      <style:table-column-properties fo:break-before="auto" style:column-width="0.4236in"/>
    </style:style>
    <style:style style:name="co20" style:family="table-column">
      <style:table-column-properties fo:break-before="auto" style:column-width="0.5362in"/>
    </style:style>
    <style:style style:name="co21" style:family="table-column">
      <style:table-column-properties fo:break-before="auto" style:column-width="0.452in"/>
    </style:style>
    <style:style style:name="co22" style:family="table-column">
      <style:table-column-properties fo:break-before="auto" style:column-width="0.9945in"/>
    </style:style>
    <style:style style:name="co23" style:family="table-column">
      <style:table-column-properties fo:break-before="auto" style:column-width="0.2827in"/>
    </style:style>
    <style:style style:name="co24" style:family="table-column">
      <style:table-column-properties fo:break-before="auto" style:column-width="0.6in"/>
    </style:style>
    <style:style style:name="co25" style:family="table-column">
      <style:table-column-properties fo:break-before="auto" style:column-width="0.5291in"/>
    </style:style>
    <style:style style:name="co26" style:family="table-column">
      <style:table-column-properties fo:break-before="auto" style:column-width="0.2756in"/>
    </style:style>
    <style:style style:name="co27" style:family="table-column">
      <style:table-column-properties fo:break-before="auto" style:column-width="0.2811in"/>
    </style:style>
    <style:style style:name="co28" style:family="table-column">
      <style:table-column-properties fo:break-before="auto" style:column-width="0.5346in"/>
    </style:style>
    <style:style style:name="co29" style:family="table-column">
      <style:table-column-properties fo:break-before="auto" style:column-width="0.2047in"/>
    </style:style>
    <style:style style:name="co30" style:family="table-column">
      <style:table-column-properties fo:break-before="auto" style:column-width="0.4508in"/>
    </style:style>
    <style:style style:name="co31" style:family="table-column">
      <style:table-column-properties fo:break-before="auto" style:column-width="0.2307in"/>
    </style:style>
    <style:style style:name="co32" style:family="table-column">
      <style:table-column-properties fo:break-before="auto" style:column-width="0.4083in"/>
    </style:style>
    <style:style style:name="co33" style:family="table-column">
      <style:table-column-properties fo:break-before="auto" style:column-width="0.1965in"/>
    </style:style>
    <style:style style:name="co34" style:family="table-column">
      <style:table-column-properties fo:break-before="auto" style:column-width="0.4925in"/>
    </style:style>
    <style:style style:name="co35" style:family="table-column">
      <style:table-column-properties fo:break-before="auto" style:column-width="0.4417in"/>
    </style:style>
    <style:style style:name="co36" style:family="table-column">
      <style:table-column-properties fo:break-before="auto" style:column-width="0.5602in"/>
    </style:style>
    <style:style style:name="co37" style:family="table-column">
      <style:table-column-properties fo:break-before="auto" style:column-width="0.4591in"/>
    </style:style>
    <style:style style:name="co38" style:family="table-column">
      <style:table-column-properties fo:break-before="auto" style:column-width="0.2898in"/>
    </style:style>
    <style:style style:name="co39" style:family="table-column">
      <style:table-column-properties fo:break-before="auto" style:column-width="0.3402in"/>
    </style:style>
    <style:style style:name="co40" style:family="table-column">
      <style:table-column-properties fo:break-before="auto" style:column-width="0.4756in"/>
    </style:style>
    <style:style style:name="co41" style:family="table-column">
      <style:table-column-properties fo:break-before="auto" style:column-width="0.8736in"/>
    </style:style>
    <style:style style:name="co42" style:family="table-column">
      <style:table-column-properties fo:break-before="auto" style:column-width="0.5772in"/>
    </style:style>
    <style:style style:name="co43" style:family="table-column">
      <style:table-column-properties fo:break-before="auto" style:column-width="0.3319in"/>
    </style:style>
    <style:style style:name="co44" style:family="table-column">
      <style:table-column-properties fo:break-before="auto" style:column-width="0.2728in"/>
    </style:style>
    <style:style style:name="co45" style:family="table-column">
      <style:table-column-properties fo:break-before="auto" style:column-width="0.3602in"/>
    </style:style>
    <style:style style:name="co46" style:family="table-column">
      <style:table-column-properties fo:break-before="auto" style:column-width="0.4839in"/>
    </style:style>
    <style:style style:name="co47" style:family="table-column">
      <style:table-column-properties fo:break-before="auto" style:column-width="0.3661in"/>
    </style:style>
    <style:style style:name="co48" style:family="table-column">
      <style:table-column-properties fo:break-before="auto" style:column-width="0.5181in"/>
    </style:style>
    <style:style style:name="co49" style:family="table-column">
      <style:table-column-properties fo:break-before="auto" style:column-width="0.2201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in" fo:break-before="auto" style:use-optimal-row-height="false"/>
    </style:style>
    <style:style style:name="ro3" style:family="table-row">
      <style:table-row-properties style:row-height="0.3417in" fo:break-before="auto" style:use-optimal-row-height="true"/>
    </style:style>
    <style:style style:name="ro4" style:family="table-row">
      <style:table-row-properties style:row-height="0.1929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99"/>
    </style:style>
    <style:style style:name="ce2" style:family="table-cell" style:parent-style-name="Default">
      <style:table-cell-properties fo:background-color="#999966"/>
    </style:style>
    <style:style style:name="ce3" style:family="table-cell" style:parent-style-name="Default">
      <style:table-cell-properties fo:background-color="#ffffcc"/>
    </style:style>
    <style:style style:name="ce4" style:family="table-cell" style:parent-style-name="Default">
      <style:text-properties style:font-name-complex="Noto Sans Myanmar"/>
    </style:style>
    <style:style style:name="ce5" style:family="table-cell" style:parent-style-name="Default">
      <style:table-cell-properties fo:background-color="#cccc99"/>
      <style:text-properties style:font-name-complex="Noto Sans Myanmar"/>
    </style:style>
    <style:style style:name="ce6" style:family="table-cell" style:parent-style-name="Default">
      <style:table-cell-properties fo:background-color="#999966"/>
      <style:text-properties style:font-name-complex="Noto Sans Myanmar"/>
    </style:style>
    <style:style style:name="ce7" style:family="table-cell" style:parent-style-name="Default">
      <style:table-cell-properties fo:background-color="#ffffcc"/>
      <style:text-properties style:font-name-complex="Noto Sans Myanmar"/>
    </style:style>
    <style:style style:name="ce8" style:family="table-cell" style:parent-style-name="Default">
      <style:text-properties style:font-name="Noto Sans Myanmar" style:font-name-complex="Noto Sans Myanmar"/>
    </style:style>
    <style:style style:name="ce9" style:family="table-cell" style:parent-style-name="Default">
      <style:text-properties style:font-name="Noto Sans Myanmar" fo:font-size="6pt" style:font-size-asian="6pt" style:font-name-complex="Noto Sans Myanmar" style:font-size-complex="6pt"/>
    </style:style>
    <style:style style:name="ce10" style:family="table-cell" style:parent-style-name="Default">
      <style:table-cell-properties fo:background-color="#cccc99"/>
      <style:text-properties style:font-name="Noto Sans Myanmar" style:font-name-complex="Noto Sans Myanmar"/>
    </style:style>
    <style:style style:name="ce11" style:family="table-cell" style:parent-style-name="Default">
      <style:table-cell-properties fo:background-color="#999966"/>
      <style:text-properties style:font-name="Noto Sans Myanmar" style:font-name-complex="Noto Sans Myanmar"/>
    </style:style>
    <style:style style:name="ce12" style:family="table-cell" style:parent-style-name="Default">
      <style:table-cell-properties fo:background-color="#ffffcc"/>
      <style:text-properties style:font-name="Noto Sans Myanmar" style:font-name-complex="Noto Sans Myanmar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0.0008in solid #000000"/>
    </style:style>
    <style:style style:name="ce15" style:family="table-cell" style:parent-style-name="Default">
      <style:table-cell-properties fo:border-bottom="0.0008in solid #000000" fo:background-color="transparent" fo:border-left="0.0008in solid #000000" fo:border-right="none" fo:border-top="none"/>
    </style:style>
    <style:style style:name="ce16" style:family="table-cell" style:parent-style-name="Default">
      <style:table-cell-properties fo:border-bottom="none" fo:background-color="transparent" fo:border-left="none" fo:border-right="none" fo:border-top="0.0008in solid #000000"/>
    </style:style>
    <style:style style:name="ce17" style:family="table-cell" style:parent-style-name="Default">
      <style:table-cell-properties fo:border-bottom="0.0008in solid #000000" fo:background-color="transparent" fo:border-left="none" fo:border-right="none" fo:border-top="none"/>
    </style:style>
    <style:style style:name="ce18" style:family="table-cell" style:parent-style-name="Default">
      <style:table-cell-properties fo:border-bottom="none" fo:background-color="transparent" fo:border-left="none" fo:border-right="0.0008in solid #000000" fo:border-top="0.0008in solid #000000"/>
    </style:style>
    <style:style style:name="ce19" style:family="table-cell" style:parent-style-name="Default">
      <style:table-cell-properties fo:border-bottom="0.0008in solid #000000" fo:background-color="transparent" fo:border-left="none" fo:border-right="0.0008in solid #000000" fo:border-top="none"/>
    </style:style>
    <style:style style:name="ce20" style:family="table-cell" style:parent-style-name="Default">
      <style:table-cell-properties fo:background-color="transparent"/>
      <style:text-properties style:font-name-complex="Noto Sans Myanmar"/>
    </style:style>
    <style:style style:name="ce21" style:family="table-cell" style:parent-style-name="Default">
      <style:table-cell-properties fo:border-bottom="none" fo:background-color="transparent" fo:border-left="none" fo:border-right="none" fo:border-top="0.0008in solid #000000"/>
      <style:text-properties style:font-name-complex="Noto Sans Myanmar"/>
    </style:style>
    <style:style style:name="ce22" style:family="table-cell" style:parent-style-name="Default">
      <style:table-cell-properties fo:border-bottom="0.0008in solid #000000" fo:background-color="transparent" fo:border-left="none" fo:border-right="none" fo:border-top="none"/>
      <style:text-properties style:font-name-complex="Noto Sans Myanmar"/>
    </style:style>
    <style:style style:name="ce23" style:family="table-cell" style:parent-style-name="Default">
      <style:table-cell-properties fo:background-color="transparent"/>
      <style:text-properties style:font-name="Arial" style:font-name-complex="Noto Sans Myanmar"/>
    </style:style>
    <style:style style:name="ce24" style:family="table-cell" style:parent-style-name="Default">
      <style:table-cell-properties fo:background-color="#cccc99"/>
      <style:text-properties style:font-name="Arial" style:font-name-complex="Noto Sans Myanmar"/>
    </style:style>
    <style:style style:name="ce25" style:family="table-cell" style:parent-style-name="Default">
      <style:table-cell-properties fo:border-bottom="none" fo:background-color="transparent" fo:border-left="none" fo:border-right="0.0008in solid #000000" fo:border-top="0.0008in solid #000000"/>
      <style:text-properties style:font-name="Arial" style:font-name-complex="Noto Sans Myanmar"/>
    </style:style>
    <style:style style:name="ce26" style:family="table-cell" style:parent-style-name="Default">
      <style:table-cell-properties fo:border-bottom="0.0008in solid #000000" fo:background-color="transparent" fo:border-left="none" fo:border-right="0.0008in solid #000000" fo:border-top="none"/>
      <style:text-properties style:font-name="Arial" style:font-name-complex="Noto Sans Myanmar"/>
    </style:style>
    <style:style style:name="ce27" style:family="table-cell" style:parent-style-name="Default">
      <style:table-cell-properties fo:background-color="transparent"/>
      <style:text-properties style:font-name="Arial"/>
    </style:style>
    <style:style style:name="ce28" style:family="table-cell" style:parent-style-name="Default">
      <style:table-cell-properties fo:background-color="#cccc99"/>
      <style:text-properties style:font-name="Arial"/>
    </style:style>
    <style:style style:name="ce29" style:family="table-cell" style:parent-style-name="Default">
      <style:table-cell-properties fo:background-color="transparent"/>
      <style:text-properties style:font-name-complex="Noto Serif Tibetan1"/>
    </style:style>
    <style:style style:name="ce30" style:family="table-cell" style:parent-style-name="Default">
      <style:table-cell-properties fo:background-color="#cccc99"/>
      <style:text-properties style:font-name-complex="Noto Serif Tibetan1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order="none"/>
      <style:text-properties style:font-name-complex="Noto Sans Myanmar"/>
    </style:style>
    <style:style style:name="ce33" style:family="table-cell" style:parent-style-name="Default">
      <style:text-properties style:font-name-complex="Noto Serif Tibetan"/>
    </style:style>
    <style:style style:name="ce34" style:family="table-cell" style:parent-style-name="Default">
      <style:table-cell-properties fo:border="none"/>
      <style:text-properties style:font-name-complex="Noto Serif Tibetan"/>
    </style:style>
    <style:style style:name="T1" style:family="text">
      <style:text-properties fo:color="#000000" style:font-name="Arial1" fo:font-size="11.5pt" style:font-name-asian="Arial1" style:font-size-asian="11.5pt" style:font-name-complex="Arial1" style:font-size-complex="6.5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ce4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ce8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7" table:number-columns-repeated="991" table:default-cell-style-name="Default"/>
        <table:table-row table:style-name="ro1">
          <table:table-cell office:value-type="string" table:number-columns-spanned="9" table:number-rows-spanned="1">
            <text:p>World Braille Usage</text:p>
          </table:table-cell>
          <table:covered-table-cell table:number-columns-repeated="8"/>
          <table:table-cell/>
          <table:table-cell office:value-type="string" table:number-columns-spanned="3" table:number-rows-spanned="1">
            <text:p>ALA-LC</text:p>
          </table:table-cell>
          <table:covered-table-cell table:number-columns-repeated="2"/>
          <table:table-cell table:style-name="ce8"/>
          <table:table-cell table:style-name="ce9" office:value-type="string" table:number-columns-spanned="3" table:number-rows-spanned="1">
            <text:p>WP:Brahmic_scrip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ISO 15919</text:p>
          </table:table-cell>
          <table:covered-table-cell table:number-columns-repeated="2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"/>
          <table:table-cell office:value-type="string">
            <text:p>note?</text:p>
          </table:table-cell>
          <table:table-cell table:number-columns-repeated="3"/>
          <table:table-cell office:value-type="string">
            <text:p>note?</text:p>
          </table:table-cell>
          <table:table-cell table:number-columns-repeated="7"/>
          <table:table-cell office:value-type="string">
            <text:p>Alone</text:p>
          </table:table-cell>
          <table:table-cell office:value-type="string">
            <text:p>Final</text:p>
          </table:table-cell>
          <table:table-cell office:value-type="string">
            <text:p>Medial</text:p>
          </table:table-cell>
          <table:table-cell office:value-type="string">
            <text:p>Initial</text:p>
          </table:table-cell>
          <table:table-cell office:value-type="string">
            <text:p>Romanization</text:p>
          </table:table-cell>
          <table:table-cell table:number-columns-repeated="997"/>
        </table:table-row>
        <table:table-row table:style-name="ro1">
          <table:table-cell table:style-name="ce1" table:formula="of:=IF([.B4]=[.B1]+1;&quot;&quot;;&quot;note&quot;)" office:value-type="string" office:string-value="note">
            <text:p>note</text:p>
          </table:table-cell>
          <table:table-cell table:style-name="ce1" table:formula="of:=UNICODE([.C4])" office:value-type="float" office:value="10245">
            <text:p>10245</text:p>
          </table:table-cell>
          <table:table-cell table:style-name="ce1" office:value-type="string">
            <text:p>⠅</text:p>
          </table:table-cell>
          <table:table-cell table:style-name="ce1" table:formula="of:=IF([.E4]=[.E1]+1;&quot;&quot;;&quot;note&quot;)" office:value-type="string" office:string-value="note">
            <text:p>note</text:p>
          </table:table-cell>
          <table:table-cell table:style-name="ce1" table:formula="of:=UNICODE([.F4])" office:value-type="float" office:value="4096">
            <text:p>4096</text:p>
          </table:table-cell>
          <table:table-cell table:style-name="ce5" office:value-type="string">
            <text:p>က</text:p>
          </table:table-cell>
          <table:table-cell table:style-name="ce1" office:value-type="string">
            <text:p>Ka</text:p>
          </table:table-cell>
          <table:table-cell table:style-name="ce1" office:value-type="string">
            <text:p>(13)</text:p>
          </table:table-cell>
          <table:table-cell table:style-name="ce1" office:value-type="string">
            <text:p>k</text:p>
          </table:table-cell>
          <table:table-cell table:style-name="ce1"/>
          <table:table-cell table:style-name="ce1" table:formula="of:=IF([.L4]=[.F4];&quot;&quot;;&quot;note&quot;)">
            <text:p/>
          </table:table-cell>
          <table:table-cell table:style-name="ce5" office:value-type="string">
            <text:p>က</text:p>
          </table:table-cell>
          <table:table-cell table:style-name="ce1" office:value-type="string">
            <text:p>ka</text:p>
          </table:table-cell>
          <table:table-cell table:style-name="ce1"/>
          <table:table-cell table:style-name="ce1" table:formula="of:=IF([.P4]=[.L4];&quot;&quot;;&quot;note&quot;)">
            <text:p/>
          </table:table-cell>
          <table:table-cell table:style-name="ce10" office:value-type="string">
            <text:p>က</text:p>
          </table:table-cell>
          <table:table-cell table:style-name="ce1" office:value-type="string">
            <text:p>क</text:p>
          </table:table-cell>
          <table:table-cell table:style-name="ce1"/>
          <table:table-cell table:style-name="ce1" table:formula="of:=UNICODE([.U4])" office:value-type="float" office:value="1705">
            <text:p>1705</text:p>
          </table:table-cell>
          <table:table-cell table:style-name="ce1" table:formula="of:=LEN([.U4])" office:value-type="float" office:value="1">
            <text:p>1</text:p>
          </table:table-cell>
          <table:table-cell table:style-name="ce1" office:value-type="string">
            <text:p>ک</text:p>
          </table:table-cell>
          <table:table-cell table:style-name="ce1" table:number-columns-repeated="5"/>
          <table:table-cell table:style-name="ce1" office:value-type="string">
            <text:p>k</text:p>
          </table:table-cell>
          <table:table-cell table:style-name="ce1" table:formula="of:=LEN([.AC4])" office:value-type="float" office:value="1">
            <text:p>1</text:p>
          </table:table-cell>
          <table:table-cell table:style-name="ce1" office:value-type="string">
            <text:p>к</text:p>
          </table:table-cell>
          <table:table-cell table:style-name="ce1" table:formula="of:=UNICODE([.AC4])" office:value-type="float" office:value="1082">
            <text:p>1082</text:p>
          </table:table-cell>
          <table:table-cell table:style-name="ce1" table:formula="of:=UNICODE([.AF4])" office:value-type="float" office:value="10245">
            <text:p>10245</text:p>
          </table:table-cell>
          <table:table-cell table:style-name="ce1" office:value-type="string">
            <text:p>⠅</text:p>
          </table:table-cell>
          <table:table-cell table:style-name="ce1" office:value-type="float" office:value="6">
            <text:p>6</text:p>
          </table:table-cell>
          <table:table-cell table:style-name="ce1" table:number-columns-repeated="991"/>
        </table:table-row>
        <table:table-row table:style-name="ro1">
          <table:table-cell table:formula="of:=IF([.B5]=[.B4]+1;&quot;&quot;;&quot;note&quot;)" office:value-type="string" office:string-value="note">
            <text:p>note</text:p>
          </table:table-cell>
          <table:table-cell table:formula="of:=UNICODE([.C5])" office:value-type="float" office:value="10280">
            <text:p>10280</text:p>
          </table:table-cell>
          <table:table-cell office:value-type="string">
            <text:p>⠨</text:p>
          </table:table-cell>
          <table:table-cell table:formula="of:=IF([.E5]=[.E4]+1;&quot;&quot;;&quot;note&quot;)">
            <text:p/>
          </table:table-cell>
          <table:table-cell table:formula="of:=UNICODE([.F5])" office:value-type="float" office:value="4097">
            <text:p>4097</text:p>
          </table:table-cell>
          <table:table-cell office:value-type="string">
            <text:p>ခ</text:p>
          </table:table-cell>
          <table:table-cell office:value-type="string">
            <text:p>Kha</text:p>
          </table:table-cell>
          <table:table-cell office:value-type="string">
            <text:p>(46)</text:p>
          </table:table-cell>
          <table:table-cell office:value-type="float" office:value="0">
            <text:p>0</text:p>
          </table:table-cell>
          <table:table-cell/>
          <table:table-cell table:formula="of:=IF([.L5]=[.F5];&quot;&quot;;&quot;note&quot;)">
            <text:p/>
          </table:table-cell>
          <table:table-cell office:value-type="string">
            <text:p>ခ</text:p>
          </table:table-cell>
          <table:table-cell office:value-type="string">
            <text:p>kha</text:p>
          </table:table-cell>
          <table:table-cell/>
          <table:table-cell table:formula="of:=IF([.P5]=[.L5];&quot;&quot;;&quot;note&quot;)">
            <text:p/>
          </table:table-cell>
          <table:table-cell office:value-type="string">
            <text:p>ခ</text:p>
          </table:table-cell>
          <table:table-cell office:value-type="string">
            <text:p>ख</text:p>
          </table:table-cell>
          <table:table-cell/>
          <table:table-cell table:formula="of:=UNICODE([.U5])" office:value-type="float" office:value="1705">
            <text:p>1705</text:p>
          </table:table-cell>
          <table:table-cell table:formula="of:=LEN([.U5])" office:value-type="float" office:value="2">
            <text:p>2</text:p>
          </table:table-cell>
          <table:table-cell office:value-type="string">
            <text:p>کھ</text:p>
          </table:table-cell>
          <table:table-cell table:number-columns-repeated="1003"/>
        </table:table-row>
        <table:table-row table:style-name="ro1">
          <table:table-cell table:style-name="ce1" table:formula="of:=IF([.B6]=[.B5]+1;&quot;&quot;;&quot;note&quot;)" office:value-type="string" office:string-value="note">
            <text:p>note</text:p>
          </table:table-cell>
          <table:table-cell table:style-name="ce1" table:formula="of:=UNICODE([.C6])" office:value-type="float" office:value="10267">
            <text:p>10267</text:p>
          </table:table-cell>
          <table:table-cell table:style-name="ce1" office:value-type="string">
            <text:p>⠛</text:p>
          </table:table-cell>
          <table:table-cell table:style-name="ce1" table:formula="of:=IF([.E6]=[.E5]+1;&quot;&quot;;&quot;note&quot;)">
            <text:p/>
          </table:table-cell>
          <table:table-cell table:style-name="ce1" table:formula="of:=UNICODE([.F6])" office:value-type="float" office:value="4098">
            <text:p>4098</text:p>
          </table:table-cell>
          <table:table-cell table:style-name="ce5" office:value-type="string">
            <text:p>ဂ</text:p>
          </table:table-cell>
          <table:table-cell table:style-name="ce1" office:value-type="string">
            <text:p>Ga</text:p>
          </table:table-cell>
          <table:table-cell table:style-name="ce1" office:value-type="string">
            <text:p>(1245)</text:p>
          </table:table-cell>
          <table:table-cell table:style-name="ce1" office:value-type="string">
            <text:p>g</text:p>
          </table:table-cell>
          <table:table-cell table:style-name="ce1"/>
          <table:table-cell table:style-name="ce1" table:formula="of:=IF([.L6]=[.F6];&quot;&quot;;&quot;note&quot;)">
            <text:p/>
          </table:table-cell>
          <table:table-cell table:style-name="ce5" office:value-type="string">
            <text:p>ဂ</text:p>
          </table:table-cell>
          <table:table-cell table:style-name="ce1" office:value-type="string">
            <text:p>ga</text:p>
          </table:table-cell>
          <table:table-cell table:style-name="ce1"/>
          <table:table-cell table:style-name="ce1" table:formula="of:=IF([.P6]=[.L6];&quot;&quot;;&quot;note&quot;)">
            <text:p/>
          </table:table-cell>
          <table:table-cell table:style-name="ce10" office:value-type="string">
            <text:p>ဂ</text:p>
          </table:table-cell>
          <table:table-cell table:style-name="ce1" office:value-type="string">
            <text:p>ग</text:p>
          </table:table-cell>
          <table:table-cell table:style-name="ce1"/>
          <table:table-cell table:style-name="ce1" table:formula="of:=UNICODE([.U6])" office:value-type="float" office:value="1711">
            <text:p>1711</text:p>
          </table:table-cell>
          <table:table-cell table:style-name="ce1" table:formula="of:=LEN([.U6])" office:value-type="float" office:value="1">
            <text:p>1</text:p>
          </table:table-cell>
          <table:table-cell table:style-name="ce1" office:value-type="string">
            <text:p>گ</text:p>
          </table:table-cell>
          <table:table-cell table:style-name="ce1" table:formula="of:=IF([.W6]=[.U6];&quot;&quot;;&quot;note&quot;)">
            <text:p/>
          </table:table-cell>
          <table:table-cell table:number-columns-repeated="4" table:style-name="ce1" office:value-type="string">
            <text:p>گ</text:p>
          </table:table-cell>
          <table:table-cell table:style-name="ce1" office:value-type="string">
            <text:p>g</text:p>
          </table:table-cell>
          <table:table-cell table:style-name="ce1" table:formula="of:=LEN([.AC6])" office:value-type="float" office:value="1">
            <text:p>1</text:p>
          </table:table-cell>
          <table:table-cell table:style-name="ce1" office:value-type="string">
            <text:p>г</text:p>
          </table:table-cell>
          <table:table-cell table:style-name="ce1" table:formula="of:=UNICODE([.AC6])" office:value-type="float" office:value="1075">
            <text:p>1075</text:p>
          </table:table-cell>
          <table:table-cell table:style-name="ce1" table:formula="of:=UNICODE([.AF6])" office:value-type="float" office:value="10267">
            <text:p>10267</text:p>
          </table:table-cell>
          <table:table-cell table:style-name="ce1" office:value-type="string">
            <text:p>⠛</text:p>
          </table:table-cell>
          <table:table-cell table:style-name="ce1" office:value-type="float" office:value="3">
            <text:p>3</text:p>
          </table:table-cell>
          <table:table-cell table:style-name="ce1" table:number-columns-repeated="991"/>
        </table:table-row>
        <table:table-row table:style-name="ro1">
          <table:table-cell table:formula="of:=IF([.B7]=[.B6]+1;&quot;&quot;;&quot;note&quot;)" office:value-type="string" office:string-value="note">
            <text:p>note</text:p>
          </table:table-cell>
          <table:table-cell table:formula="of:=UNICODE([.C7])" office:value-type="float" office:value="10271">
            <text:p>10271</text:p>
          </table:table-cell>
          <table:table-cell office:value-type="string">
            <text:p>⠟</text:p>
          </table:table-cell>
          <table:table-cell table:formula="of:=IF([.E7]=[.E6]+1;&quot;&quot;;&quot;note&quot;)">
            <text:p/>
          </table:table-cell>
          <table:table-cell table:formula="of:=UNICODE([.F7])" office:value-type="float" office:value="4099">
            <text:p>4099</text:p>
          </table:table-cell>
          <table:table-cell office:value-type="string">
            <text:p>ဃ</text:p>
          </table:table-cell>
          <table:table-cell office:value-type="string">
            <text:p>Gha</text:p>
          </table:table-cell>
          <table:table-cell office:value-type="string">
            <text:p>(12345)</text:p>
          </table:table-cell>
          <table:table-cell office:value-type="string">
            <text:p>q</text:p>
          </table:table-cell>
          <table:table-cell/>
          <table:table-cell table:formula="of:=IF([.L7]=[.F7];&quot;&quot;;&quot;note&quot;)">
            <text:p/>
          </table:table-cell>
          <table:table-cell office:value-type="string">
            <text:p>ဃ</text:p>
          </table:table-cell>
          <table:table-cell office:value-type="string">
            <text:p>gha</text:p>
          </table:table-cell>
          <table:table-cell/>
          <table:table-cell table:formula="of:=IF([.P7]=[.L7];&quot;&quot;;&quot;note&quot;)">
            <text:p/>
          </table:table-cell>
          <table:table-cell office:value-type="string">
            <text:p>ဃ</text:p>
          </table:table-cell>
          <table:table-cell office:value-type="string">
            <text:p>घ</text:p>
          </table:table-cell>
          <table:table-cell/>
          <table:table-cell table:formula="of:=UNICODE([.U7])" office:value-type="float" office:value="1711">
            <text:p>1711</text:p>
          </table:table-cell>
          <table:table-cell table:formula="of:=LEN([.U7])" office:value-type="float" office:value="2">
            <text:p>2</text:p>
          </table:table-cell>
          <table:table-cell office:value-type="string">
            <text:p>گھ</text:p>
          </table:table-cell>
          <table:table-cell table:number-columns-repeated="1003"/>
        </table:table-row>
        <table:table-row table:style-name="ro1">
          <table:table-cell table:formula="of:=IF([.B8]=[.B7]+1;&quot;&quot;;&quot;note&quot;)" office:value-type="string" office:string-value="note">
            <text:p>note</text:p>
          </table:table-cell>
          <table:table-cell table:formula="of:=UNICODE([.C8])" office:value-type="float" office:value="10252">
            <text:p>10252</text:p>
          </table:table-cell>
          <table:table-cell office:value-type="string">
            <text:p>⠌</text:p>
          </table:table-cell>
          <table:table-cell table:formula="of:=IF([.E8]=[.E7]+1;&quot;&quot;;&quot;note&quot;)">
            <text:p/>
          </table:table-cell>
          <table:table-cell table:formula="of:=UNICODE([.F8])" office:value-type="float" office:value="4100">
            <text:p>4100</text:p>
          </table:table-cell>
          <table:table-cell office:value-type="string">
            <text:p>င</text:p>
          </table:table-cell>
          <table:table-cell office:value-type="string">
            <text:p>Nga</text:p>
          </table:table-cell>
          <table:table-cell office:value-type="string">
            <text:p>(34)</text:p>
          </table:table-cell>
          <table:table-cell office:value-type="string">
            <text:p>/</text:p>
          </table:table-cell>
          <table:table-cell/>
          <table:table-cell table:formula="of:=IF([.L8]=[.F8];&quot;&quot;;&quot;note&quot;)">
            <text:p/>
          </table:table-cell>
          <table:table-cell office:value-type="string">
            <text:p>င</text:p>
          </table:table-cell>
          <table:table-cell office:value-type="string">
            <text:p>ṅa</text:p>
          </table:table-cell>
          <table:table-cell/>
          <table:table-cell table:formula="of:=IF([.P8]=[.L8];&quot;&quot;;&quot;note&quot;)">
            <text:p/>
          </table:table-cell>
          <table:table-cell office:value-type="string">
            <text:p>င</text:p>
          </table:table-cell>
          <table:table-cell office:value-type="string">
            <text:p>ङ</text:p>
          </table:table-cell>
          <table:table-cell/>
          <table:table-cell table:formula="of:=UNICODE([.U8])" office:value-type="float" office:value="1606">
            <text:p>1606</text:p>
          </table:table-cell>
          <table:table-cell table:formula="of:=LEN([.U8])" office:value-type="float" office:value="2">
            <text:p>2</text:p>
          </table:table-cell>
          <table:table-cell office:value-type="string">
            <text:p>ن٘</text:p>
          </table:table-cell>
          <table:table-cell table:number-columns-repeated="5"/>
          <table:table-cell office:value-type="string">
            <text:p>ñ</text:p>
          </table:table-cell>
          <table:table-cell table:formula="of:=LEN([.AC8])" office:value-type="float" office:value="1">
            <text:p>1</text:p>
          </table:table-cell>
          <table:table-cell office:value-type="string">
            <text:p>ң</text:p>
          </table:table-cell>
          <table:table-cell table:formula="of:=UNICODE([.AC8])" office:value-type="float" office:value="1187">
            <text:p>1187</text:p>
          </table:table-cell>
          <table:table-cell table:formula="of:=UNICODE([.AF8])" office:value-type="float" office:value="10281">
            <text:p>10281</text:p>
          </table:table-cell>
          <table:table-cell office:value-type="string">
            <text:p>⠩</text:p>
          </table:table-cell>
          <table:table-cell office:value-type="float" office:value="17">
            <text:p>17</text:p>
          </table:table-cell>
          <table:table-cell table:number-columns-repeated="991"/>
        </table:table-row>
        <table:table-row table:style-name="ro1">
          <table:table-cell table:style-name="ce2" table:formula="of:=IF([.B9]=[.B8]+1;&quot;&quot;;&quot;note&quot;)" office:value-type="string" office:string-value="note">
            <text:p>note</text:p>
          </table:table-cell>
          <table:table-cell table:style-name="ce2" table:formula="of:=UNICODE([.C9])" office:value-type="float" office:value="10254">
            <text:p>10254</text:p>
          </table:table-cell>
          <table:table-cell table:style-name="ce2" office:value-type="string">
            <text:p>⠎</text:p>
          </table:table-cell>
          <table:table-cell table:style-name="ce2" table:formula="of:=IF([.E9]=[.E8]+1;&quot;&quot;;&quot;note&quot;)">
            <text:p/>
          </table:table-cell>
          <table:table-cell table:style-name="ce2" table:formula="of:=UNICODE([.F9])" office:value-type="float" office:value="4101">
            <text:p>4101</text:p>
          </table:table-cell>
          <table:table-cell table:style-name="ce6" office:value-type="string">
            <text:p>စ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(234)</text:p>
          </table:table-cell>
          <table:table-cell table:style-name="ce2" office:value-type="string">
            <text:p>s</text:p>
          </table:table-cell>
          <table:table-cell table:style-name="ce2"/>
          <table:table-cell table:style-name="ce2" table:formula="of:=IF([.L9]=[.F9];&quot;&quot;;&quot;note&quot;)">
            <text:p/>
          </table:table-cell>
          <table:table-cell table:style-name="ce6" office:value-type="string">
            <text:p>စ</text:p>
          </table:table-cell>
          <table:table-cell table:style-name="ce2" office:value-type="string">
            <text:p>ca</text:p>
          </table:table-cell>
          <table:table-cell table:style-name="ce2"/>
          <table:table-cell table:style-name="ce2" table:formula="of:=IF([.P9]=[.L9];&quot;&quot;;&quot;note&quot;)">
            <text:p/>
          </table:table-cell>
          <table:table-cell table:style-name="ce11" office:value-type="string">
            <text:p>စ</text:p>
          </table:table-cell>
          <table:table-cell table:style-name="ce2" office:value-type="string">
            <text:p>च</text:p>
          </table:table-cell>
          <table:table-cell table:style-name="ce2"/>
          <table:table-cell table:style-name="ce2" table:formula="of:=UNICODE([.U9])" office:value-type="float" office:value="1670">
            <text:p>1670</text:p>
          </table:table-cell>
          <table:table-cell table:style-name="ce2" table:formula="of:=LEN([.U9])" office:value-type="float" office:value="1">
            <text:p>1</text:p>
          </table:table-cell>
          <table:table-cell table:style-name="ce2" office:value-type="string">
            <text:p>چ</text:p>
          </table:table-cell>
          <table:table-cell table:style-name="ce2" table:formula="of:=IF([.W9]=[.U9];&quot;&quot;;&quot;note&quot;)">
            <text:p/>
          </table:table-cell>
          <table:table-cell table:number-columns-repeated="4" table:style-name="ce2" office:value-type="string">
            <text:p>چ</text:p>
          </table:table-cell>
          <table:table-cell table:style-name="ce2" office:value-type="string">
            <text:p>č</text:p>
          </table:table-cell>
          <table:table-cell table:style-name="ce2" table:formula="of:=LEN([.AC9])" office:value-type="float" office:value="1">
            <text:p>1</text:p>
          </table:table-cell>
          <table:table-cell table:style-name="ce2" office:value-type="string">
            <text:p>ч</text:p>
          </table:table-cell>
          <table:table-cell table:style-name="ce2" table:formula="of:=UNICODE([.AC9])" office:value-type="float" office:value="1095">
            <text:p>1095</text:p>
          </table:table-cell>
          <table:table-cell table:style-name="ce2" table:formula="of:=UNICODE([.AF9])" office:value-type="float" office:value="10271">
            <text:p>10271</text:p>
          </table:table-cell>
          <table:table-cell table:style-name="ce2" office:value-type="string">
            <text:p>⠟</text:p>
          </table:table-cell>
          <table:table-cell table:style-name="ce2" office:value-type="float" office:value="15">
            <text:p>15</text:p>
          </table:table-cell>
          <table:table-cell table:style-name="ce2" table:number-columns-repeated="991"/>
        </table:table-row>
        <table:table-row table:style-name="ro1">
          <table:table-cell table:formula="of:=IF([.B10]=[.B9]+1;&quot;&quot;;&quot;note&quot;)" office:value-type="string" office:string-value="note">
            <text:p>note</text:p>
          </table:table-cell>
          <table:table-cell table:formula="of:=UNICODE([.C10])" office:value-type="float" office:value="10262">
            <text:p>10262</text:p>
          </table:table-cell>
          <table:table-cell office:value-type="string">
            <text:p>⠖</text:p>
          </table:table-cell>
          <table:table-cell table:formula="of:=IF([.E10]=[.E9]+1;&quot;&quot;;&quot;note&quot;)">
            <text:p/>
          </table:table-cell>
          <table:table-cell table:formula="of:=UNICODE([.F10])" office:value-type="float" office:value="4102">
            <text:p>4102</text:p>
          </table:table-cell>
          <table:table-cell office:value-type="string">
            <text:p>ဆ</text:p>
          </table:table-cell>
          <table:table-cell office:value-type="string">
            <text:p>Cha</text:p>
          </table:table-cell>
          <table:table-cell office:value-type="string">
            <text:p>(235)</text:p>
          </table:table-cell>
          <table:table-cell office:value-type="float" office:value="6">
            <text:p>6</text:p>
          </table:table-cell>
          <table:table-cell/>
          <table:table-cell table:formula="of:=IF([.L10]=[.F10];&quot;&quot;;&quot;note&quot;)">
            <text:p/>
          </table:table-cell>
          <table:table-cell office:value-type="string">
            <text:p>ဆ</text:p>
          </table:table-cell>
          <table:table-cell office:value-type="string">
            <text:p>cha</text:p>
          </table:table-cell>
          <table:table-cell/>
          <table:table-cell table:formula="of:=IF([.P10]=[.L10];&quot;&quot;;&quot;note&quot;)">
            <text:p/>
          </table:table-cell>
          <table:table-cell office:value-type="string">
            <text:p>ဆ</text:p>
          </table:table-cell>
          <table:table-cell office:value-type="string">
            <text:p>छ</text:p>
          </table:table-cell>
          <table:table-cell/>
          <table:table-cell table:formula="of:=UNICODE([.U10])" office:value-type="float" office:value="1670">
            <text:p>1670</text:p>
          </table:table-cell>
          <table:table-cell table:formula="of:=LEN([.U10])" office:value-type="float" office:value="2">
            <text:p>2</text:p>
          </table:table-cell>
          <table:table-cell office:value-type="string">
            <text:p>چھ</text:p>
          </table:table-cell>
          <table:table-cell table:number-columns-repeated="1003"/>
        </table:table-row>
        <table:table-row table:style-name="ro1">
          <table:table-cell table:style-name="ce3" table:formula="of:=IF([.B11]=[.B10]+1;&quot;&quot;;&quot;note&quot;)" office:value-type="string" office:string-value="note">
            <text:p>note</text:p>
          </table:table-cell>
          <table:table-cell table:style-name="ce3" table:formula="of:=UNICODE([.C11])" office:value-type="float" office:value="10293">
            <text:p>10293</text:p>
          </table:table-cell>
          <table:table-cell table:style-name="ce3" office:value-type="string">
            <text:p>⠵</text:p>
          </table:table-cell>
          <table:table-cell table:style-name="ce3" table:formula="of:=IF([.E11]=[.E10]+1;&quot;&quot;;&quot;note&quot;)">
            <text:p/>
          </table:table-cell>
          <table:table-cell table:style-name="ce3" table:formula="of:=UNICODE([.F11])" office:value-type="float" office:value="4103">
            <text:p>4103</text:p>
          </table:table-cell>
          <table:table-cell table:style-name="ce7" office:value-type="string">
            <text:p>ဇ</text:p>
          </table:table-cell>
          <table:table-cell table:style-name="ce3" office:value-type="string">
            <text:p>Ja</text:p>
          </table:table-cell>
          <table:table-cell table:style-name="ce3" office:value-type="string">
            <text:p>(1356)</text:p>
          </table:table-cell>
          <table:table-cell table:style-name="ce3" office:value-type="string">
            <text:p>z</text:p>
          </table:table-cell>
          <table:table-cell table:style-name="ce3"/>
          <table:table-cell table:style-name="ce3" table:formula="of:=IF([.L11]=[.F11];&quot;&quot;;&quot;note&quot;)">
            <text:p/>
          </table:table-cell>
          <table:table-cell table:style-name="ce7" office:value-type="string">
            <text:p>ဇ</text:p>
          </table:table-cell>
          <table:table-cell table:style-name="ce3" office:value-type="string">
            <text:p>ja</text:p>
          </table:table-cell>
          <table:table-cell table:style-name="ce3"/>
          <table:table-cell table:style-name="ce3" table:formula="of:=IF([.P11]=[.L11];&quot;&quot;;&quot;note&quot;)">
            <text:p/>
          </table:table-cell>
          <table:table-cell table:style-name="ce12" office:value-type="string">
            <text:p>ဇ</text:p>
          </table:table-cell>
          <table:table-cell table:style-name="ce3" office:value-type="string">
            <text:p>ज</text:p>
          </table:table-cell>
          <table:table-cell table:style-name="ce3"/>
          <table:table-cell table:style-name="ce3" table:formula="of:=UNICODE([.U11])" office:value-type="float" office:value="1580">
            <text:p>1580</text:p>
          </table:table-cell>
          <table:table-cell table:style-name="ce3" table:formula="of:=LEN([.U11])" office:value-type="float" office:value="1">
            <text:p>1</text:p>
          </table:table-cell>
          <table:table-cell table:style-name="ce3" office:value-type="string">
            <text:p>ج</text:p>
          </table:table-cell>
          <table:table-cell table:style-name="ce3" table:formula="of:=IF([.W11]=[.U11];&quot;&quot;;&quot;note&quot;)" office:value-type="string" office:string-value="note">
            <text:p>note</text:p>
          </table:table-cell>
          <table:table-cell table:number-columns-repeated="4" table:style-name="ce3" office:value-type="string">
            <text:p>ز</text:p>
          </table:table-cell>
          <table:table-cell table:style-name="ce3" office:value-type="string">
            <text:p>z</text:p>
          </table:table-cell>
          <table:table-cell table:style-name="ce3" table:formula="of:=LEN([.AC11])" office:value-type="float" office:value="1">
            <text:p>1</text:p>
          </table:table-cell>
          <table:table-cell table:style-name="ce3" office:value-type="string">
            <text:p>з</text:p>
          </table:table-cell>
          <table:table-cell table:style-name="ce3" table:formula="of:=UNICODE([.AC11])" office:value-type="float" office:value="1079">
            <text:p>1079</text:p>
          </table:table-cell>
          <table:table-cell table:style-name="ce3" table:formula="of:=UNICODE([.AF11])" office:value-type="float" office:value="10293">
            <text:p>10293</text:p>
          </table:table-cell>
          <table:table-cell table:style-name="ce3" office:value-type="string">
            <text:p>⠵</text:p>
          </table:table-cell>
          <table:table-cell table:style-name="ce3" office:value-type="float" office:value="5">
            <text:p>5</text:p>
          </table:table-cell>
          <table:table-cell table:style-name="ce3" table:number-columns-repeated="991"/>
        </table:table-row>
        <table:table-row table:style-name="ro1">
          <table:table-cell table:formula="of:=IF([.B12]=[.B11]+1;&quot;&quot;;&quot;note&quot;)" office:value-type="string" office:string-value="note">
            <text:p>note</text:p>
          </table:table-cell>
          <table:table-cell table:formula="of:=UNICODE([.C12])" office:value-type="float" office:value="10286">
            <text:p>10286</text:p>
          </table:table-cell>
          <table:table-cell office:value-type="string">
            <text:p>⠮</text:p>
          </table:table-cell>
          <table:table-cell table:formula="of:=IF([.E12]=[.E11]+1;&quot;&quot;;&quot;note&quot;)">
            <text:p/>
          </table:table-cell>
          <table:table-cell table:formula="of:=UNICODE([.F12])" office:value-type="float" office:value="4104">
            <text:p>4104</text:p>
          </table:table-cell>
          <table:table-cell office:value-type="string">
            <text:p>ဈ</text:p>
          </table:table-cell>
          <table:table-cell office:value-type="string">
            <text:p>Jha</text:p>
          </table:table-cell>
          <table:table-cell office:value-type="string">
            <text:p>(2346)</text:p>
          </table:table-cell>
          <table:table-cell office:value-type="string">
            <text:p>!</text:p>
          </table:table-cell>
          <table:table-cell/>
          <table:table-cell table:formula="of:=IF([.L12]=[.F12];&quot;&quot;;&quot;note&quot;)">
            <text:p/>
          </table:table-cell>
          <table:table-cell office:value-type="string">
            <text:p>ဈ</text:p>
          </table:table-cell>
          <table:table-cell office:value-type="string">
            <text:p>jha</text:p>
          </table:table-cell>
          <table:table-cell/>
          <table:table-cell table:formula="of:=IF([.P12]=[.L12];&quot;&quot;;&quot;note&quot;)">
            <text:p/>
          </table:table-cell>
          <table:table-cell office:value-type="string">
            <text:p>ဈ</text:p>
          </table:table-cell>
          <table:table-cell office:value-type="string">
            <text:p>झ</text:p>
          </table:table-cell>
          <table:table-cell/>
          <table:table-cell table:formula="of:=UNICODE([.U12])" office:value-type="float" office:value="1580">
            <text:p>1580</text:p>
          </table:table-cell>
          <table:table-cell table:formula="of:=LEN([.U12])" office:value-type="float" office:value="2">
            <text:p>2</text:p>
          </table:table-cell>
          <table:table-cell office:value-type="string">
            <text:p>جھ</text:p>
          </table:table-cell>
          <table:table-cell table:number-columns-repeated="1003"/>
        </table:table-row>
        <table:table-row table:style-name="ro3">
          <table:table-cell table:formula="of:=IF([.B13]=[.B12]+1;&quot;&quot;;&quot;note&quot;)" office:value-type="string" office:string-value="note">
            <text:p>note</text:p>
          </table:table-cell>
          <table:table-cell table:formula="of:=UNICODE([.C13])" office:value-type="float" office:value="10295">
            <text:p>10295</text:p>
          </table:table-cell>
          <table:table-cell office:value-type="string">
            <text:p>⠷</text:p>
          </table:table-cell>
          <table:table-cell table:formula="of:=IF([.E13]=[.E12]+1;&quot;&quot;;&quot;note&quot;)">
            <text:p/>
          </table:table-cell>
          <table:table-cell table:formula="of:=UNICODE([.F13])" office:value-type="float" office:value="4105">
            <text:p>4105</text:p>
          </table:table-cell>
          <table:table-cell office:value-type="string">
            <text:p>ဉ</text:p>
          </table:table-cell>
          <table:table-cell office:value-type="string">
            <text:p>Nya</text:p>
          </table:table-cell>
          <table:table-cell office:value-type="string">
            <text:p>(12356)</text:p>
          </table:table-cell>
          <table:table-cell office:value-type="string">
            <text:p>(</text:p>
          </table:table-cell>
          <table:table-cell/>
          <table:table-cell table:formula="of:=IF([.L13]=[.F13];&quot;&quot;;&quot;note&quot;)">
            <text:p/>
          </table:table-cell>
          <table:table-cell office:value-type="string">
            <text:p>ဉ</text:p>
          </table:table-cell>
          <table:table-cell office:value-type="string">
            <text:p>ña</text:p>
          </table:table-cell>
          <table:table-cell/>
          <table:table-cell table:formula="of:=IF([.P13]=[.L13];&quot;&quot;;&quot;note&quot;)" office:value-type="string" office:string-value="note">
            <text:p>note</text:p>
          </table:table-cell>
          <table:table-cell office:value-type="string">
            <text:p>ဉ / ည</text:p>
          </table:table-cell>
          <table:table-cell office:value-type="string">
            <text:p>ञ</text:p>
          </table:table-cell>
          <table:table-cell/>
          <table:table-cell table:formula="of:=UNICODE([.U13])" office:value-type="float" office:value="1667">
            <text:p>1667</text:p>
          </table:table-cell>
          <table:table-cell table:formula="of:=LEN([.U13])" office:value-type="float" office:value="1">
            <text:p>1</text:p>
          </table:table-cell>
          <table:table-cell office:value-type="string">
            <text:p>ڃ</text:p>
          </table:table-cell>
          <table:table-cell table:number-columns-repeated="1003"/>
        </table:table-row>
        <table:table-row table:style-name="ro1">
          <table:table-cell table:formula="of:=IF([.B14]=[.B13]+1;&quot;&quot;;&quot;note&quot;)" office:value-type="string" office:string-value="note">
            <text:p>note</text:p>
          </table:table-cell>
          <table:table-cell/>
          <table:table-cell/>
          <table:table-cell table:formula="of:=IF([.E14]=[.E13]+1;&quot;&quot;;&quot;note&quot;)">
            <text:p/>
          </table:table-cell>
          <table:table-cell table:formula="of:=UNICODE([.F14])" office:value-type="float" office:value="4106">
            <text:p>4106</text:p>
          </table:table-cell>
          <table:table-cell office:value-type="string">
            <text:p>ည</text:p>
          </table:table-cell>
          <table:table-cell table:number-columns-repeated="4"/>
          <table:table-cell table:formula="of:=IF([.L14]=[.F14];&quot;&quot;;&quot;note&quot;)">
            <text:p/>
          </table:table-cell>
          <table:table-cell office:value-type="string">
            <text:p>ည</text:p>
          </table:table-cell>
          <table:table-cell office:value-type="string">
            <text:p>ñña</text:p>
          </table:table-cell>
          <table:table-cell/>
          <table:table-cell table:formula="of:=IF([.P14]=[.L14];&quot;&quot;;&quot;note&quot;)" office:value-type="string" office:string-value="note">
            <text:p>note</text:p>
          </table:table-cell>
          <table:table-cell/>
          <table:table-cell office:value-type="string">
            <text:p>ञ</text:p>
          </table:table-cell>
          <table:table-cell/>
          <table:table-cell table:formula="of:=UNICODE([.U14])" office:value-type="float" office:value="1667">
            <text:p>1667</text:p>
          </table:table-cell>
          <table:table-cell table:formula="of:=LEN([.U14])" office:value-type="float" office:value="1">
            <text:p>1</text:p>
          </table:table-cell>
          <table:table-cell office:value-type="string">
            <text:p>ڃ</text:p>
          </table:table-cell>
          <table:table-cell table:number-columns-repeated="1003"/>
        </table:table-row>
        <table:table-row table:style-name="ro1">
          <table:table-cell table:formula="of:=IF([.B15]=[.B14]+1;&quot;&quot;;&quot;note&quot;)" office:value-type="string" office:string-value="note">
            <text:p>note</text:p>
          </table:table-cell>
          <table:table-cell table:formula="of:=UNICODE([.C15])" office:value-type="float" office:value="10291">
            <text:p>10291</text:p>
          </table:table-cell>
          <table:table-cell office:value-type="string">
            <text:p>⠳</text:p>
          </table:table-cell>
          <table:table-cell table:formula="of:=IF([.E15]=[.E14]+1;&quot;&quot;;&quot;note&quot;)">
            <text:p/>
          </table:table-cell>
          <table:table-cell table:formula="of:=UNICODE([.F15])" office:value-type="float" office:value="4107">
            <text:p>4107</text:p>
          </table:table-cell>
          <table:table-cell office:value-type="string">
            <text:p>ဋ</text:p>
          </table:table-cell>
          <table:table-cell office:value-type="string">
            <text:p>Tta</text:p>
          </table:table-cell>
          <table:table-cell office:value-type="string">
            <text:p>(1256)</text:p>
          </table:table-cell>
          <table:table-cell office:value-type="string">
            <text:p>\</text:p>
          </table:table-cell>
          <table:table-cell/>
          <table:table-cell table:formula="of:=IF([.L15]=[.F15];&quot;&quot;;&quot;note&quot;)">
            <text:p/>
          </table:table-cell>
          <table:table-cell office:value-type="string">
            <text:p>ဋ</text:p>
          </table:table-cell>
          <table:table-cell office:value-type="string">
            <text:p>ṭa</text:p>
          </table:table-cell>
          <table:table-cell/>
          <table:table-cell table:formula="of:=IF([.P15]=[.L15];&quot;&quot;;&quot;note&quot;)">
            <text:p/>
          </table:table-cell>
          <table:table-cell office:value-type="string">
            <text:p>ဋ</text:p>
          </table:table-cell>
          <table:table-cell office:value-type="string">
            <text:p>ट</text:p>
          </table:table-cell>
          <table:table-cell/>
          <table:table-cell table:formula="of:=UNICODE([.U15])" office:value-type="float" office:value="1657">
            <text:p>1657</text:p>
          </table:table-cell>
          <table:table-cell table:formula="of:=LEN([.U15])" office:value-type="float" office:value="1">
            <text:p>1</text:p>
          </table:table-cell>
          <table:table-cell office:value-type="string">
            <text:p>ٹ</text:p>
          </table:table-cell>
          <table:table-cell table:number-columns-repeated="1003"/>
        </table:table-row>
        <table:table-row table:style-name="ro1">
          <table:table-cell table:formula="of:=IF([.B16]=[.B15]+1;&quot;&quot;;&quot;note&quot;)" office:value-type="string" office:string-value="note">
            <text:p>note</text:p>
          </table:table-cell>
          <table:table-cell table:formula="of:=UNICODE([.C16])" office:value-type="float" office:value="10299">
            <text:p>10299</text:p>
          </table:table-cell>
          <table:table-cell office:value-type="string">
            <text:p>⠻</text:p>
          </table:table-cell>
          <table:table-cell table:formula="of:=IF([.E16]=[.E15]+1;&quot;&quot;;&quot;note&quot;)">
            <text:p/>
          </table:table-cell>
          <table:table-cell table:formula="of:=UNICODE([.F16])" office:value-type="float" office:value="4108">
            <text:p>4108</text:p>
          </table:table-cell>
          <table:table-cell office:value-type="string">
            <text:p>ဌ</text:p>
          </table:table-cell>
          <table:table-cell office:value-type="string">
            <text:p>Ttha</text:p>
          </table:table-cell>
          <table:table-cell office:value-type="string">
            <text:p>(12456)</text:p>
          </table:table-cell>
          <table:table-cell office:value-type="string">
            <text:p>]</text:p>
          </table:table-cell>
          <table:table-cell/>
          <table:table-cell table:formula="of:=IF([.L16]=[.F16];&quot;&quot;;&quot;note&quot;)">
            <text:p/>
          </table:table-cell>
          <table:table-cell office:value-type="string">
            <text:p>ဌ</text:p>
          </table:table-cell>
          <table:table-cell office:value-type="string">
            <text:p>ṭha</text:p>
          </table:table-cell>
          <table:table-cell/>
          <table:table-cell table:formula="of:=IF([.P16]=[.L16];&quot;&quot;;&quot;note&quot;)">
            <text:p/>
          </table:table-cell>
          <table:table-cell office:value-type="string">
            <text:p>ဌ</text:p>
          </table:table-cell>
          <table:table-cell office:value-type="string">
            <text:p>ठ</text:p>
          </table:table-cell>
          <table:table-cell/>
          <table:table-cell table:formula="of:=UNICODE([.U16])" office:value-type="float" office:value="1657">
            <text:p>1657</text:p>
          </table:table-cell>
          <table:table-cell table:formula="of:=LEN([.U16])" office:value-type="float" office:value="2">
            <text:p>2</text:p>
          </table:table-cell>
          <table:table-cell office:value-type="string">
            <text:p>ٹھ</text:p>
          </table:table-cell>
          <table:table-cell table:number-columns-repeated="1003"/>
        </table:table-row>
        <table:table-row table:style-name="ro1">
          <table:table-cell table:formula="of:=IF([.B17]=[.B16]+1;&quot;&quot;;&quot;note&quot;)" office:value-type="string" office:string-value="note">
            <text:p>note</text:p>
          </table:table-cell>
          <table:table-cell table:formula="of:=UNICODE([.C17])" office:value-type="float" office:value="10302">
            <text:p>10302</text:p>
          </table:table-cell>
          <table:table-cell office:value-type="string">
            <text:p>⠾</text:p>
          </table:table-cell>
          <table:table-cell table:formula="of:=IF([.E17]=[.E16]+1;&quot;&quot;;&quot;note&quot;)">
            <text:p/>
          </table:table-cell>
          <table:table-cell table:formula="of:=UNICODE([.F17])" office:value-type="float" office:value="4109">
            <text:p>4109</text:p>
          </table:table-cell>
          <table:table-cell office:value-type="string">
            <text:p>ဍ</text:p>
          </table:table-cell>
          <table:table-cell office:value-type="string">
            <text:p>Dda</text:p>
          </table:table-cell>
          <table:table-cell office:value-type="string">
            <text:p>(23456)</text:p>
          </table:table-cell>
          <table:table-cell office:value-type="string">
            <text:p>)</text:p>
          </table:table-cell>
          <table:table-cell/>
          <table:table-cell table:formula="of:=IF([.L17]=[.F17];&quot;&quot;;&quot;note&quot;)">
            <text:p/>
          </table:table-cell>
          <table:table-cell office:value-type="string">
            <text:p>ဍ</text:p>
          </table:table-cell>
          <table:table-cell office:value-type="string">
            <text:p>ḍa</text:p>
          </table:table-cell>
          <table:table-cell/>
          <table:table-cell table:formula="of:=IF([.P17]=[.L17];&quot;&quot;;&quot;note&quot;)">
            <text:p/>
          </table:table-cell>
          <table:table-cell office:value-type="string">
            <text:p>ဍ</text:p>
          </table:table-cell>
          <table:table-cell office:value-type="string">
            <text:p>ड</text:p>
          </table:table-cell>
          <table:table-cell/>
          <table:table-cell table:formula="of:=UNICODE([.U17])" office:value-type="float" office:value="1672">
            <text:p>1672</text:p>
          </table:table-cell>
          <table:table-cell table:formula="of:=LEN([.U17])" office:value-type="float" office:value="1">
            <text:p>1</text:p>
          </table:table-cell>
          <table:table-cell office:value-type="string">
            <text:p>ڈ</text:p>
          </table:table-cell>
          <table:table-cell table:number-columns-repeated="1003"/>
        </table:table-row>
        <table:table-row table:style-name="ro1">
          <table:table-cell table:formula="of:=IF([.B18]=[.B17]+1;&quot;&quot;;&quot;note&quot;)">
            <text:p/>
          </table:table-cell>
          <table:table-cell table:formula="of:=UNICODE([.C18])" office:value-type="float" office:value="10303">
            <text:p>10303</text:p>
          </table:table-cell>
          <table:table-cell office:value-type="string">
            <text:p>⠿</text:p>
          </table:table-cell>
          <table:table-cell table:formula="of:=IF([.E18]=[.E17]+1;&quot;&quot;;&quot;note&quot;)">
            <text:p/>
          </table:table-cell>
          <table:table-cell table:formula="of:=UNICODE([.F18])" office:value-type="float" office:value="4110">
            <text:p>4110</text:p>
          </table:table-cell>
          <table:table-cell office:value-type="string">
            <text:p>ဎ</text:p>
          </table:table-cell>
          <table:table-cell office:value-type="string">
            <text:p>Ddha</text:p>
          </table:table-cell>
          <table:table-cell office:value-type="string">
            <text:p>(123456)</text:p>
          </table:table-cell>
          <table:table-cell office:value-type="string">
            <text:p>=</text:p>
          </table:table-cell>
          <table:table-cell/>
          <table:table-cell table:formula="of:=IF([.L18]=[.F18];&quot;&quot;;&quot;note&quot;)">
            <text:p/>
          </table:table-cell>
          <table:table-cell office:value-type="string">
            <text:p>ဎ</text:p>
          </table:table-cell>
          <table:table-cell office:value-type="string">
            <text:p>ḍha</text:p>
          </table:table-cell>
          <table:table-cell/>
          <table:table-cell table:formula="of:=IF([.P18]=[.L18];&quot;&quot;;&quot;note&quot;)">
            <text:p/>
          </table:table-cell>
          <table:table-cell office:value-type="string">
            <text:p>ဎ</text:p>
          </table:table-cell>
          <table:table-cell office:value-type="string">
            <text:p>ढ</text:p>
          </table:table-cell>
          <table:table-cell/>
          <table:table-cell table:formula="of:=UNICODE([.U18])" office:value-type="float" office:value="1672">
            <text:p>1672</text:p>
          </table:table-cell>
          <table:table-cell table:formula="of:=LEN([.U18])" office:value-type="float" office:value="2">
            <text:p>2</text:p>
          </table:table-cell>
          <table:table-cell office:value-type="string">
            <text:p>ڈھ</text:p>
          </table:table-cell>
          <table:table-cell table:number-columns-repeated="1003"/>
        </table:table-row>
        <table:table-row table:style-name="ro1">
          <table:table-cell table:formula="of:=IF([.B19]=[.B18]+1;&quot;&quot;;&quot;note&quot;)" office:value-type="string" office:string-value="note">
            <text:p>note</text:p>
          </table:table-cell>
          <table:table-cell table:formula="of:=UNICODE([.C19])" office:value-type="float" office:value="10283">
            <text:p>10283</text:p>
          </table:table-cell>
          <table:table-cell office:value-type="string">
            <text:p>⠫</text:p>
          </table:table-cell>
          <table:table-cell table:formula="of:=IF([.E19]=[.E18]+1;&quot;&quot;;&quot;note&quot;)">
            <text:p/>
          </table:table-cell>
          <table:table-cell table:formula="of:=UNICODE([.F19])" office:value-type="float" office:value="4111">
            <text:p>4111</text:p>
          </table:table-cell>
          <table:table-cell office:value-type="string">
            <text:p>ဏ</text:p>
          </table:table-cell>
          <table:table-cell office:value-type="string">
            <text:p>Nna</text:p>
          </table:table-cell>
          <table:table-cell office:value-type="string">
            <text:p>(1246)</text:p>
          </table:table-cell>
          <table:table-cell office:value-type="string">
            <text:p>$</text:p>
          </table:table-cell>
          <table:table-cell/>
          <table:table-cell table:formula="of:=IF([.L19]=[.F19];&quot;&quot;;&quot;note&quot;)">
            <text:p/>
          </table:table-cell>
          <table:table-cell office:value-type="string">
            <text:p>ဏ</text:p>
          </table:table-cell>
          <table:table-cell office:value-type="string">
            <text:p>ṇa</text:p>
          </table:table-cell>
          <table:table-cell/>
          <table:table-cell table:formula="of:=IF([.P19]=[.L19];&quot;&quot;;&quot;note&quot;)">
            <text:p/>
          </table:table-cell>
          <table:table-cell office:value-type="string">
            <text:p>ဏ</text:p>
          </table:table-cell>
          <table:table-cell office:value-type="string">
            <text:p>ण</text:p>
          </table:table-cell>
          <table:table-cell/>
          <table:table-cell table:formula="of:=UNICODE([.U19])" office:value-type="float" office:value="1896">
            <text:p>1896</text:p>
          </table:table-cell>
          <table:table-cell table:formula="of:=LEN([.U19])" office:value-type="float" office:value="1">
            <text:p>1</text:p>
          </table:table-cell>
          <table:table-cell office:value-type="string">
            <text:p>ݨ</text:p>
          </table:table-cell>
          <table:table-cell table:number-columns-repeated="1003"/>
        </table:table-row>
        <table:table-row table:style-name="ro1">
          <table:table-cell table:style-name="ce1" table:formula="of:=IF([.B20]=[.B19]+1;&quot;&quot;;&quot;note&quot;)" office:value-type="string" office:string-value="note">
            <text:p>note</text:p>
          </table:table-cell>
          <table:table-cell table:style-name="ce1" table:formula="of:=UNICODE([.C20])" office:value-type="float" office:value="10270">
            <text:p>10270</text:p>
          </table:table-cell>
          <table:table-cell table:style-name="ce1" office:value-type="string">
            <text:p>⠞</text:p>
          </table:table-cell>
          <table:table-cell table:style-name="ce1" table:formula="of:=IF([.E20]=[.E19]+1;&quot;&quot;;&quot;note&quot;)">
            <text:p/>
          </table:table-cell>
          <table:table-cell table:style-name="ce1" table:formula="of:=UNICODE([.F20])" office:value-type="float" office:value="4112">
            <text:p>4112</text:p>
          </table:table-cell>
          <table:table-cell table:style-name="ce5" office:value-type="string">
            <text:p>တ</text:p>
          </table:table-cell>
          <table:table-cell table:style-name="ce1" office:value-type="string">
            <text:p>Ta</text:p>
          </table:table-cell>
          <table:table-cell table:style-name="ce1" office:value-type="string">
            <text:p>(2345)</text:p>
          </table:table-cell>
          <table:table-cell table:style-name="ce1" office:value-type="string">
            <text:p>t</text:p>
          </table:table-cell>
          <table:table-cell table:style-name="ce1"/>
          <table:table-cell table:style-name="ce1" table:formula="of:=IF([.L20]=[.F20];&quot;&quot;;&quot;note&quot;)">
            <text:p/>
          </table:table-cell>
          <table:table-cell table:style-name="ce5" office:value-type="string">
            <text:p>တ</text:p>
          </table:table-cell>
          <table:table-cell table:style-name="ce1" office:value-type="string">
            <text:p>ta</text:p>
          </table:table-cell>
          <table:table-cell table:style-name="ce1"/>
          <table:table-cell table:style-name="ce1" table:formula="of:=IF([.P20]=[.L20];&quot;&quot;;&quot;note&quot;)">
            <text:p/>
          </table:table-cell>
          <table:table-cell table:style-name="ce10" office:value-type="string">
            <text:p>တ</text:p>
          </table:table-cell>
          <table:table-cell table:style-name="ce1" office:value-type="string">
            <text:p>त</text:p>
          </table:table-cell>
          <table:table-cell table:style-name="ce1"/>
          <table:table-cell table:style-name="ce1" table:formula="of:=UNICODE([.U20])" office:value-type="float" office:value="1578">
            <text:p>1578</text:p>
          </table:table-cell>
          <table:table-cell table:style-name="ce1" table:formula="of:=LEN([.U20])" office:value-type="float" office:value="1">
            <text:p>1</text:p>
          </table:table-cell>
          <table:table-cell table:style-name="ce1" office:value-type="string">
            <text:p>ت</text:p>
          </table:table-cell>
          <table:table-cell table:style-name="ce1" table:formula="of:=IF([.W20]=[.U20];&quot;&quot;;&quot;note&quot;)">
            <text:p/>
          </table:table-cell>
          <table:table-cell table:number-columns-repeated="4" table:style-name="ce1" office:value-type="string">
            <text:p>ت</text:p>
          </table:table-cell>
          <table:table-cell table:style-name="ce1" office:value-type="string">
            <text:p>t</text:p>
          </table:table-cell>
          <table:table-cell table:style-name="ce1" table:formula="of:=LEN([.AC20])" office:value-type="float" office:value="1">
            <text:p>1</text:p>
          </table:table-cell>
          <table:table-cell table:style-name="ce1" office:value-type="string">
            <text:p>т</text:p>
          </table:table-cell>
          <table:table-cell table:style-name="ce1" table:formula="of:=UNICODE([.AC20])" office:value-type="float" office:value="1090">
            <text:p>1090</text:p>
          </table:table-cell>
          <table:table-cell table:style-name="ce1" table:formula="of:=UNICODE([.AF20])" office:value-type="float" office:value="10270">
            <text:p>10270</text:p>
          </table:table-cell>
          <table:table-cell table:style-name="ce1" office:value-type="string">
            <text:p>⠞</text:p>
          </table:table-cell>
          <table:table-cell table:style-name="ce1" office:value-type="float" office:value="13">
            <text:p>13</text:p>
          </table:table-cell>
          <table:table-cell table:style-name="ce1" table:number-columns-repeated="991"/>
        </table:table-row>
        <table:table-row table:style-name="ro1">
          <table:table-cell table:formula="of:=IF([.B21]=[.B20]+1;&quot;&quot;;&quot;note&quot;)" office:value-type="string" office:string-value="note">
            <text:p>note</text:p>
          </table:table-cell>
          <table:table-cell table:formula="of:=UNICODE([.C21])" office:value-type="float" office:value="10266">
            <text:p>10266</text:p>
          </table:table-cell>
          <table:table-cell office:value-type="string">
            <text:p>⠚</text:p>
          </table:table-cell>
          <table:table-cell table:formula="of:=IF([.E21]=[.E20]+1;&quot;&quot;;&quot;note&quot;)">
            <text:p/>
          </table:table-cell>
          <table:table-cell table:formula="of:=UNICODE([.F21])" office:value-type="float" office:value="4113">
            <text:p>4113</text:p>
          </table:table-cell>
          <table:table-cell office:value-type="string">
            <text:p>ထ</text:p>
          </table:table-cell>
          <table:table-cell office:value-type="string">
            <text:p>Tha</text:p>
          </table:table-cell>
          <table:table-cell office:value-type="string">
            <text:p>(245)</text:p>
          </table:table-cell>
          <table:table-cell office:value-type="string">
            <text:p>j</text:p>
          </table:table-cell>
          <table:table-cell/>
          <table:table-cell table:formula="of:=IF([.L21]=[.F21];&quot;&quot;;&quot;note&quot;)">
            <text:p/>
          </table:table-cell>
          <table:table-cell office:value-type="string">
            <text:p>ထ</text:p>
          </table:table-cell>
          <table:table-cell office:value-type="string">
            <text:p>tha</text:p>
          </table:table-cell>
          <table:table-cell/>
          <table:table-cell table:formula="of:=IF([.P21]=[.L21];&quot;&quot;;&quot;note&quot;)">
            <text:p/>
          </table:table-cell>
          <table:table-cell office:value-type="string">
            <text:p>ထ</text:p>
          </table:table-cell>
          <table:table-cell office:value-type="string">
            <text:p>थ</text:p>
          </table:table-cell>
          <table:table-cell/>
          <table:table-cell table:formula="of:=UNICODE([.U21])" office:value-type="float" office:value="1578">
            <text:p>1578</text:p>
          </table:table-cell>
          <table:table-cell table:formula="of:=LEN([.U21])" office:value-type="float" office:value="2">
            <text:p>2</text:p>
          </table:table-cell>
          <table:table-cell office:value-type="string">
            <text:p>تھ</text:p>
          </table:table-cell>
          <table:table-cell table:number-columns-repeated="1003"/>
        </table:table-row>
        <table:table-row table:style-name="ro1">
          <table:table-cell table:style-name="ce1" table:formula="of:=IF([.B22]=[.B21]+1;&quot;&quot;;&quot;note&quot;)" office:value-type="string" office:string-value="note">
            <text:p>note</text:p>
          </table:table-cell>
          <table:table-cell table:style-name="ce1" table:formula="of:=UNICODE([.C22])" office:value-type="float" office:value="10265">
            <text:p>10265</text:p>
          </table:table-cell>
          <table:table-cell table:style-name="ce1" office:value-type="string">
            <text:p>⠙</text:p>
          </table:table-cell>
          <table:table-cell table:style-name="ce1" table:formula="of:=IF([.E22]=[.E21]+1;&quot;&quot;;&quot;note&quot;)">
            <text:p/>
          </table:table-cell>
          <table:table-cell table:style-name="ce1" table:formula="of:=UNICODE([.F22])" office:value-type="float" office:value="4114">
            <text:p>4114</text:p>
          </table:table-cell>
          <table:table-cell table:style-name="ce5" office:value-type="string">
            <text:p>ဒ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(145)</text:p>
          </table:table-cell>
          <table:table-cell table:style-name="ce1" office:value-type="string">
            <text:p>d</text:p>
          </table:table-cell>
          <table:table-cell table:style-name="ce1"/>
          <table:table-cell table:style-name="ce1" table:formula="of:=IF([.L22]=[.F22];&quot;&quot;;&quot;note&quot;)">
            <text:p/>
          </table:table-cell>
          <table:table-cell table:style-name="ce5" office:value-type="string">
            <text:p>ဒ</text:p>
          </table:table-cell>
          <table:table-cell table:style-name="ce1" office:value-type="string">
            <text:p>da</text:p>
          </table:table-cell>
          <table:table-cell table:style-name="ce1"/>
          <table:table-cell table:style-name="ce1" table:formula="of:=IF([.P22]=[.L22];&quot;&quot;;&quot;note&quot;)">
            <text:p/>
          </table:table-cell>
          <table:table-cell table:style-name="ce10" office:value-type="string">
            <text:p>ဒ</text:p>
          </table:table-cell>
          <table:table-cell table:style-name="ce1" office:value-type="string">
            <text:p>द</text:p>
          </table:table-cell>
          <table:table-cell table:style-name="ce1"/>
          <table:table-cell table:style-name="ce1" table:formula="of:=UNICODE([.U22])" office:value-type="float" office:value="1583">
            <text:p>1583</text:p>
          </table:table-cell>
          <table:table-cell table:style-name="ce1" table:formula="of:=LEN([.U22])" office:value-type="float" office:value="1">
            <text:p>1</text:p>
          </table:table-cell>
          <table:table-cell table:style-name="ce1" office:value-type="string">
            <text:p>د</text:p>
          </table:table-cell>
          <table:table-cell table:style-name="ce1" table:formula="of:=IF([.W22]=[.U22];&quot;&quot;;&quot;note&quot;)">
            <text:p/>
          </table:table-cell>
          <table:table-cell table:number-columns-repeated="4" table:style-name="ce1" office:value-type="string">
            <text:p>د</text:p>
          </table:table-cell>
          <table:table-cell table:style-name="ce1" office:value-type="string">
            <text:p>d</text:p>
          </table:table-cell>
          <table:table-cell table:style-name="ce1" table:formula="of:=LEN([.AC22])" office:value-type="float" office:value="1">
            <text:p>1</text:p>
          </table:table-cell>
          <table:table-cell table:style-name="ce1" office:value-type="string">
            <text:p>д</text:p>
          </table:table-cell>
          <table:table-cell table:style-name="ce1" table:formula="of:=UNICODE([.AC22])" office:value-type="float" office:value="1076">
            <text:p>1076</text:p>
          </table:table-cell>
          <table:table-cell table:style-name="ce1" table:formula="of:=UNICODE([.AF22])" office:value-type="float" office:value="10265">
            <text:p>10265</text:p>
          </table:table-cell>
          <table:table-cell table:style-name="ce1" office:value-type="string">
            <text:p>⠙</text:p>
          </table:table-cell>
          <table:table-cell table:style-name="ce1" office:value-type="float" office:value="4">
            <text:p>4</text:p>
          </table:table-cell>
          <table:table-cell table:style-name="ce1" table:number-columns-repeated="991"/>
        </table:table-row>
        <table:table-row table:style-name="ro1">
          <table:table-cell table:formula="of:=IF([.B23]=[.B22]+1;&quot;&quot;;&quot;note&quot;)" office:value-type="string" office:string-value="note">
            <text:p>note</text:p>
          </table:table-cell>
          <table:table-cell table:formula="of:=UNICODE([.C23])" office:value-type="float" office:value="10251">
            <text:p>10251</text:p>
          </table:table-cell>
          <table:table-cell office:value-type="string">
            <text:p>⠋</text:p>
          </table:table-cell>
          <table:table-cell table:formula="of:=IF([.E23]=[.E22]+1;&quot;&quot;;&quot;note&quot;)">
            <text:p/>
          </table:table-cell>
          <table:table-cell table:formula="of:=UNICODE([.F23])" office:value-type="float" office:value="4115">
            <text:p>4115</text:p>
          </table:table-cell>
          <table:table-cell office:value-type="string">
            <text:p>ဓ</text:p>
          </table:table-cell>
          <table:table-cell office:value-type="string">
            <text:p>Dha</text:p>
          </table:table-cell>
          <table:table-cell office:value-type="string">
            <text:p>(124)</text:p>
          </table:table-cell>
          <table:table-cell office:value-type="string">
            <text:p>f</text:p>
          </table:table-cell>
          <table:table-cell/>
          <table:table-cell table:formula="of:=IF([.L23]=[.F23];&quot;&quot;;&quot;note&quot;)">
            <text:p/>
          </table:table-cell>
          <table:table-cell office:value-type="string">
            <text:p>ဓ</text:p>
          </table:table-cell>
          <table:table-cell office:value-type="string">
            <text:p>dha</text:p>
          </table:table-cell>
          <table:table-cell/>
          <table:table-cell table:formula="of:=IF([.P23]=[.L23];&quot;&quot;;&quot;note&quot;)">
            <text:p/>
          </table:table-cell>
          <table:table-cell office:value-type="string">
            <text:p>ဓ</text:p>
          </table:table-cell>
          <table:table-cell office:value-type="string">
            <text:p>ध</text:p>
          </table:table-cell>
          <table:table-cell/>
          <table:table-cell table:formula="of:=UNICODE([.U23])" office:value-type="float" office:value="1583">
            <text:p>1583</text:p>
          </table:table-cell>
          <table:table-cell table:formula="of:=LEN([.U23])" office:value-type="float" office:value="2">
            <text:p>2</text:p>
          </table:table-cell>
          <table:table-cell office:value-type="string">
            <text:p>دھ</text:p>
          </table:table-cell>
          <table:table-cell table:number-columns-repeated="1003"/>
        </table:table-row>
        <table:table-row table:style-name="ro1">
          <table:table-cell table:style-name="ce1" table:formula="of:=IF([.B24]=[.B23]+1;&quot;&quot;;&quot;note&quot;)" office:value-type="string" office:string-value="note">
            <text:p>note</text:p>
          </table:table-cell>
          <table:table-cell table:style-name="ce1" table:formula="of:=UNICODE([.C24])" office:value-type="float" office:value="10269">
            <text:p>10269</text:p>
          </table:table-cell>
          <table:table-cell table:style-name="ce1" office:value-type="string">
            <text:p>⠝</text:p>
          </table:table-cell>
          <table:table-cell table:style-name="ce1" table:formula="of:=IF([.E24]=[.E23]+1;&quot;&quot;;&quot;note&quot;)">
            <text:p/>
          </table:table-cell>
          <table:table-cell table:style-name="ce1" table:formula="of:=UNICODE([.F24])" office:value-type="float" office:value="4116">
            <text:p>4116</text:p>
          </table:table-cell>
          <table:table-cell table:style-name="ce5" office:value-type="string">
            <text:p>န</text:p>
          </table:table-cell>
          <table:table-cell table:style-name="ce1" office:value-type="string">
            <text:p>Na</text:p>
          </table:table-cell>
          <table:table-cell table:style-name="ce1" office:value-type="string">
            <text:p>(1345)</text:p>
          </table:table-cell>
          <table:table-cell table:style-name="ce1" office:value-type="string">
            <text:p>n</text:p>
          </table:table-cell>
          <table:table-cell table:style-name="ce1"/>
          <table:table-cell table:style-name="ce1" table:formula="of:=IF([.L24]=[.F24];&quot;&quot;;&quot;note&quot;)">
            <text:p/>
          </table:table-cell>
          <table:table-cell table:style-name="ce5" office:value-type="string">
            <text:p>န</text:p>
          </table:table-cell>
          <table:table-cell table:style-name="ce1" office:value-type="string">
            <text:p>na</text:p>
          </table:table-cell>
          <table:table-cell table:style-name="ce1"/>
          <table:table-cell table:style-name="ce1" table:formula="of:=IF([.P24]=[.L24];&quot;&quot;;&quot;note&quot;)">
            <text:p/>
          </table:table-cell>
          <table:table-cell table:style-name="ce10" office:value-type="string">
            <text:p>န</text:p>
          </table:table-cell>
          <table:table-cell table:style-name="ce1" office:value-type="string">
            <text:p>न</text:p>
          </table:table-cell>
          <table:table-cell table:style-name="ce1"/>
          <table:table-cell table:style-name="ce1" table:formula="of:=UNICODE([.U24])" office:value-type="float" office:value="1606">
            <text:p>1606</text:p>
          </table:table-cell>
          <table:table-cell table:style-name="ce1" table:formula="of:=LEN([.U24])" office:value-type="float" office:value="1">
            <text:p>1</text:p>
          </table:table-cell>
          <table:table-cell table:style-name="ce1" office:value-type="string">
            <text:p>ن</text:p>
          </table:table-cell>
          <table:table-cell table:style-name="ce1"/>
          <table:table-cell table:number-columns-repeated="4" table:style-name="ce1" office:value-type="string">
            <text:p>ن</text:p>
          </table:table-cell>
          <table:table-cell table:style-name="ce1" office:value-type="string">
            <text:p>n</text:p>
          </table:table-cell>
          <table:table-cell table:style-name="ce1" table:formula="of:=LEN([.AC24])" office:value-type="float" office:value="1">
            <text:p>1</text:p>
          </table:table-cell>
          <table:table-cell table:style-name="ce1" office:value-type="string">
            <text:p>н</text:p>
          </table:table-cell>
          <table:table-cell table:style-name="ce1" table:formula="of:=UNICODE([.AC24])" office:value-type="float" office:value="1085">
            <text:p>1085</text:p>
          </table:table-cell>
          <table:table-cell table:style-name="ce1" table:formula="of:=UNICODE([.AF24])" office:value-type="float" office:value="10269">
            <text:p>10269</text:p>
          </table:table-cell>
          <table:table-cell table:style-name="ce1" office:value-type="string">
            <text:p>⠝</text:p>
          </table:table-cell>
          <table:table-cell table:style-name="ce1" office:value-type="float" office:value="9">
            <text:p>9</text:p>
          </table:table-cell>
          <table:table-cell table:style-name="ce1" table:number-columns-repeated="991"/>
        </table:table-row>
        <table:table-row table:style-name="ro1">
          <table:table-cell table:style-name="ce1" table:formula="of:=IF([.B25]=[.B24]+1;&quot;&quot;;&quot;note&quot;)" office:value-type="string" office:string-value="note">
            <text:p>note</text:p>
          </table:table-cell>
          <table:table-cell table:style-name="ce1" table:formula="of:=UNICODE([.C25])" office:value-type="float" office:value="10255">
            <text:p>10255</text:p>
          </table:table-cell>
          <table:table-cell table:style-name="ce1" office:value-type="string">
            <text:p>⠏</text:p>
          </table:table-cell>
          <table:table-cell table:style-name="ce1" table:formula="of:=IF([.E25]=[.E24]+1;&quot;&quot;;&quot;note&quot;)">
            <text:p/>
          </table:table-cell>
          <table:table-cell table:style-name="ce1" table:formula="of:=UNICODE([.F25])" office:value-type="float" office:value="4117">
            <text:p>4117</text:p>
          </table:table-cell>
          <table:table-cell table:style-name="ce5" office:value-type="string">
            <text:p>ပ</text:p>
          </table:table-cell>
          <table:table-cell table:style-name="ce1" office:value-type="string">
            <text:p>Pa</text:p>
          </table:table-cell>
          <table:table-cell table:style-name="ce1" office:value-type="string">
            <text:p>(1234)</text:p>
          </table:table-cell>
          <table:table-cell table:style-name="ce1" office:value-type="string">
            <text:p>p</text:p>
          </table:table-cell>
          <table:table-cell table:style-name="ce1"/>
          <table:table-cell table:style-name="ce1" table:formula="of:=IF([.L25]=[.F25];&quot;&quot;;&quot;note&quot;)">
            <text:p/>
          </table:table-cell>
          <table:table-cell table:style-name="ce5" office:value-type="string">
            <text:p>ပ</text:p>
          </table:table-cell>
          <table:table-cell table:style-name="ce1" office:value-type="string">
            <text:p>pa</text:p>
          </table:table-cell>
          <table:table-cell table:style-name="ce1"/>
          <table:table-cell table:style-name="ce1" table:formula="of:=IF([.P25]=[.L25];&quot;&quot;;&quot;note&quot;)">
            <text:p/>
          </table:table-cell>
          <table:table-cell table:style-name="ce10" office:value-type="string">
            <text:p>ပ</text:p>
          </table:table-cell>
          <table:table-cell table:style-name="ce1" office:value-type="string">
            <text:p>प</text:p>
          </table:table-cell>
          <table:table-cell table:style-name="ce1"/>
          <table:table-cell table:style-name="ce1" table:formula="of:=UNICODE([.U25])" office:value-type="float" office:value="1662">
            <text:p>1662</text:p>
          </table:table-cell>
          <table:table-cell table:style-name="ce1" table:formula="of:=LEN([.U25])" office:value-type="float" office:value="1">
            <text:p>1</text:p>
          </table:table-cell>
          <table:table-cell table:style-name="ce1" office:value-type="string">
            <text:p>پ</text:p>
          </table:table-cell>
          <table:table-cell table:style-name="ce1" table:formula="of:=IF([.W25]=[.U25];&quot;&quot;;&quot;note&quot;)">
            <text:p/>
          </table:table-cell>
          <table:table-cell table:number-columns-repeated="4" table:style-name="ce1" office:value-type="string">
            <text:p>پ</text:p>
          </table:table-cell>
          <table:table-cell table:style-name="ce1" office:value-type="string">
            <text:p>p</text:p>
          </table:table-cell>
          <table:table-cell table:style-name="ce1" table:formula="of:=LEN([.AC25])" office:value-type="float" office:value="1">
            <text:p>1</text:p>
          </table:table-cell>
          <table:table-cell table:style-name="ce1" office:value-type="string">
            <text:p>п</text:p>
          </table:table-cell>
          <table:table-cell table:style-name="ce1" table:formula="of:=UNICODE([.AC25])" office:value-type="float" office:value="1087">
            <text:p>1087</text:p>
          </table:table-cell>
          <table:table-cell table:style-name="ce1" table:formula="of:=UNICODE([.AF25])" office:value-type="float" office:value="10255">
            <text:p>10255</text:p>
          </table:table-cell>
          <table:table-cell table:style-name="ce1" office:value-type="string">
            <text:p>⠏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991"/>
        </table:table-row>
        <table:table-row table:style-name="ro1">
          <table:table-cell table:formula="of:=IF([.B26]=[.B25]+1;&quot;&quot;;&quot;note&quot;)" office:value-type="string" office:string-value="note">
            <text:p>note</text:p>
          </table:table-cell>
          <table:table-cell table:formula="of:=UNICODE([.C26])" office:value-type="float" office:value="10264">
            <text:p>10264</text:p>
          </table:table-cell>
          <table:table-cell office:value-type="string">
            <text:p>⠘</text:p>
          </table:table-cell>
          <table:table-cell table:formula="of:=IF([.E26]=[.E25]+1;&quot;&quot;;&quot;note&quot;)">
            <text:p/>
          </table:table-cell>
          <table:table-cell table:formula="of:=UNICODE([.F26])" office:value-type="float" office:value="4118">
            <text:p>4118</text:p>
          </table:table-cell>
          <table:table-cell office:value-type="string">
            <text:p>ဖ</text:p>
          </table:table-cell>
          <table:table-cell office:value-type="string">
            <text:p>Pha</text:p>
          </table:table-cell>
          <table:table-cell office:value-type="string">
            <text:p>(45)</text:p>
          </table:table-cell>
          <table:table-cell office:value-type="string">
            <text:p>^</text:p>
          </table:table-cell>
          <table:table-cell/>
          <table:table-cell table:formula="of:=IF([.L26]=[.F26];&quot;&quot;;&quot;note&quot;)">
            <text:p/>
          </table:table-cell>
          <table:table-cell office:value-type="string">
            <text:p>ဖ</text:p>
          </table:table-cell>
          <table:table-cell office:value-type="string">
            <text:p>pha</text:p>
          </table:table-cell>
          <table:table-cell/>
          <table:table-cell table:formula="of:=IF([.P26]=[.L26];&quot;&quot;;&quot;note&quot;)">
            <text:p/>
          </table:table-cell>
          <table:table-cell office:value-type="string">
            <text:p>ဖ</text:p>
          </table:table-cell>
          <table:table-cell office:value-type="string">
            <text:p>फ</text:p>
          </table:table-cell>
          <table:table-cell/>
          <table:table-cell table:formula="of:=UNICODE([.U26])" office:value-type="float" office:value="1662">
            <text:p>1662</text:p>
          </table:table-cell>
          <table:table-cell table:formula="of:=LEN([.U26])" office:value-type="float" office:value="2">
            <text:p>2</text:p>
          </table:table-cell>
          <table:table-cell office:value-type="string">
            <text:p>پھ</text:p>
          </table:table-cell>
          <table:table-cell table:number-columns-repeated="1003"/>
        </table:table-row>
        <table:table-row table:style-name="ro1">
          <table:table-cell table:style-name="ce2" table:formula="of:=IF([.B27]=[.B26]+1;&quot;&quot;;&quot;note&quot;)" office:value-type="string" office:string-value="note">
            <text:p>note</text:p>
          </table:table-cell>
          <table:table-cell table:style-name="ce2" table:formula="of:=UNICODE([.C27])" office:value-type="float" office:value="10281">
            <text:p>10281</text:p>
          </table:table-cell>
          <table:table-cell table:style-name="ce2" office:value-type="string">
            <text:p>⠩</text:p>
          </table:table-cell>
          <table:table-cell table:style-name="ce2" table:formula="of:=IF([.E27]=[.E26]+1;&quot;&quot;;&quot;note&quot;)">
            <text:p/>
          </table:table-cell>
          <table:table-cell table:style-name="ce2" table:formula="of:=UNICODE([.F27])" office:value-type="float" office:value="4119">
            <text:p>4119</text:p>
          </table:table-cell>
          <table:table-cell table:style-name="ce6" office:value-type="string">
            <text:p>ဗ</text:p>
          </table:table-cell>
          <table:table-cell table:style-name="ce2" office:value-type="string">
            <text:p>Ba</text:p>
          </table:table-cell>
          <table:table-cell table:style-name="ce2" office:value-type="string">
            <text:p>(146)</text:p>
          </table:table-cell>
          <table:table-cell table:style-name="ce2" office:value-type="string">
            <text:p>%</text:p>
          </table:table-cell>
          <table:table-cell table:style-name="ce2"/>
          <table:table-cell table:style-name="ce2" table:formula="of:=IF([.L27]=[.F27];&quot;&quot;;&quot;note&quot;)">
            <text:p/>
          </table:table-cell>
          <table:table-cell table:style-name="ce6" office:value-type="string">
            <text:p>ဗ</text:p>
          </table:table-cell>
          <table:table-cell table:style-name="ce2" office:value-type="string">
            <text:p>ba</text:p>
          </table:table-cell>
          <table:table-cell table:style-name="ce2"/>
          <table:table-cell table:style-name="ce2" table:formula="of:=IF([.P27]=[.L27];&quot;&quot;;&quot;note&quot;)">
            <text:p/>
          </table:table-cell>
          <table:table-cell table:style-name="ce11" office:value-type="string">
            <text:p>ဗ</text:p>
          </table:table-cell>
          <table:table-cell table:style-name="ce2" office:value-type="string">
            <text:p>ब</text:p>
          </table:table-cell>
          <table:table-cell table:style-name="ce2"/>
          <table:table-cell table:style-name="ce2" table:formula="of:=UNICODE([.U27])" office:value-type="float" office:value="1576">
            <text:p>1576</text:p>
          </table:table-cell>
          <table:table-cell table:style-name="ce2" table:formula="of:=LEN([.U27])" office:value-type="float" office:value="1">
            <text:p>1</text:p>
          </table:table-cell>
          <table:table-cell table:style-name="ce2" office:value-type="string">
            <text:p>ب</text:p>
          </table:table-cell>
          <table:table-cell table:style-name="ce2" table:formula="of:=IF([.W27]=[.U27];&quot;&quot;;&quot;note&quot;)">
            <text:p/>
          </table:table-cell>
          <table:table-cell table:number-columns-repeated="4" table:style-name="ce2" office:value-type="string">
            <text:p>ب</text:p>
          </table:table-cell>
          <table:table-cell table:style-name="ce2" office:value-type="string">
            <text:p>b</text:p>
          </table:table-cell>
          <table:table-cell table:style-name="ce2" table:formula="of:=LEN([.AC27])" office:value-type="float" office:value="1">
            <text:p>1</text:p>
          </table:table-cell>
          <table:table-cell table:style-name="ce2" office:value-type="string">
            <text:p>б</text:p>
          </table:table-cell>
          <table:table-cell table:style-name="ce2" table:formula="of:=UNICODE([.AC27])" office:value-type="float" office:value="1073">
            <text:p>1073</text:p>
          </table:table-cell>
          <table:table-cell table:style-name="ce2" table:formula="of:=UNICODE([.AF27])" office:value-type="float" office:value="10243">
            <text:p>10243</text:p>
          </table:table-cell>
          <table:table-cell table:style-name="ce2" office:value-type="string">
            <text:p>⠃</text:p>
          </table:table-cell>
          <table:table-cell table:style-name="ce2" office:value-type="float" office:value="1">
            <text:p>1</text:p>
          </table:table-cell>
          <table:table-cell table:style-name="ce2" table:number-columns-repeated="991"/>
        </table:table-row>
        <table:table-row table:style-name="ro1">
          <table:table-cell table:formula="of:=IF([.B28]=[.B27]+1;&quot;&quot;;&quot;note&quot;)" office:value-type="string" office:string-value="note">
            <text:p>note</text:p>
          </table:table-cell>
          <table:table-cell table:formula="of:=UNICODE([.C28])" office:value-type="float" office:value="10243">
            <text:p>10243</text:p>
          </table:table-cell>
          <table:table-cell office:value-type="string">
            <text:p>⠃</text:p>
          </table:table-cell>
          <table:table-cell table:formula="of:=IF([.E28]=[.E27]+1;&quot;&quot;;&quot;note&quot;)">
            <text:p/>
          </table:table-cell>
          <table:table-cell table:formula="of:=UNICODE([.F28])" office:value-type="float" office:value="4120">
            <text:p>4120</text:p>
          </table:table-cell>
          <table:table-cell office:value-type="string">
            <text:p>ဘ</text:p>
          </table:table-cell>
          <table:table-cell office:value-type="string">
            <text:p>Bha</text:p>
          </table:table-cell>
          <table:table-cell office:value-type="string">
            <text:p>(12)</text:p>
          </table:table-cell>
          <table:table-cell office:value-type="string">
            <text:p>b</text:p>
          </table:table-cell>
          <table:table-cell/>
          <table:table-cell table:formula="of:=IF([.L28]=[.F28];&quot;&quot;;&quot;note&quot;)">
            <text:p/>
          </table:table-cell>
          <table:table-cell office:value-type="string">
            <text:p>ဘ</text:p>
          </table:table-cell>
          <table:table-cell office:value-type="string">
            <text:p>bha</text:p>
          </table:table-cell>
          <table:table-cell/>
          <table:table-cell table:formula="of:=IF([.P28]=[.L28];&quot;&quot;;&quot;note&quot;)">
            <text:p/>
          </table:table-cell>
          <table:table-cell office:value-type="string">
            <text:p>ဘ</text:p>
          </table:table-cell>
          <table:table-cell office:value-type="string">
            <text:p>भ</text:p>
          </table:table-cell>
          <table:table-cell/>
          <table:table-cell table:formula="of:=UNICODE([.U28])" office:value-type="float" office:value="1576">
            <text:p>1576</text:p>
          </table:table-cell>
          <table:table-cell table:formula="of:=LEN([.U28])" office:value-type="float" office:value="2">
            <text:p>2</text:p>
          </table:table-cell>
          <table:table-cell office:value-type="string">
            <text:p>بھ</text:p>
          </table:table-cell>
          <table:table-cell table:number-columns-repeated="1003"/>
        </table:table-row>
        <table:table-row table:style-name="ro1">
          <table:table-cell table:style-name="ce1" table:formula="of:=IF([.B29]=[.B28]+1;&quot;&quot;;&quot;note&quot;)" office:value-type="string" office:string-value="note">
            <text:p>note</text:p>
          </table:table-cell>
          <table:table-cell table:style-name="ce1" table:formula="of:=UNICODE([.C29])" office:value-type="float" office:value="10253">
            <text:p>10253</text:p>
          </table:table-cell>
          <table:table-cell table:style-name="ce1" office:value-type="string">
            <text:p>⠍</text:p>
          </table:table-cell>
          <table:table-cell table:style-name="ce1" table:formula="of:=IF([.E29]=[.E28]+1;&quot;&quot;;&quot;note&quot;)">
            <text:p/>
          </table:table-cell>
          <table:table-cell table:style-name="ce1" table:formula="of:=UNICODE([.F29])" office:value-type="float" office:value="4121">
            <text:p>4121</text:p>
          </table:table-cell>
          <table:table-cell table:style-name="ce5" office:value-type="string">
            <text:p>မ</text:p>
          </table:table-cell>
          <table:table-cell table:style-name="ce1" office:value-type="string">
            <text:p>Ma</text:p>
          </table:table-cell>
          <table:table-cell table:style-name="ce1" office:value-type="string">
            <text:p>(134)</text:p>
          </table:table-cell>
          <table:table-cell table:style-name="ce1" office:value-type="string">
            <text:p>m</text:p>
          </table:table-cell>
          <table:table-cell table:style-name="ce1"/>
          <table:table-cell table:style-name="ce1" table:formula="of:=IF([.L29]=[.F29];&quot;&quot;;&quot;note&quot;)">
            <text:p/>
          </table:table-cell>
          <table:table-cell table:style-name="ce5" office:value-type="string">
            <text:p>မ</text:p>
          </table:table-cell>
          <table:table-cell table:style-name="ce1" office:value-type="string">
            <text:p>ma</text:p>
          </table:table-cell>
          <table:table-cell table:style-name="ce1"/>
          <table:table-cell table:style-name="ce1" table:formula="of:=IF([.P29]=[.L29];&quot;&quot;;&quot;note&quot;)">
            <text:p/>
          </table:table-cell>
          <table:table-cell table:style-name="ce10" office:value-type="string">
            <text:p>မ</text:p>
          </table:table-cell>
          <table:table-cell table:style-name="ce1" office:value-type="string">
            <text:p>म</text:p>
          </table:table-cell>
          <table:table-cell table:style-name="ce1"/>
          <table:table-cell table:style-name="ce1" table:formula="of:=UNICODE([.U29])" office:value-type="float" office:value="1605">
            <text:p>1605</text:p>
          </table:table-cell>
          <table:table-cell table:style-name="ce1" table:formula="of:=LEN([.U29])" office:value-type="float" office:value="1">
            <text:p>1</text:p>
          </table:table-cell>
          <table:table-cell table:style-name="ce1" office:value-type="string">
            <text:p>م</text:p>
          </table:table-cell>
          <table:table-cell table:style-name="ce1"/>
          <table:table-cell table:number-columns-repeated="4" table:style-name="ce1" office:value-type="string">
            <text:p>م</text:p>
          </table:table-cell>
          <table:table-cell table:style-name="ce1" office:value-type="string">
            <text:p>m</text:p>
          </table:table-cell>
          <table:table-cell table:style-name="ce1" table:formula="of:=LEN([.AC29])" office:value-type="float" office:value="1">
            <text:p>1</text:p>
          </table:table-cell>
          <table:table-cell table:style-name="ce1" office:value-type="string">
            <text:p>м</text:p>
          </table:table-cell>
          <table:table-cell table:style-name="ce1" table:formula="of:=UNICODE([.AC29])" office:value-type="float" office:value="1084">
            <text:p>1084</text:p>
          </table:table-cell>
          <table:table-cell table:style-name="ce1" table:formula="of:=UNICODE([.AF29])" office:value-type="float" office:value="10253">
            <text:p>10253</text:p>
          </table:table-cell>
          <table:table-cell table:style-name="ce1" office:value-type="string">
            <text:p>⠍</text:p>
          </table:table-cell>
          <table:table-cell table:style-name="ce1" office:value-type="float" office:value="8">
            <text:p>8</text:p>
          </table:table-cell>
          <table:table-cell table:style-name="ce1" table:number-columns-repeated="991"/>
        </table:table-row>
        <table:table-row table:style-name="ro1">
          <table:table-cell table:style-name="ce1" table:formula="of:=IF([.B30]=[.B29]+1;&quot;&quot;;&quot;note&quot;)" office:value-type="string" office:string-value="note">
            <text:p>note</text:p>
          </table:table-cell>
          <table:table-cell table:style-name="ce1" table:formula="of:=UNICODE([.C30])" office:value-type="float" office:value="10301">
            <text:p>10301</text:p>
          </table:table-cell>
          <table:table-cell table:style-name="ce1" office:value-type="string">
            <text:p>⠽</text:p>
          </table:table-cell>
          <table:table-cell table:style-name="ce1" table:formula="of:=IF([.E30]=[.E29]+1;&quot;&quot;;&quot;note&quot;)">
            <text:p/>
          </table:table-cell>
          <table:table-cell table:style-name="ce1" table:formula="of:=UNICODE([.F30])" office:value-type="float" office:value="4122">
            <text:p>4122</text:p>
          </table:table-cell>
          <table:table-cell table:style-name="ce5" office:value-type="string">
            <text:p>ယ</text:p>
          </table:table-cell>
          <table:table-cell table:style-name="ce1" office:value-type="string">
            <text:p>Ya</text:p>
          </table:table-cell>
          <table:table-cell table:style-name="ce1" office:value-type="string">
            <text:p>(13456)</text:p>
          </table:table-cell>
          <table:table-cell table:style-name="ce1" office:value-type="string">
            <text:p>y</text:p>
          </table:table-cell>
          <table:table-cell table:style-name="ce1"/>
          <table:table-cell table:style-name="ce1" table:formula="of:=IF([.L30]=[.F30];&quot;&quot;;&quot;note&quot;)">
            <text:p/>
          </table:table-cell>
          <table:table-cell table:style-name="ce5" office:value-type="string">
            <text:p>ယ</text:p>
          </table:table-cell>
          <table:table-cell table:style-name="ce1" office:value-type="string">
            <text:p>ya</text:p>
          </table:table-cell>
          <table:table-cell table:style-name="ce1"/>
          <table:table-cell table:style-name="ce1" table:formula="of:=IF([.P30]=[.L30];&quot;&quot;;&quot;note&quot;)">
            <text:p/>
          </table:table-cell>
          <table:table-cell table:style-name="ce10" office:value-type="string">
            <text:p>ယ</text:p>
          </table:table-cell>
          <table:table-cell table:style-name="ce1" office:value-type="string">
            <text:p>य</text:p>
          </table:table-cell>
          <table:table-cell table:style-name="ce1"/>
          <table:table-cell table:style-name="ce1" table:formula="of:=UNICODE([.U30])" office:value-type="float" office:value="1740">
            <text:p>1740</text:p>
          </table:table-cell>
          <table:table-cell table:style-name="ce1" table:formula="of:=LEN([.U30])" office:value-type="float" office:value="1">
            <text:p>1</text:p>
          </table:table-cell>
          <table:table-cell table:style-name="ce1" office:value-type="string">
            <text:p>ی</text:p>
          </table:table-cell>
          <table:table-cell table:style-name="ce1" table:number-columns-repeated="5"/>
          <table:table-cell table:style-name="ce1" office:value-type="string">
            <text:p>y</text:p>
          </table:table-cell>
          <table:table-cell table:style-name="ce1" table:formula="of:=LEN([.AC30])" office:value-type="float" office:value="1">
            <text:p>1</text:p>
          </table:table-cell>
          <table:table-cell table:style-name="ce1" office:value-type="string">
            <text:p>і</text:p>
          </table:table-cell>
          <table:table-cell table:style-name="ce1" table:formula="of:=UNICODE([.AC30])" office:value-type="float" office:value="1110">
            <text:p>1110</text:p>
          </table:table-cell>
          <table:table-cell table:style-name="ce1" table:formula="of:=UNICODE([.AF30])" office:value-type="float" office:value="10301">
            <text:p>10301</text:p>
          </table:table-cell>
          <table:table-cell table:style-name="ce1" office:value-type="string">
            <text:p>⠽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991"/>
        </table:table-row>
        <table:table-row table:style-name="ro1">
          <table:table-cell table:style-name="ce1" table:formula="of:=IF([.B31]=[.B30]+1;&quot;&quot;;&quot;note&quot;)" office:value-type="string" office:string-value="note">
            <text:p>note</text:p>
          </table:table-cell>
          <table:table-cell table:style-name="ce1" table:formula="of:=UNICODE([.C31])" office:value-type="float" office:value="10263">
            <text:p>10263</text:p>
          </table:table-cell>
          <table:table-cell table:style-name="ce1" office:value-type="string">
            <text:p>⠗</text:p>
          </table:table-cell>
          <table:table-cell table:style-name="ce1" table:formula="of:=IF([.E31]=[.E30]+1;&quot;&quot;;&quot;note&quot;)">
            <text:p/>
          </table:table-cell>
          <table:table-cell table:style-name="ce1" table:formula="of:=UNICODE([.F31])" office:value-type="float" office:value="4123">
            <text:p>4123</text:p>
          </table:table-cell>
          <table:table-cell table:style-name="ce5" office:value-type="string">
            <text:p>ရ</text:p>
          </table:table-cell>
          <table:table-cell table:style-name="ce1" office:value-type="string">
            <text:p>Ra</text:p>
          </table:table-cell>
          <table:table-cell table:style-name="ce1" office:value-type="string">
            <text:p>(1235)</text:p>
          </table:table-cell>
          <table:table-cell table:style-name="ce1" office:value-type="string">
            <text:p>r</text:p>
          </table:table-cell>
          <table:table-cell table:style-name="ce1"/>
          <table:table-cell table:style-name="ce1" table:formula="of:=IF([.L31]=[.F31];&quot;&quot;;&quot;note&quot;)">
            <text:p/>
          </table:table-cell>
          <table:table-cell table:style-name="ce5" office:value-type="string">
            <text:p>ရ</text:p>
          </table:table-cell>
          <table:table-cell table:style-name="ce1" office:value-type="string">
            <text:p>ra</text:p>
          </table:table-cell>
          <table:table-cell table:style-name="ce1"/>
          <table:table-cell table:style-name="ce1" table:formula="of:=IF([.P31]=[.L31];&quot;&quot;;&quot;note&quot;)">
            <text:p/>
          </table:table-cell>
          <table:table-cell table:style-name="ce10" office:value-type="string">
            <text:p>ရ</text:p>
          </table:table-cell>
          <table:table-cell table:style-name="ce1" office:value-type="string">
            <text:p>र</text:p>
          </table:table-cell>
          <table:table-cell table:style-name="ce1"/>
          <table:table-cell table:style-name="ce1" table:formula="of:=UNICODE([.U31])" office:value-type="float" office:value="1585">
            <text:p>1585</text:p>
          </table:table-cell>
          <table:table-cell table:style-name="ce1" table:formula="of:=LEN([.U31])" office:value-type="float" office:value="1">
            <text:p>1</text:p>
          </table:table-cell>
          <table:table-cell table:style-name="ce1" office:value-type="string">
            <text:p>ر</text:p>
          </table:table-cell>
          <table:table-cell table:style-name="ce1" table:formula="of:=IF([.W31]=[.U31];&quot;&quot;;&quot;note&quot;)">
            <text:p/>
          </table:table-cell>
          <table:table-cell table:number-columns-repeated="4" table:style-name="ce1" office:value-type="string">
            <text:p>ر</text:p>
          </table:table-cell>
          <table:table-cell table:style-name="ce1" office:value-type="string">
            <text:p>r</text:p>
          </table:table-cell>
          <table:table-cell table:style-name="ce1" table:formula="of:=LEN([.AC31])" office:value-type="float" office:value="1">
            <text:p>1</text:p>
          </table:table-cell>
          <table:table-cell table:style-name="ce1" office:value-type="string">
            <text:p>р</text:p>
          </table:table-cell>
          <table:table-cell table:style-name="ce1" table:formula="of:=UNICODE([.AC31])" office:value-type="float" office:value="1088">
            <text:p>1088</text:p>
          </table:table-cell>
          <table:table-cell table:style-name="ce1" table:formula="of:=UNICODE([.AF31])" office:value-type="float" office:value="10263">
            <text:p>10263</text:p>
          </table:table-cell>
          <table:table-cell table:style-name="ce1" office:value-type="string">
            <text:p>⠗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991"/>
        </table:table-row>
        <table:table-row table:style-name="ro1">
          <table:table-cell table:style-name="ce1" table:formula="of:=IF([.B32]=[.B31]+1;&quot;&quot;;&quot;note&quot;)" office:value-type="string" office:string-value="note">
            <text:p>note</text:p>
          </table:table-cell>
          <table:table-cell table:style-name="ce1" table:formula="of:=UNICODE([.C32])" office:value-type="float" office:value="10247">
            <text:p>10247</text:p>
          </table:table-cell>
          <table:table-cell table:style-name="ce1" office:value-type="string">
            <text:p>⠇</text:p>
          </table:table-cell>
          <table:table-cell table:style-name="ce1" table:formula="of:=IF([.E32]=[.E31]+1;&quot;&quot;;&quot;note&quot;)">
            <text:p/>
          </table:table-cell>
          <table:table-cell table:style-name="ce1" table:formula="of:=UNICODE([.F32])" office:value-type="float" office:value="4124">
            <text:p>4124</text:p>
          </table:table-cell>
          <table:table-cell table:style-name="ce5" office:value-type="string">
            <text:p>လ</text:p>
          </table:table-cell>
          <table:table-cell table:style-name="ce1" office:value-type="string">
            <text:p>La</text:p>
          </table:table-cell>
          <table:table-cell table:style-name="ce1" office:value-type="string">
            <text:p>(123)</text:p>
          </table:table-cell>
          <table:table-cell table:style-name="ce1" office:value-type="string">
            <text:p>l</text:p>
          </table:table-cell>
          <table:table-cell table:style-name="ce1"/>
          <table:table-cell table:style-name="ce1" table:formula="of:=IF([.L32]=[.F32];&quot;&quot;;&quot;note&quot;)">
            <text:p/>
          </table:table-cell>
          <table:table-cell table:style-name="ce5" office:value-type="string">
            <text:p>လ</text:p>
          </table:table-cell>
          <table:table-cell table:style-name="ce1" office:value-type="string">
            <text:p>la</text:p>
          </table:table-cell>
          <table:table-cell table:style-name="ce1"/>
          <table:table-cell table:style-name="ce1" table:formula="of:=IF([.P32]=[.L32];&quot;&quot;;&quot;note&quot;)">
            <text:p/>
          </table:table-cell>
          <table:table-cell table:style-name="ce10" office:value-type="string">
            <text:p>လ</text:p>
          </table:table-cell>
          <table:table-cell table:style-name="ce1" office:value-type="string">
            <text:p>ल</text:p>
          </table:table-cell>
          <table:table-cell table:style-name="ce1"/>
          <table:table-cell table:style-name="ce1" table:formula="of:=UNICODE([.U32])" office:value-type="float" office:value="1604">
            <text:p>1604</text:p>
          </table:table-cell>
          <table:table-cell table:style-name="ce1" table:formula="of:=LEN([.U32])" office:value-type="float" office:value="1">
            <text:p>1</text:p>
          </table:table-cell>
          <table:table-cell table:style-name="ce1" office:value-type="string">
            <text:p>ل</text:p>
          </table:table-cell>
          <table:table-cell table:style-name="ce1"/>
          <table:table-cell table:number-columns-repeated="4" table:style-name="ce1" office:value-type="string">
            <text:p>ل</text:p>
          </table:table-cell>
          <table:table-cell table:style-name="ce1" office:value-type="string">
            <text:p>l</text:p>
          </table:table-cell>
          <table:table-cell table:style-name="ce1" table:formula="of:=LEN([.AC32])" office:value-type="float" office:value="1">
            <text:p>1</text:p>
          </table:table-cell>
          <table:table-cell table:style-name="ce1" office:value-type="string">
            <text:p>л</text:p>
          </table:table-cell>
          <table:table-cell table:style-name="ce1" table:formula="of:=UNICODE([.AC32])" office:value-type="float" office:value="1083">
            <text:p>1083</text:p>
          </table:table-cell>
          <table:table-cell table:style-name="ce1" table:formula="of:=UNICODE([.AF32])" office:value-type="float" office:value="10247">
            <text:p>10247</text:p>
          </table:table-cell>
          <table:table-cell table:style-name="ce1" office:value-type="string">
            <text:p>⠇</text:p>
          </table:table-cell>
          <table:table-cell table:style-name="ce1" office:value-type="float" office:value="7">
            <text:p>7</text:p>
          </table:table-cell>
          <table:table-cell table:style-name="ce1" table:number-columns-repeated="991"/>
        </table:table-row>
        <table:table-row table:style-name="ro1">
          <table:table-cell table:style-name="ce1" table:formula="of:=IF([.B33]=[.B32]+1;&quot;&quot;;&quot;note&quot;)" office:value-type="string" office:string-value="note">
            <text:p>note</text:p>
          </table:table-cell>
          <table:table-cell table:style-name="ce1" table:formula="of:=UNICODE([.C33])" office:value-type="float" office:value="10298">
            <text:p>10298</text:p>
          </table:table-cell>
          <table:table-cell table:style-name="ce1" office:value-type="string">
            <text:p>⠺</text:p>
          </table:table-cell>
          <table:table-cell table:style-name="ce1" table:formula="of:=IF([.E33]=[.E32]+1;&quot;&quot;;&quot;note&quot;)">
            <text:p/>
          </table:table-cell>
          <table:table-cell table:style-name="ce1" table:formula="of:=UNICODE([.F33])" office:value-type="float" office:value="4125">
            <text:p>4125</text:p>
          </table:table-cell>
          <table:table-cell table:style-name="ce5" office:value-type="string">
            <text:p>ဝ</text:p>
          </table:table-cell>
          <table:table-cell table:style-name="ce1" office:value-type="string">
            <text:p>Wa</text:p>
          </table:table-cell>
          <table:table-cell table:style-name="ce1" office:value-type="string">
            <text:p>(2456)</text:p>
          </table:table-cell>
          <table:table-cell table:style-name="ce1" office:value-type="string">
            <text:p>w</text:p>
          </table:table-cell>
          <table:table-cell table:style-name="ce1"/>
          <table:table-cell table:style-name="ce1" table:formula="of:=IF([.L33]=[.F33];&quot;&quot;;&quot;note&quot;)">
            <text:p/>
          </table:table-cell>
          <table:table-cell table:style-name="ce5" office:value-type="string">
            <text:p>ဝ</text:p>
          </table:table-cell>
          <table:table-cell table:style-name="ce1" office:value-type="string">
            <text:p>va</text:p>
          </table:table-cell>
          <table:table-cell table:style-name="ce1"/>
          <table:table-cell table:style-name="ce1" table:formula="of:=IF([.P33]=[.L33];&quot;&quot;;&quot;note&quot;)">
            <text:p/>
          </table:table-cell>
          <table:table-cell table:style-name="ce10" office:value-type="string">
            <text:p>ဝ</text:p>
          </table:table-cell>
          <table:table-cell table:style-name="ce1" office:value-type="string">
            <text:p>व</text:p>
          </table:table-cell>
          <table:table-cell table:style-name="ce1"/>
          <table:table-cell table:style-name="ce1" table:formula="of:=UNICODE([.U33])" office:value-type="float" office:value="1608">
            <text:p>1608</text:p>
          </table:table-cell>
          <table:table-cell table:style-name="ce1" table:formula="of:=LEN([.U33])" office:value-type="float" office:value="1">
            <text:p>1</text:p>
          </table:table-cell>
          <table:table-cell table:style-name="ce1" office:value-type="string">
            <text:p>و</text:p>
          </table:table-cell>
          <table:table-cell table:style-name="ce1"/>
          <table:table-cell table:number-columns-repeated="4" table:style-name="ce1" office:value-type="string">
            <text:p>ۆ</text:p>
          </table:table-cell>
          <table:table-cell table:style-name="ce1" office:value-type="string">
            <text:p>v</text:p>
          </table:table-cell>
          <table:table-cell table:style-name="ce1" table:formula="of:=LEN([.AC33])" office:value-type="float" office:value="1">
            <text:p>1</text:p>
          </table:table-cell>
          <table:table-cell table:style-name="ce1" office:value-type="string">
            <text:p>в</text:p>
          </table:table-cell>
          <table:table-cell table:style-name="ce1" table:formula="of:=UNICODE([.AC33])" office:value-type="float" office:value="1074">
            <text:p>1074</text:p>
          </table:table-cell>
          <table:table-cell table:style-name="ce1" table:formula="of:=UNICODE([.AF33])" office:value-type="float" office:value="10298">
            <text:p>10298</text:p>
          </table:table-cell>
          <table:table-cell table:style-name="ce1" office:value-type="string">
            <text:p>⠺</text:p>
          </table:table-cell>
          <table:table-cell table:style-name="ce1" office:value-type="float" office:value="2">
            <text:p>2</text:p>
          </table:table-cell>
          <table:table-cell table:style-name="ce1" table:number-columns-repeated="991"/>
        </table:table-row>
        <table:table-row table:style-name="ro1">
          <table:table-cell table:style-name="ce2" table:formula="of:=IF([.B34]=[.B33]+1;&quot;&quot;;&quot;note&quot;)" office:value-type="string" office:string-value="note">
            <text:p>note</text:p>
          </table:table-cell>
          <table:table-cell table:style-name="ce2" table:formula="of:=UNICODE([.C34])" office:value-type="float" office:value="10297">
            <text:p>10297</text:p>
          </table:table-cell>
          <table:table-cell table:style-name="ce2" office:value-type="string">
            <text:p>⠹</text:p>
          </table:table-cell>
          <table:table-cell table:style-name="ce2" table:formula="of:=IF([.E34]=[.E33]+1;&quot;&quot;;&quot;note&quot;)">
            <text:p/>
          </table:table-cell>
          <table:table-cell table:style-name="ce2" table:formula="of:=UNICODE([.F34])" office:value-type="float" office:value="4126">
            <text:p>4126</text:p>
          </table:table-cell>
          <table:table-cell table:style-name="ce6" office:value-type="string">
            <text:p>သ</text:p>
          </table:table-cell>
          <table:table-cell table:style-name="ce2" office:value-type="string">
            <text:p>Sa</text:p>
          </table:table-cell>
          <table:table-cell table:style-name="ce2" office:value-type="string">
            <text:p>(1456)</text:p>
          </table:table-cell>
          <table:table-cell table:style-name="ce2" office:value-type="string">
            <text:p>?</text:p>
          </table:table-cell>
          <table:table-cell table:style-name="ce2"/>
          <table:table-cell table:style-name="ce2" table:formula="of:=IF([.L34]=[.F34];&quot;&quot;;&quot;note&quot;)">
            <text:p/>
          </table:table-cell>
          <table:table-cell table:style-name="ce6" office:value-type="string">
            <text:p>သ</text:p>
          </table:table-cell>
          <table:table-cell table:style-name="ce2" office:value-type="string">
            <text:p>sa</text:p>
          </table:table-cell>
          <table:table-cell table:style-name="ce2"/>
          <table:table-cell table:style-name="ce2" table:formula="of:=IF([.P34]=[.L34];&quot;&quot;;&quot;note&quot;)">
            <text:p/>
          </table:table-cell>
          <table:table-cell table:style-name="ce11" office:value-type="string">
            <text:p>သ</text:p>
          </table:table-cell>
          <table:table-cell table:style-name="ce2" office:value-type="string">
            <text:p>स</text:p>
          </table:table-cell>
          <table:table-cell table:style-name="ce2"/>
          <table:table-cell table:style-name="ce2" table:formula="of:=UNICODE([.U34])" office:value-type="float" office:value="1587">
            <text:p>1587</text:p>
          </table:table-cell>
          <table:table-cell table:style-name="ce2" table:formula="of:=LEN([.U34])" office:value-type="float" office:value="1">
            <text:p>1</text:p>
          </table:table-cell>
          <table:table-cell table:style-name="ce2" office:value-type="string">
            <text:p>س</text:p>
          </table:table-cell>
          <table:table-cell table:style-name="ce2" table:formula="of:=IF([.W34]=[.U34];&quot;&quot;;&quot;note&quot;)">
            <text:p/>
          </table:table-cell>
          <table:table-cell table:number-columns-repeated="4" table:style-name="ce2" office:value-type="string">
            <text:p>س</text:p>
          </table:table-cell>
          <table:table-cell table:style-name="ce2" office:value-type="string">
            <text:p>s</text:p>
          </table:table-cell>
          <table:table-cell table:style-name="ce2" table:formula="of:=LEN([.AC34])" office:value-type="float" office:value="1">
            <text:p>1</text:p>
          </table:table-cell>
          <table:table-cell table:style-name="ce2" office:value-type="string">
            <text:p>с</text:p>
          </table:table-cell>
          <table:table-cell table:style-name="ce2" table:formula="of:=UNICODE([.AC34])" office:value-type="float" office:value="1089">
            <text:p>1089</text:p>
          </table:table-cell>
          <table:table-cell table:style-name="ce2" table:formula="of:=UNICODE([.AF34])" office:value-type="float" office:value="10254">
            <text:p>10254</text:p>
          </table:table-cell>
          <table:table-cell table:style-name="ce2" office:value-type="string">
            <text:p>⠎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991"/>
        </table:table-row>
        <table:table-row table:style-name="ro1">
          <table:table-cell table:style-name="ce1" table:formula="of:=IF([.B35]=[.B34]+1;&quot;&quot;;&quot;note&quot;)" office:value-type="string" office:string-value="note">
            <text:p>note</text:p>
          </table:table-cell>
          <table:table-cell table:style-name="ce1" table:formula="of:=UNICODE([.C35])" office:value-type="float" office:value="10259">
            <text:p>10259</text:p>
          </table:table-cell>
          <table:table-cell table:style-name="ce1" office:value-type="string">
            <text:p>⠓</text:p>
          </table:table-cell>
          <table:table-cell table:style-name="ce1" table:formula="of:=IF([.E35]=[.E34]+1;&quot;&quot;;&quot;note&quot;)">
            <text:p/>
          </table:table-cell>
          <table:table-cell table:style-name="ce1" table:formula="of:=UNICODE([.F35])" office:value-type="float" office:value="4127">
            <text:p>4127</text:p>
          </table:table-cell>
          <table:table-cell table:style-name="ce5" office:value-type="string">
            <text:p>ဟ</text:p>
          </table:table-cell>
          <table:table-cell table:style-name="ce1" office:value-type="string">
            <text:p>Ha</text:p>
          </table:table-cell>
          <table:table-cell table:style-name="ce1" office:value-type="string">
            <text:p>(125)</text:p>
          </table:table-cell>
          <table:table-cell table:style-name="ce1" office:value-type="string">
            <text:p>h</text:p>
          </table:table-cell>
          <table:table-cell table:style-name="ce1"/>
          <table:table-cell table:style-name="ce1" table:formula="of:=IF([.L35]=[.F35];&quot;&quot;;&quot;note&quot;)">
            <text:p/>
          </table:table-cell>
          <table:table-cell table:style-name="ce5" office:value-type="string">
            <text:p>ဟ</text:p>
          </table:table-cell>
          <table:table-cell table:style-name="ce1" office:value-type="string">
            <text:p>ha</text:p>
          </table:table-cell>
          <table:table-cell table:style-name="ce1"/>
          <table:table-cell table:style-name="ce1" table:formula="of:=IF([.P35]=[.L35];&quot;&quot;;&quot;note&quot;)">
            <text:p/>
          </table:table-cell>
          <table:table-cell table:style-name="ce10" office:value-type="string">
            <text:p>ဟ</text:p>
          </table:table-cell>
          <table:table-cell table:style-name="ce1" office:value-type="string">
            <text:p>ह</text:p>
          </table:table-cell>
          <table:table-cell table:style-name="ce1"/>
          <table:table-cell table:style-name="ce1" table:formula="of:=UNICODE([.U35])" office:value-type="float" office:value="1729">
            <text:p>1729</text:p>
          </table:table-cell>
          <table:table-cell table:style-name="ce1" table:formula="of:=LEN([.U35])" office:value-type="float" office:value="1">
            <text:p>1</text:p>
          </table:table-cell>
          <table:table-cell table:style-name="ce1" office:value-type="string">
            <text:p>ہ</text:p>
          </table:table-cell>
          <table:table-cell table:style-name="ce1"/>
          <table:table-cell table:number-columns-repeated="4" table:style-name="ce1" office:value-type="string">
            <text:p>ح</text:p>
          </table:table-cell>
          <table:table-cell table:style-name="ce1" office:value-type="string">
            <text:p>x</text:p>
          </table:table-cell>
          <table:table-cell table:style-name="ce1" table:formula="of:=LEN([.AC35])" office:value-type="float" office:value="1">
            <text:p>1</text:p>
          </table:table-cell>
          <table:table-cell table:style-name="ce1" office:value-type="string">
            <text:p>х</text:p>
          </table:table-cell>
          <table:table-cell table:style-name="ce1" table:formula="of:=UNICODE([.AC35])" office:value-type="float" office:value="1093">
            <text:p>1093</text:p>
          </table:table-cell>
          <table:table-cell table:style-name="ce1" table:formula="of:=UNICODE([.AF35])" office:value-type="float" office:value="10259">
            <text:p>10259</text:p>
          </table:table-cell>
          <table:table-cell table:style-name="ce1" office:value-type="string">
            <text:p>⠓</text:p>
          </table:table-cell>
          <table:table-cell table:style-name="ce1" office:value-type="float" office:value="14">
            <text:p>14</text:p>
          </table:table-cell>
          <table:table-cell table:style-name="ce1" table:number-columns-repeated="991"/>
        </table:table-row>
        <table:table-row table:style-name="ro1">
          <table:table-cell table:formula="of:=IF([.B36]=[.B35]+1;&quot;&quot;;&quot;note&quot;)" office:value-type="string" office:string-value="note">
            <text:p>note</text:p>
          </table:table-cell>
          <table:table-cell table:formula="of:=UNICODE([.C36])" office:value-type="float" office:value="10296">
            <text:p>10296</text:p>
          </table:table-cell>
          <table:table-cell office:value-type="string">
            <text:p>⠸</text:p>
          </table:table-cell>
          <table:table-cell table:formula="of:=IF([.E36]=[.E35]+1;&quot;&quot;;&quot;note&quot;)">
            <text:p/>
          </table:table-cell>
          <table:table-cell table:formula="of:=UNICODE([.F36])" office:value-type="float" office:value="4128">
            <text:p>4128</text:p>
          </table:table-cell>
          <table:table-cell office:value-type="string">
            <text:p>ဠ</text:p>
          </table:table-cell>
          <table:table-cell office:value-type="string">
            <text:p>Lla</text:p>
          </table:table-cell>
          <table:table-cell office:value-type="string">
            <text:p>(456)</text:p>
          </table:table-cell>
          <table:table-cell office:value-type="string">
            <text:p>_</text:p>
          </table:table-cell>
          <table:table-cell/>
          <table:table-cell table:formula="of:=IF([.L36]=[.F36];&quot;&quot;;&quot;note&quot;)">
            <text:p/>
          </table:table-cell>
          <table:table-cell office:value-type="string">
            <text:p>ဠ</text:p>
          </table:table-cell>
          <table:table-cell office:value-type="string">
            <text:p>ḷa</text:p>
          </table:table-cell>
          <table:table-cell/>
          <table:table-cell table:formula="of:=IF([.P36]=[.L36];&quot;&quot;;&quot;note&quot;)">
            <text:p/>
          </table:table-cell>
          <table:table-cell office:value-type="string">
            <text:p>ဠ</text:p>
          </table:table-cell>
          <table:table-cell office:value-type="string">
            <text:p>ळ</text:p>
          </table:table-cell>
          <table:table-cell table:number-columns-repeated="1007"/>
        </table:table-row>
        <table:table-row table:style-name="ro1">
          <table:table-cell table:formula="of:=IF([.B37]=[.B36]+1;&quot;&quot;;&quot;note&quot;)" office:value-type="string" office:string-value="note">
            <text:p>note</text:p>
          </table:table-cell>
          <table:table-cell table:formula="of:=UNICODE([.C37])" office:value-type="float" office:value="10275">
            <text:p>10275</text:p>
          </table:table-cell>
          <table:table-cell office:value-type="string">
            <text:p>⠣</text:p>
          </table:table-cell>
          <table:table-cell table:formula="of:=IF([.E37]=[.E36]+1;&quot;&quot;;&quot;note&quot;)">
            <text:p/>
          </table:table-cell>
          <table:table-cell table:formula="of:=UNICODE([.F37])" office:value-type="float" office:value="4129">
            <text:p>4129</text:p>
          </table:table-cell>
          <table:table-cell office:value-type="string">
            <text:p>အ</text:p>
          </table:table-cell>
          <table:table-cell office:value-type="string">
            <text:p>A</text:p>
          </table:table-cell>
          <table:table-cell office:value-type="string">
            <text:p>(126)</text:p>
          </table:table-cell>
          <table:table-cell office:value-type="string">
            <text:p>&lt;</text:p>
          </table:table-cell>
          <table:table-cell/>
          <table:table-cell table:formula="of:=IF([.L37]=[.F37];&quot;&quot;;&quot;note&quot;)">
            <text:p/>
          </table:table-cell>
          <table:table-cell office:value-type="string">
            <text:p>အ</text:p>
          </table:table-cell>
          <table:table-cell office:value-type="string">
            <text:p>’a</text:p>
          </table:table-cell>
          <table:table-cell/>
          <table:table-cell table:formula="of:=IF([.P37]=[.L37];&quot;&quot;;&quot;note&quot;)">
            <text:p/>
          </table:table-cell>
          <table:table-cell table:style-name="ce4" office:value-type="string">
            <text:p>အ</text:p>
          </table:table-cell>
          <table:table-cell office:value-type="string">
            <text:p>अ</text:p>
          </table:table-cell>
          <table:table-cell/>
          <table:table-cell table:formula="of:=UNICODE([.U37])" office:value-type="float" office:value="1575">
            <text:p>1575</text:p>
          </table:table-cell>
          <table:table-cell table:formula="of:=LEN([.U37])" office:value-type="float" office:value="2">
            <text:p>2</text:p>
          </table:table-cell>
          <table:table-cell office:value-type="string">
            <text:p>اَ</text:p>
          </table:table-cell>
          <table:table-cell table:number-columns-repeated="5"/>
          <table:table-cell office:value-type="string">
            <text:p>a</text:p>
          </table:table-cell>
          <table:table-cell table:formula="of:=LEN([.AC37])" office:value-type="float" office:value="1">
            <text:p>1</text:p>
          </table:table-cell>
          <table:table-cell office:value-type="string">
            <text:p>а</text:p>
          </table:table-cell>
          <table:table-cell table:formula="of:=UNICODE([.AC37])" office:value-type="float" office:value="1072">
            <text:p>1072</text:p>
          </table:table-cell>
          <table:table-cell table:formula="of:=UNICODE([.AF37])" office:value-type="float" office:value="10241">
            <text:p>10241</text:p>
          </table:table-cell>
          <table:table-cell office:value-type="string">
            <text:p>⠁</text:p>
          </table:table-cell>
          <table:table-cell table:number-columns-repeated="992"/>
        </table:table-row>
        <table:table-row table:style-name="ro1">
          <table:table-cell table:formula="of:=IF([.B38]=[.B37]+1;&quot;&quot;;&quot;note&quot;)" office:value-type="string" office:string-value="note">
            <text:p>note</text:p>
          </table:table-cell>
          <table:table-cell table:formula="of:=UNICODE([.C38])" office:value-type="float" office:value="10240">
            <text:p>10240</text:p>
          </table:table-cell>
          <table:table-cell office:value-type="string">
            <text:p>⠀</text:p>
          </table:table-cell>
          <table:table-cell table:number-columns-repeated="8"/>
          <table:table-cell/>
          <table:table-cell table:number-columns-repeated="2"/>
          <table:table-cell table:formula="of:=IF([.P38]=[.L38];&quot;&quot;;&quot;note&quot;)" office:value-type="string" office:string-value="note">
            <text:p>note</text:p>
          </table:table-cell>
          <table:table-cell office:value-type="string">
            <text:p>ၐ</text:p>
          </table:table-cell>
          <table:table-cell office:value-type="string">
            <text:p>श</text:p>
          </table:table-cell>
          <table:table-cell/>
          <table:table-cell table:formula="of:=UNICODE([.U38])" office:value-type="float" office:value="1588">
            <text:p>1588</text:p>
          </table:table-cell>
          <table:table-cell table:formula="of:=LEN([.U38])" office:value-type="float" office:value="1">
            <text:p>1</text:p>
          </table:table-cell>
          <table:table-cell office:value-type="string">
            <text:p>ش</text:p>
          </table:table-cell>
          <table:table-cell table:formula="of:=IF([.W38]=[.U38];&quot;&quot;;&quot;note&quot;)">
            <text:p/>
          </table:table-cell>
          <table:table-cell table:number-columns-repeated="4" office:value-type="string">
            <text:p>ش</text:p>
          </table:table-cell>
          <table:table-cell office:value-type="string">
            <text:p>š</text:p>
          </table:table-cell>
          <table:table-cell table:number-columns-repeated="997"/>
        </table:table-row>
        <table:table-row table:style-name="ro1">
          <table:table-cell table:formula="of:=IF([.B39]=[.B38]+1;&quot;&quot;;&quot;note&quot;)">
            <text:p/>
          </table:table-cell>
          <table:table-cell table:formula="of:=UNICODE([.C39])" office:value-type="float" office:value="10241">
            <text:p>10241</text:p>
          </table:table-cell>
          <table:table-cell office:value-type="string">
            <text:p>⠁</text:p>
          </table:table-cell>
          <table:table-cell table:number-columns-repeated="8"/>
          <table:table-cell/>
          <table:table-cell table:number-columns-repeated="2"/>
          <table:table-cell table:formula="of:=IF([.P39]=[.L39];&quot;&quot;;&quot;note&quot;)" office:value-type="string" office:string-value="note">
            <text:p>note</text:p>
          </table:table-cell>
          <table:table-cell office:value-type="string">
            <text:p>ၑ</text:p>
          </table:table-cell>
          <table:table-cell office:value-type="string">
            <text:p>ष</text:p>
          </table:table-cell>
          <table:table-cell table:number-columns-repeated="1007"/>
        </table:table-row>
        <table:table-row table:style-name="ro1">
          <table:table-cell table:formula="of:=IF([.B40]=[.B39]+1;&quot;&quot;;&quot;note&quot;)">
            <text:p/>
          </table:table-cell>
          <table:table-cell table:formula="of:=UNICODE([.C40])" office:value-type="float" office:value="10242">
            <text:p>10242</text:p>
          </table:table-cell>
          <table:table-cell office:value-type="string">
            <text:p>⠂</text:p>
          </table:table-cell>
          <table:table-cell table:number-columns-repeated="19"/>
          <table:table-cell table:number-columns-repeated="4" office:value-type="string">
            <text:p>و</text:p>
          </table:table-cell>
          <table:table-cell office:value-type="string">
            <text:p>o</text:p>
          </table:table-cell>
          <table:table-cell table:number-columns-repeated="997"/>
        </table:table-row>
        <table:table-row table:style-name="ro1">
          <table:table-cell table:formula="of:=IF([.B41]=[.B40]+1;&quot;&quot;;&quot;note&quot;)" office:value-type="string" office:string-value="note">
            <text:p>note</text:p>
          </table:table-cell>
          <table:table-cell table:formula="of:=UNICODE([.C41])" office:value-type="float" office:value="10244">
            <text:p>10244</text:p>
          </table:table-cell>
          <table:table-cell office:value-type="string">
            <text:p>⠄</text:p>
          </table:table-cell>
          <table:table-cell table:number-columns-repeated="19"/>
          <table:table-cell office:value-type="string">
            <text:p>ٶ</text:p>
          </table:table-cell>
          <table:table-cell table:number-columns-repeated="2" office:value-type="string">
            <text:p>--</text:p>
          </table:table-cell>
          <table:table-cell office:value-type="string">
            <text:p>ٶ</text:p>
          </table:table-cell>
          <table:table-cell office:value-type="string">
            <text:p>ö</text:p>
          </table:table-cell>
          <table:table-cell table:number-columns-repeated="997"/>
        </table:table-row>
        <table:table-row table:style-name="ro1">
          <table:table-cell table:formula="of:=IF([.B42]=[.B41]+1;&quot;&quot;;&quot;note&quot;)" office:value-type="string" office:string-value="note">
            <text:p>note</text:p>
          </table:table-cell>
          <table:table-cell table:formula="of:=UNICODE([.C42])" office:value-type="float" office:value="10246">
            <text:p>10246</text:p>
          </table:table-cell>
          <table:table-cell office:value-type="string">
            <text:p>⠆</text:p>
          </table:table-cell>
          <table:table-cell table:number-columns-repeated="19"/>
          <table:table-cell table:number-columns-repeated="4" office:value-type="string">
            <text:p>ۆ</text:p>
          </table:table-cell>
          <table:table-cell office:value-type="string">
            <text:p>v</text:p>
          </table:table-cell>
          <table:table-cell table:number-columns-repeated="997"/>
        </table:table-row>
        <table:table-row table:style-name="ro1">
          <table:table-cell table:formula="of:=IF([.B43]=[.B42]+1;&quot;&quot;;&quot;note&quot;)" office:value-type="string" office:string-value="note">
            <text:p>note</text:p>
          </table:table-cell>
          <table:table-cell table:formula="of:=UNICODE([.C43])" office:value-type="float" office:value="10248">
            <text:p>10248</text:p>
          </table:table-cell>
          <table:table-cell office:value-type="string">
            <text:p>⠈</text:p>
          </table:table-cell>
          <table:table-cell table:number-columns-repeated="19"/>
          <table:table-cell table:number-columns-repeated="4" office:value-type="string">
            <text:p>ۇ</text:p>
          </table:table-cell>
          <table:table-cell office:value-type="string">
            <text:p>u</text:p>
          </table:table-cell>
          <table:table-cell table:number-columns-repeated="997"/>
        </table:table-row>
        <table:table-row table:style-name="ro1">
          <table:table-cell table:formula="of:=IF([.B44]=[.B43]+1;&quot;&quot;;&quot;note&quot;)">
            <text:p/>
          </table:table-cell>
          <table:table-cell table:formula="of:=UNICODE([.C44])" office:value-type="float" office:value="10249">
            <text:p>10249</text:p>
          </table:table-cell>
          <table:table-cell office:value-type="string">
            <text:p>⠉</text:p>
          </table:table-cell>
          <table:table-cell table:number-columns-repeated="19"/>
          <table:table-cell office:value-type="string">
            <text:p>ٷ</text:p>
          </table:table-cell>
          <table:table-cell table:number-columns-repeated="2" office:value-type="string">
            <text:p>--</text:p>
          </table:table-cell>
          <table:table-cell office:value-type="string">
            <text:p>ٷ</text:p>
          </table:table-cell>
          <table:table-cell office:value-type="string">
            <text:p>ü</text:p>
          </table:table-cell>
          <table:table-cell table:number-columns-repeated="997"/>
        </table:table-row>
        <table:table-row table:style-name="ro1">
          <table:table-cell table:formula="of:=IF([.B45]=[.B44]+1;&quot;&quot;;&quot;note&quot;)">
            <text:p/>
          </table:table-cell>
          <table:table-cell table:formula="of:=UNICODE([.C45])" office:value-type="float" office:value="10250">
            <text:p>10250</text:p>
          </table:table-cell>
          <table:table-cell office:value-type="string">
            <text:p>⠊</text:p>
          </table:table-cell>
          <table:table-cell table:number-columns-repeated="19"/>
          <table:table-cell table:number-columns-repeated="4" office:value-type="string">
            <text:p>ۋ</text:p>
          </table:table-cell>
          <table:table-cell office:value-type="string">
            <text:p>w</text:p>
          </table:table-cell>
          <table:table-cell table:number-columns-repeated="997"/>
        </table:table-row>
        <table:table-row table:style-name="ro1">
          <table:table-cell table:formula="of:=IF([.B46]=[.B45]+1;&quot;&quot;;&quot;note&quot;)" office:value-type="string" office:string-value="note">
            <text:p>note</text:p>
          </table:table-cell>
          <table:table-cell table:formula="of:=UNICODE([.C46])" office:value-type="float" office:value="10256">
            <text:p>10256</text:p>
          </table:table-cell>
          <table:table-cell office:value-type="string">
            <text:p>⠐</text:p>
          </table:table-cell>
          <table:table-cell table:number-columns-repeated="19"/>
          <table:table-cell table:number-columns-repeated="2" office:value-type="string">
            <text:p>ى</text:p>
          </table:table-cell>
          <table:table-cell office:value-type="string">
            <text:p>ﯩ</text:p>
          </table:table-cell>
          <table:table-cell office:value-type="string">
            <text:p>ﯨ</text:p>
          </table:table-cell>
          <table:table-cell office:value-type="string">
            <text:p>i</text:p>
          </table:table-cell>
          <table:table-cell table:number-columns-repeated="997"/>
        </table:table-row>
        <table:table-row table:style-name="ro1">
          <table:table-cell table:formula="of:=IF([.B47]=[.B46]+1;&quot;&quot;;&quot;note&quot;)">
            <text:p/>
          </table:table-cell>
          <table:table-cell table:formula="of:=UNICODE([.C47])" office:value-type="float" office:value="10257">
            <text:p>10257</text:p>
          </table:table-cell>
          <table:table-cell office:value-type="string">
            <text:p>⠑</text:p>
          </table:table-cell>
          <table:table-cell table:number-columns-repeated="15"/>
          <table:table-cell table:formula="of:=UNICODE([.W47])" office:value-type="float" office:value="1610">
            <text:p>1610</text:p>
          </table:table-cell>
          <table:table-cell table:number-columns-repeated="3"/>
          <table:table-cell table:number-columns-repeated="4" office:value-type="string">
            <text:p>ي</text:p>
          </table:table-cell>
          <table:table-cell office:value-type="string">
            <text:p>y</text:p>
          </table:table-cell>
          <table:table-cell table:number-columns-repeated="997"/>
        </table:table-row>
        <table:table-row table:style-name="ro1">
          <table:table-cell table:formula="of:=IF([.B48]=[.B47]+1;&quot;&quot;;&quot;note&quot;)">
            <text:p/>
          </table:table-cell>
          <table:table-cell table:formula="of:=UNICODE([.C48])" office:value-type="float" office:value="10258">
            <text:p>10258</text:p>
          </table:table-cell>
          <table:table-cell office:value-type="string">
            <text:p>⠒</text:p>
          </table:table-cell>
          <table:table-cell table:number-columns-repeated="19"/>
          <table:table-cell office:value-type="string">
            <text:p>ٵ</text:p>
          </table:table-cell>
          <table:table-cell table:number-columns-repeated="2" office:value-type="string">
            <text:p>--</text:p>
          </table:table-cell>
          <table:table-cell office:value-type="string">
            <text:p>ٵ</text:p>
          </table:table-cell>
          <table:table-cell office:value-type="string">
            <text:p>ä</text:p>
          </table:table-cell>
          <table:table-cell table:number-columns-repeated="997"/>
        </table:table-row>
        <table:table-row table:style-name="ro1">
          <table:table-cell table:formula="of:=IF([.B49]=[.B48]+1;&quot;&quot;;&quot;note&quot;)" office:value-type="string" office:string-value="note">
            <text:p>note</text:p>
          </table:table-cell>
          <table:table-cell table:formula="of:=UNICODE([.C49])" office:value-type="float" office:value="10260">
            <text:p>10260</text:p>
          </table:table-cell>
          <table:table-cell office:value-type="string">
            <text:p>⠔</text:p>
          </table:table-cell>
          <table:table-cell table:number-columns-repeated="19"/>
          <table:table-cell table:number-columns-repeated="4" office:value-type="string">
            <text:p>ا</text:p>
          </table:table-cell>
          <table:table-cell office:value-type="string">
            <text:p>a</text:p>
          </table:table-cell>
          <table:table-cell table:number-columns-repeated="997"/>
        </table:table-row>
        <table:table-row table:style-name="ro1">
          <table:table-cell table:formula="of:=IF([.B50]=[.B49]+1;&quot;&quot;;&quot;note&quot;)">
            <text:p/>
          </table:table-cell>
          <table:table-cell table:formula="of:=UNICODE([.C50])" office:value-type="float" office:value="10261">
            <text:p>10261</text:p>
          </table:table-cell>
          <table:table-cell office:value-type="string">
            <text:p>⠕</text:p>
          </table:table-cell>
          <table:table-cell table:number-columns-repeated="19"/>
          <table:table-cell table:number-columns-repeated="4" office:value-type="string">
            <text:p>ح</text:p>
          </table:table-cell>
          <table:table-cell office:value-type="string">
            <text:p>x</text:p>
          </table:table-cell>
          <table:table-cell table:number-columns-repeated="997"/>
        </table:table-row>
        <table:table-row table:style-name="ro1">
          <table:table-cell table:formula="of:=IF([.B51]=[.B50]+1;&quot;&quot;;&quot;note&quot;)" office:value-type="string" office:string-value="note">
            <text:p>note</text:p>
          </table:table-cell>
          <table:table-cell table:formula="of:=UNICODE([.C51])" office:value-type="float" office:value="10268">
            <text:p>10268</text:p>
          </table:table-cell>
          <table:table-cell office:value-type="string">
            <text:p>⠜</text:p>
          </table:table-cell>
          <table:table-cell table:number-columns-repeated="19"/>
          <table:table-cell table:number-columns-repeated="4" office:value-type="string">
            <text:p>ز</text:p>
          </table:table-cell>
          <table:table-cell office:value-type="string">
            <text:p>z</text:p>
          </table:table-cell>
          <table:table-cell table:number-columns-repeated="997"/>
        </table:table-row>
        <table:table-row table:style-name="ro1">
          <table:table-cell table:formula="of:=IF([.B52]=[.B51]+1;&quot;&quot;;&quot;note&quot;)" office:value-type="string" office:string-value="note">
            <text:p>note</text:p>
          </table:table-cell>
          <table:table-cell table:formula="of:=UNICODE([.C52])" office:value-type="float" office:value="10272">
            <text:p>10272</text:p>
          </table:table-cell>
          <table:table-cell office:value-type="string">
            <text:p>⠠</text:p>
          </table:table-cell>
          <table:table-cell table:number-columns-repeated="19"/>
          <table:table-cell table:number-columns-repeated="4" office:value-type="string">
            <text:p>س</text:p>
          </table:table-cell>
          <table:table-cell office:value-type="string">
            <text:p>s</text:p>
          </table:table-cell>
          <table:table-cell table:number-columns-repeated="997"/>
        </table:table-row>
        <table:table-row table:style-name="ro1">
          <table:table-cell table:formula="of:=IF([.B53]=[.B52]+1;&quot;&quot;;&quot;note&quot;)">
            <text:p/>
          </table:table-cell>
          <table:table-cell table:formula="of:=UNICODE([.C53])" office:value-type="float" office:value="10273">
            <text:p>10273</text:p>
          </table:table-cell>
          <table:table-cell office:value-type="string">
            <text:p>⠡</text:p>
          </table:table-cell>
          <table:table-cell table:number-columns-repeated="19"/>
          <table:table-cell table:number-columns-repeated="4" office:value-type="string">
            <text:p>ع</text:p>
          </table:table-cell>
          <table:table-cell office:value-type="string">
            <text:p>ğ</text:p>
          </table:table-cell>
          <table:table-cell table:number-columns-repeated="997"/>
        </table:table-row>
        <table:table-row table:style-name="ro1">
          <table:table-cell table:formula="of:=IF([.B54]=[.B53]+1;&quot;&quot;;&quot;note&quot;)">
            <text:p/>
          </table:table-cell>
          <table:table-cell table:formula="of:=UNICODE([.C54])" office:value-type="float" office:value="10274">
            <text:p>10274</text:p>
          </table:table-cell>
          <table:table-cell office:value-type="string">
            <text:p>⠢</text:p>
          </table:table-cell>
          <table:table-cell table:number-columns-repeated="19"/>
          <table:table-cell table:number-columns-repeated="4" office:value-type="string">
            <text:p>ف</text:p>
          </table:table-cell>
          <table:table-cell office:value-type="string">
            <text:p>f</text:p>
          </table:table-cell>
          <table:table-cell table:number-columns-repeated="997"/>
        </table:table-row>
        <table:table-row table:style-name="ro1">
          <table:table-cell table:formula="of:=IF([.B55]=[.B54]+1;&quot;&quot;;&quot;note&quot;)" office:value-type="string" office:string-value="note">
            <text:p>note</text:p>
          </table:table-cell>
          <table:table-cell table:formula="of:=UNICODE([.C55])" office:value-type="float" office:value="10276">
            <text:p>10276</text:p>
          </table:table-cell>
          <table:table-cell office:value-type="string">
            <text:p>⠤</text:p>
          </table:table-cell>
          <table:table-cell table:number-columns-repeated="19"/>
          <table:table-cell table:number-columns-repeated="4" office:value-type="string">
            <text:p>ق</text:p>
          </table:table-cell>
          <table:table-cell office:value-type="string">
            <text:p>q</text:p>
          </table:table-cell>
          <table:table-cell table:number-columns-repeated="997"/>
        </table:table-row>
        <table:table-row table:style-name="ro1">
          <table:table-cell table:formula="of:=IF([.B56]=[.B55]+1;&quot;&quot;;&quot;note&quot;)">
            <text:p/>
          </table:table-cell>
          <table:table-cell table:formula="of:=UNICODE([.C56])" office:value-type="float" office:value="10277">
            <text:p>10277</text:p>
          </table:table-cell>
          <table:table-cell office:value-type="string">
            <text:p>⠥</text:p>
          </table:table-cell>
          <table:table-cell table:number-columns-repeated="19"/>
          <table:table-cell table:number-columns-repeated="4" office:value-type="string">
            <text:p>ك</text:p>
          </table:table-cell>
          <table:table-cell office:value-type="string">
            <text:p>k</text:p>
          </table:table-cell>
          <table:table-cell table:number-columns-repeated="997"/>
        </table:table-row>
        <table:table-row table:style-name="ro1">
          <table:table-cell table:formula="of:=IF([.B57]=[.B56]+1;&quot;&quot;;&quot;note&quot;)">
            <text:p/>
          </table:table-cell>
          <table:table-cell table:formula="of:=UNICODE([.C57])" office:value-type="float" office:value="10278">
            <text:p>10278</text:p>
          </table:table-cell>
          <table:table-cell office:value-type="string">
            <text:p>⠦</text:p>
          </table:table-cell>
          <table:table-cell table:number-columns-repeated="15"/>
          <table:table-cell table:formula="of:=UNICODE([.W57])" office:value-type="float" office:value="1709">
            <text:p>1709</text:p>
          </table:table-cell>
          <table:table-cell table:number-columns-repeated="3"/>
          <table:table-cell table:number-columns-repeated="4" office:value-type="string">
            <text:p>ڭ</text:p>
          </table:table-cell>
          <table:table-cell office:value-type="string">
            <text:p>ñ</text:p>
          </table:table-cell>
          <table:table-cell table:number-columns-repeated="997"/>
        </table:table-row>
        <table:table-row table:style-name="ro1">
          <table:table-cell table:formula="of:=IF([.B58]=[.B57]+1;&quot;&quot;;&quot;note&quot;)">
            <text:p/>
          </table:table-cell>
          <table:table-cell table:formula="of:=UNICODE([.C58])" office:value-type="float" office:value="10279">
            <text:p>10279</text:p>
          </table:table-cell>
          <table:table-cell office:value-type="string">
            <text:p>⠧</text:p>
          </table:table-cell>
          <table:table-cell table:number-columns-repeated="19"/>
          <table:table-cell table:number-columns-repeated="4" office:value-type="string">
            <text:p>ه</text:p>
          </table:table-cell>
          <table:table-cell office:value-type="string">
            <text:p>e</text:p>
          </table:table-cell>
          <table:table-cell table:number-columns-repeated="997"/>
        </table:table-row>
        <table:table-row table:style-name="ro1">
          <table:table-cell table:formula="of:=IF([.B59]=[.B58]+1;&quot;&quot;;&quot;note&quot;)" office:value-type="string" office:string-value="note">
            <text:p>note</text:p>
          </table:table-cell>
          <table:table-cell table:formula="of:=UNICODE([.C59])" office:value-type="float" office:value="10282">
            <text:p>10282</text:p>
          </table:table-cell>
          <table:table-cell office:value-type="string">
            <text:p>⠪</text:p>
          </table:table-cell>
          <table:table-cell table:number-columns-repeated="15"/>
          <table:table-cell table:formula="of:=UNICODE([.W59])" office:value-type="float" office:value="1607">
            <text:p>1607</text:p>
          </table:table-cell>
          <table:table-cell table:number-columns-repeated="3"/>
          <table:table-cell table:number-columns-repeated="4" office:value-type="string">
            <text:p>ه</text:p>
          </table:table-cell>
          <table:table-cell office:value-type="string">
            <text:p>h</text:p>
          </table:table-cell>
          <table:table-cell table:number-columns-repeated="997"/>
        </table:table-row>
        <table:table-row table:style-name="ro1">
          <table:table-cell table:formula="of:=IF([.B60]=[.B59]+1;&quot;&quot;;&quot;note&quot;)" office:value-type="string" office:string-value="note">
            <text:p>note</text:p>
          </table:table-cell>
          <table:table-cell table:formula="of:=UNICODE([.C60])" office:value-type="float" office:value="10284">
            <text:p>10284</text:p>
          </table:table-cell>
          <table:table-cell office:value-type="string">
            <text:p>⠬</text:p>
          </table:table-cell>
          <table:table-cell table:number-columns-repeated="19"/>
          <table:table-cell table:number-columns-repeated="4" office:value-type="string">
            <text:p>ج</text:p>
          </table:table-cell>
          <table:table-cell office:value-type="string">
            <text:p>j</text:p>
          </table:table-cell>
          <table:table-cell table:number-columns-repeated="997"/>
        </table:table-row>
        <table:table-row table:style-name="ro1">
          <table:table-cell table:formula="of:=IF([.B61]=[.B60]+1;&quot;&quot;;&quot;note&quot;)">
            <text:p/>
          </table:table-cell>
          <table:table-cell table:formula="of:=UNICODE([.C61])" office:value-type="float" office:value="10285">
            <text:p>10285</text:p>
          </table:table-cell>
          <table:table-cell office:value-type="string">
            <text:p>⠭</text:p>
          </table:table-cell>
          <table:table-cell table:number-columns-repeated="1021"/>
        </table:table-row>
        <table:table-row table:style-name="ro1">
          <table:table-cell table:formula="of:=IF([.B62]=[.B61]+1;&quot;&quot;;&quot;note&quot;)" office:value-type="string" office:string-value="note">
            <text:p>note</text:p>
          </table:table-cell>
          <table:table-cell table:formula="of:=UNICODE([.C62])" office:value-type="float" office:value="10287">
            <text:p>10287</text:p>
          </table:table-cell>
          <table:table-cell office:value-type="string">
            <text:p>⠯</text:p>
          </table:table-cell>
          <table:table-cell table:number-columns-repeated="1021"/>
        </table:table-row>
        <table:table-row table:style-name="ro1">
          <table:table-cell table:formula="of:=IF([.B63]=[.B62]+1;&quot;&quot;;&quot;note&quot;)">
            <text:p/>
          </table:table-cell>
          <table:table-cell table:formula="of:=UNICODE([.C63])" office:value-type="float" office:value="10288">
            <text:p>10288</text:p>
          </table:table-cell>
          <table:table-cell office:value-type="string">
            <text:p>⠰</text:p>
          </table:table-cell>
          <table:table-cell table:number-columns-repeated="1021"/>
        </table:table-row>
        <table:table-row table:style-name="ro1">
          <table:table-cell table:formula="of:=IF([.B64]=[.B63]+1;&quot;&quot;;&quot;note&quot;)">
            <text:p/>
          </table:table-cell>
          <table:table-cell table:formula="of:=UNICODE([.C64])" office:value-type="float" office:value="10289">
            <text:p>10289</text:p>
          </table:table-cell>
          <table:table-cell office:value-type="string">
            <text:p>⠱</text:p>
          </table:table-cell>
          <table:table-cell table:number-columns-repeated="1021"/>
        </table:table-row>
        <table:table-row table:style-name="ro1">
          <table:table-cell table:formula="of:=IF([.B65]=[.B64]+1;&quot;&quot;;&quot;note&quot;)">
            <text:p/>
          </table:table-cell>
          <table:table-cell table:formula="of:=UNICODE([.C65])" office:value-type="float" office:value="10290">
            <text:p>10290</text:p>
          </table:table-cell>
          <table:table-cell office:value-type="string">
            <text:p>⠲</text:p>
          </table:table-cell>
          <table:table-cell table:number-columns-repeated="1021"/>
        </table:table-row>
        <table:table-row table:style-name="ro1">
          <table:table-cell table:formula="of:=IF([.B66]=[.B65]+1;&quot;&quot;;&quot;note&quot;)" office:value-type="string" office:string-value="note">
            <text:p>note</text:p>
          </table:table-cell>
          <table:table-cell table:formula="of:=UNICODE([.C66])" office:value-type="float" office:value="10292">
            <text:p>10292</text:p>
          </table:table-cell>
          <table:table-cell office:value-type="string">
            <text:p>⠴</text:p>
          </table:table-cell>
          <table:table-cell table:number-columns-repeated="1021"/>
        </table:table-row>
        <table:table-row table:style-name="ro1">
          <table:table-cell table:formula="of:=IF([.B67]=[.B66]+1;&quot;&quot;;&quot;note&quot;)" office:value-type="string" office:string-value="note">
            <text:p>note</text:p>
          </table:table-cell>
          <table:table-cell table:formula="of:=UNICODE([.C67])" office:value-type="float" office:value="10294">
            <text:p>10294</text:p>
          </table:table-cell>
          <table:table-cell office:value-type="string">
            <text:p>⠶</text:p>
          </table:table-cell>
          <table:table-cell table:number-columns-repeated="1021"/>
        </table:table-row>
        <table:table-row table:style-name="ro1">
          <table:table-cell table:formula="of:=IF([.B68]=[.B67]+1;&quot;&quot;;&quot;note&quot;)" office:value-type="string" office:string-value="note">
            <text:p>note</text:p>
          </table:table-cell>
          <table:table-cell table:formula="of:=UNICODE([.C68])" office:value-type="float" office:value="10300">
            <text:p>10300</text:p>
          </table:table-cell>
          <table:table-cell office:value-type="string">
            <text:p>⠼</text:p>
          </table:table-cell>
          <table:table-cell table:number-columns-repeated="102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7" table:default-cell-style-name="ce13"/>
        <table:table-column table:style-name="co9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3" table:default-cell-style-name="ce13"/>
        <table:table-column table:style-name="co31" table:default-cell-style-name="ce13"/>
        <table:table-column table:style-name="co34" table:default-cell-style-name="ce13"/>
        <table:table-column table:style-name="co35" table:default-cell-style-name="ce13"/>
        <table:table-column table:style-name="co36" table:default-cell-style-name="ce13"/>
        <table:table-column table:style-name="co37" table:default-cell-style-name="ce13"/>
        <table:table-column table:style-name="co17" table:default-cell-style-name="ce13"/>
        <table:table-column table:style-name="co38" table:default-cell-style-name="ce13"/>
        <table:table-column table:style-name="co39" table:default-cell-style-name="ce20"/>
        <table:table-column table:style-name="co27" table:default-cell-style-name="ce23"/>
        <table:table-column table:style-name="co40" table:default-cell-style-name="ce27"/>
        <table:table-column table:style-name="co41" table:default-cell-style-name="ce23"/>
        <table:table-column table:style-name="co27" table:default-cell-style-name="ce27"/>
        <table:table-column table:style-name="co27" table:default-cell-style-name="ce23"/>
        <table:table-column table:style-name="co27" table:number-columns-repeated="2" table:default-cell-style-name="ce27"/>
        <table:table-column table:style-name="co42" table:default-cell-style-name="ce13"/>
        <table:table-column table:style-name="co27" table:default-cell-style-name="ce13"/>
        <table:table-column table:style-name="co29" table:default-cell-style-name="ce29"/>
        <table:table-column table:style-name="co43" table:default-cell-style-name="ce13"/>
        <table:table-column table:style-name="co44" table:default-cell-style-name="ce13"/>
        <table:table-column table:style-name="co17" table:number-columns-repeated="994" table:default-cell-style-name="ce13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Alone</text:p>
          </table:table-cell>
          <table:table-cell office:value-type="string">
            <text:p>Final</text:p>
          </table:table-cell>
          <table:table-cell office:value-type="string">
            <text:p>Medial</text:p>
          </table:table-cell>
          <table:table-cell office:value-type="string">
            <text:p>Initial</text:p>
          </table:table-cell>
          <table:table-cell table:number-columns-repeated="1009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0243">
            <text:p>10243</text:p>
          </table:table-cell>
          <table:table-cell table:formula="of:=UNICHAR([.D5])" office:value-type="string" office:string-value="⠃">
            <text:p>⠃</text:p>
          </table:table-cell>
          <table:table-cell/>
          <table:table-cell table:formula="of:=UNICODE([.H5])" office:value-type="float" office:value="1073">
            <text:p>1073</text:p>
          </table:table-cell>
          <table:table-cell office:value-type="string">
            <text:p>б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4" office:value-type="string">
            <text:p>ب</text:p>
          </table:table-cell>
          <table:table-cell table:formula="of:=IF([.O5]=[.L5])" office:value-type="boolean" office:boolean-value="true">
            <text:p>TRUE</text:p>
          </table:table-cell>
          <table:table-cell table:style-name="ce20" office:value-type="string">
            <text:p>ဘ</text:p>
          </table:table-cell>
          <table:table-cell table:style-name="ce13" office:value-type="string">
            <text:p>bha</text:p>
          </table:table-cell>
          <table:table-cell table:formula="of:=LEFT([.R5];LEN([.R5])-1)" office:value-type="string" office:string-value="bh">
            <text:p>bh</text:p>
          </table:table-cell>
          <table:table-cell table:formula="of:=IF([.S5]=[.K5];&quot;same&quot;;&quot;&quot;)">
            <text:p/>
          </table:table-cell>
          <table:table-cell office:value-type="string">
            <text:p>similar</text:p>
          </table:table-cell>
          <table:table-cell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27" office:value-type="float" office:value="2">
            <text:p>2</text:p>
          </table:table-cell>
          <table:table-cell office:value-type="string">
            <text:p>བ</text:p>
          </table:table-cell>
          <table:table-cell office:value-type="string">
            <text:p>ba</text:p>
          </table:table-cell>
          <table:table-cell office:value-type="string">
            <text:p>b</text:p>
          </table:table-cell>
          <table:table-cell table:number-columns-repeated="994"/>
        </table:table-row>
        <table:table-row table:style-name="ro4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10265">
            <text:p>10265</text:p>
          </table:table-cell>
          <table:table-cell table:formula="of:=UNICHAR([.D6])" office:value-type="string" office:string-value="⠙">
            <text:p>⠙</text:p>
          </table:table-cell>
          <table:table-cell/>
          <table:table-cell table:formula="of:=UNICODE([.H6])" office:value-type="float" office:value="1076">
            <text:p>1076</text:p>
          </table:table-cell>
          <table:table-cell office:value-type="string">
            <text:p>д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4" office:value-type="string">
            <text:p>د</text:p>
          </table:table-cell>
          <table:table-cell table:formula="of:=IF([.O6]=[.L6])" office:value-type="boolean" office:boolean-value="true">
            <text:p>TRUE</text:p>
          </table:table-cell>
          <table:table-cell table:style-name="ce20" office:value-type="string">
            <text:p>ဒ</text:p>
          </table:table-cell>
          <table:table-cell table:style-name="ce13" office:value-type="string">
            <text:p>da</text:p>
          </table:table-cell>
          <table:table-cell table:formula="of:=LEFT([.R6];LEN([.R6])-1)" office:value-type="string" office:string-value="d">
            <text:p>d</text:p>
          </table:table-cell>
          <table:table-cell table:formula="of:=IF([.S6]=[.K6];&quot;same&quot;;&quot;&quot;)" office:value-type="string" office:string-value="same">
            <text:p>same</text:p>
          </table:table-cell>
          <table:table-cell/>
          <table:table-cell office:value-type="float" office:value="3">
            <text:p>3</text:p>
          </table:table-cell>
          <table:table-cell table:style-name="ce27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27" office:value-type="float" office:value="3">
            <text:p>3</text:p>
          </table:table-cell>
          <table:table-cell office:value-type="string">
            <text:p>ད</text:p>
          </table:table-cell>
          <table:table-cell office:value-type="string">
            <text:p>da</text:p>
          </table:table-cell>
          <table:table-cell office:value-type="string">
            <text:p>d</text:p>
          </table:table-cell>
          <table:table-cell table:number-columns-repeated="994"/>
        </table:table-row>
        <table:table-row table:style-name="ro4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10267">
            <text:p>10267</text:p>
          </table:table-cell>
          <table:table-cell table:formula="of:=UNICHAR([.D7])" office:value-type="string" office:string-value="⠛">
            <text:p>⠛</text:p>
          </table:table-cell>
          <table:table-cell/>
          <table:table-cell table:formula="of:=UNICODE([.H7])" office:value-type="float" office:value="1075">
            <text:p>1075</text:p>
          </table:table-cell>
          <table:table-cell office:value-type="string">
            <text:p>г</text:p>
          </table:table-cell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4" office:value-type="string">
            <text:p>گ</text:p>
          </table:table-cell>
          <table:table-cell table:formula="of:=IF([.O7]=[.L7])" office:value-type="boolean" office:boolean-value="true">
            <text:p>TRUE</text:p>
          </table:table-cell>
          <table:table-cell table:style-name="ce20" office:value-type="string">
            <text:p>ဂ</text:p>
          </table:table-cell>
          <table:table-cell table:style-name="ce13" office:value-type="string">
            <text:p>ga</text:p>
          </table:table-cell>
          <table:table-cell table:formula="of:=LEFT([.R7];LEN([.R7])-1)" office:value-type="string" office:string-value="g">
            <text:p>g</text:p>
          </table:table-cell>
          <table:table-cell table:formula="of:=IF([.S7]=[.K7];&quot;same&quot;;&quot;&quot;)" office:value-type="string" office:string-value="same">
            <text:p>same</text:p>
          </table:table-cell>
          <table:table-cell/>
          <table:table-cell office:value-type="float" office:value="4">
            <text:p>4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27" office:value-type="float" office:value="4">
            <text:p>4</text:p>
          </table:table-cell>
          <table:table-cell office:value-type="string">
            <text:p>ག</text:p>
          </table:table-cell>
          <table:table-cell office:value-type="string">
            <text:p>ga</text:p>
          </table:table-cell>
          <table:table-cell office:value-type="string">
            <text:p>g</text:p>
          </table:table-cell>
          <table:table-cell table:number-columns-repeated="994"/>
        </table:table-row>
        <table:table-row table:style-name="ro4">
          <table:table-cell office:value-type="float" office:value="4">
            <text:p>4</text:p>
          </table:table-cell>
          <table:table-cell/>
          <table:table-cell office:value-type="float" office:value="14">
            <text:p>14</text:p>
          </table:table-cell>
          <table:table-cell office:value-type="float" office:value="10245">
            <text:p>10245</text:p>
          </table:table-cell>
          <table:table-cell table:formula="of:=UNICHAR([.D8])" office:value-type="string" office:string-value="⠅">
            <text:p>⠅</text:p>
          </table:table-cell>
          <table:table-cell/>
          <table:table-cell table:formula="of:=UNICODE([.H8])" office:value-type="float" office:value="1082">
            <text:p>1082</text:p>
          </table:table-cell>
          <table:table-cell office:value-type="string">
            <text:p>к</text:p>
          </table:table-cell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 table:number-columns-repeated="4" office:value-type="string">
            <text:p>ك</text:p>
          </table:table-cell>
          <table:table-cell table:formula="of:=IF([.O8]=[.L8])" office:value-type="boolean" office:boolean-value="true">
            <text:p>TRUE</text:p>
          </table:table-cell>
          <table:table-cell table:style-name="ce20" office:value-type="string">
            <text:p>က</text:p>
          </table:table-cell>
          <table:table-cell table:style-name="ce13" office:value-type="string">
            <text:p>ka</text:p>
          </table:table-cell>
          <table:table-cell table:formula="of:=LEFT([.R8];LEN([.R8])-1)" office:value-type="string" office:string-value="k">
            <text:p>k</text:p>
          </table:table-cell>
          <table:table-cell table:formula="of:=IF([.S8]=[.K8];&quot;same&quot;;&quot;&quot;)" office:value-type="string" office:string-value="same">
            <text:p>same</text:p>
          </table:table-cell>
          <table:table-cell/>
          <table:table-cell office:value-type="float" office:value="6">
            <text:p>6</text:p>
          </table:table-cell>
          <table:table-cell table:style-name="ce27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/>
          <table:table-cell table:style-name="ce27" office:value-type="float" office:value="6">
            <text:p>6</text:p>
          </table:table-cell>
          <table:table-cell office:value-type="string">
            <text:p>ཀ</text:p>
          </table:table-cell>
          <table:table-cell office:value-type="string">
            <text:p>ka</text:p>
          </table:table-cell>
          <table:table-cell office:value-type="string">
            <text:p>k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0"/>
          <table:table-cell table:style-name="ce13"/>
          <table:table-cell table:number-columns-repeated="4"/>
          <table:table-cell table:style-name="ce27"/>
          <table:table-cell table:number-columns-repeated="3"/>
          <table:table-cell table:style-name="ce27"/>
          <table:table-cell table:number-columns-repeated="997"/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float" office:value="16">
            <text:p>16</text:p>
          </table:table-cell>
          <table:table-cell office:value-type="float" office:value="10253">
            <text:p>10253</text:p>
          </table:table-cell>
          <table:table-cell table:formula="of:=UNICHAR([.D10])" office:value-type="string" office:string-value="⠍">
            <text:p>⠍</text:p>
          </table:table-cell>
          <table:table-cell/>
          <table:table-cell table:formula="of:=UNICODE([.H10])" office:value-type="float" office:value="1084">
            <text:p>1084</text:p>
          </table:table-cell>
          <table:table-cell office:value-type="string">
            <text:p>м</text:p>
          </table:table-cell>
          <table:table-cell office:value-type="string">
            <text:p>m</text:p>
          </table:table-cell>
          <table:table-cell/>
          <table:table-cell office:value-type="string">
            <text:p>m</text:p>
          </table:table-cell>
          <table:table-cell table:number-columns-repeated="4" office:value-type="string">
            <text:p>م</text:p>
          </table:table-cell>
          <table:table-cell table:formula="of:=IF([.O10]=[.L10])" office:value-type="boolean" office:boolean-value="true">
            <text:p>TRUE</text:p>
          </table:table-cell>
          <table:table-cell table:style-name="ce20" office:value-type="string">
            <text:p>မ</text:p>
          </table:table-cell>
          <table:table-cell table:style-name="ce13" office:value-type="string">
            <text:p>ma</text:p>
          </table:table-cell>
          <table:table-cell table:formula="of:=LEFT([.R10];LEN([.R10])-1)" office:value-type="string" office:string-value="m">
            <text:p>m</text:p>
          </table:table-cell>
          <table:table-cell table:formula="of:=IF([.S10]=[.K10];&quot;same&quot;;&quot;&quot;)" office:value-type="string" office:string-value="same">
            <text:p>same</text:p>
          </table:table-cell>
          <table:table-cell/>
          <table:table-cell office:value-type="float" office:value="8">
            <text:p>8</text:p>
          </table:table-cell>
          <table:table-cell table:style-name="ce27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/>
          <table:table-cell table:style-name="ce27" office:value-type="float" office:value="8">
            <text:p>8</text:p>
          </table:table-cell>
          <table:table-cell office:value-type="string">
            <text:p>མ</text:p>
          </table:table-cell>
          <table:table-cell office:value-type="string">
            <text:p>ma</text:p>
          </table:table-cell>
          <table:table-cell office:value-type="string">
            <text:p>m</text:p>
          </table:table-cell>
          <table:table-cell table:number-columns-repeated="994"/>
        </table:table-row>
        <table:table-row table:style-name="ro4">
          <table:table-cell office:value-type="float" office:value="7">
            <text:p>7</text:p>
          </table:table-cell>
          <table:table-cell/>
          <table:table-cell office:value-type="float" office:value="17">
            <text:p>17</text:p>
          </table:table-cell>
          <table:table-cell office:value-type="float" office:value="10269">
            <text:p>10269</text:p>
          </table:table-cell>
          <table:table-cell table:formula="of:=UNICHAR([.D11])" office:value-type="string" office:string-value="⠝">
            <text:p>⠝</text:p>
          </table:table-cell>
          <table:table-cell/>
          <table:table-cell table:formula="of:=UNICODE([.H11])" office:value-type="float" office:value="1085">
            <text:p>1085</text:p>
          </table:table-cell>
          <table:table-cell office:value-type="string">
            <text:p>н</text:p>
          </table:table-cell>
          <table:table-cell office:value-type="string">
            <text:p>n</text:p>
          </table:table-cell>
          <table:table-cell/>
          <table:table-cell office:value-type="string">
            <text:p>n</text:p>
          </table:table-cell>
          <table:table-cell table:number-columns-repeated="4" office:value-type="string">
            <text:p>ن</text:p>
          </table:table-cell>
          <table:table-cell table:formula="of:=IF([.O11]=[.L11])" office:value-type="boolean" office:boolean-value="true">
            <text:p>TRUE</text:p>
          </table:table-cell>
          <table:table-cell table:style-name="ce20" office:value-type="string">
            <text:p>န</text:p>
          </table:table-cell>
          <table:table-cell table:style-name="ce13" office:value-type="string">
            <text:p>na</text:p>
          </table:table-cell>
          <table:table-cell table:formula="of:=LEFT([.R11];LEN([.R11])-1)" office:value-type="string" office:string-value="n">
            <text:p>n</text:p>
          </table:table-cell>
          <table:table-cell table:formula="of:=IF([.S11]=[.K11];&quot;same&quot;;&quot;&quot;)" office:value-type="string" office:string-value="same">
            <text:p>same</text:p>
          </table:table-cell>
          <table:table-cell/>
          <table:table-cell office:value-type="float" office:value="9">
            <text:p>9</text:p>
          </table:table-cell>
          <table:table-cell table:style-name="ce27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/>
          <table:table-cell table:style-name="ce27" office:value-type="float" office:value="9">
            <text:p>9</text:p>
          </table:table-cell>
          <table:table-cell office:value-type="string">
            <text:p>ན</text:p>
          </table:table-cell>
          <table:table-cell office:value-type="string">
            <text:p>na</text:p>
          </table:table-cell>
          <table:table-cell office:value-type="string">
            <text:p>n</text:p>
          </table:table-cell>
          <table:table-cell table:number-columns-repeated="994"/>
        </table:table-row>
        <table:table-row table:style-name="ro4">
          <table:table-cell office:value-type="float" office:value="8">
            <text:p>8</text:p>
          </table:table-cell>
          <table:table-cell/>
          <table:table-cell office:value-type="float" office:value="19">
            <text:p>19</text:p>
          </table:table-cell>
          <table:table-cell office:value-type="float" office:value="10255">
            <text:p>10255</text:p>
          </table:table-cell>
          <table:table-cell table:formula="of:=UNICHAR([.D12])" office:value-type="string" office:string-value="⠏">
            <text:p>⠏</text:p>
          </table:table-cell>
          <table:table-cell/>
          <table:table-cell table:formula="of:=UNICODE([.H12])" office:value-type="float" office:value="1087">
            <text:p>1087</text:p>
          </table:table-cell>
          <table:table-cell office:value-type="string">
            <text:p>п</text:p>
          </table:table-cell>
          <table:table-cell office:value-type="string">
            <text:p>p</text:p>
          </table:table-cell>
          <table:table-cell/>
          <table:table-cell office:value-type="string">
            <text:p>p</text:p>
          </table:table-cell>
          <table:table-cell table:number-columns-repeated="4" office:value-type="string">
            <text:p>پ</text:p>
          </table:table-cell>
          <table:table-cell table:formula="of:=IF([.O12]=[.L12])" office:value-type="boolean" office:boolean-value="true">
            <text:p>TRUE</text:p>
          </table:table-cell>
          <table:table-cell table:style-name="ce20" office:value-type="string">
            <text:p>ပ</text:p>
          </table:table-cell>
          <table:table-cell table:style-name="ce13" office:value-type="string">
            <text:p>pa</text:p>
          </table:table-cell>
          <table:table-cell table:formula="of:=LEFT([.R12];LEN([.R12])-1)" office:value-type="string" office:string-value="p">
            <text:p>p</text:p>
          </table:table-cell>
          <table:table-cell table:formula="of:=IF([.S12]=[.K12];&quot;same&quot;;&quot;&quot;)" office:value-type="string" office:string-value="same">
            <text:p>same</text:p>
          </table:table-cell>
          <table:table-cell/>
          <table:table-cell office:value-type="float" office:value="10">
            <text:p>10</text:p>
          </table:table-cell>
          <table:table-cell table:style-name="ce27"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/>
          <table:table-cell table:style-name="ce27" office:value-type="float" office:value="10">
            <text:p>10</text:p>
          </table:table-cell>
          <table:table-cell office:value-type="string">
            <text:p>པ</text:p>
          </table:table-cell>
          <table:table-cell office:value-type="string">
            <text:p>pa</text:p>
          </table:table-cell>
          <table:table-cell office:value-type="string">
            <text:p>p</text:p>
          </table:table-cell>
          <table:table-cell table:number-columns-repeated="994"/>
        </table:table-row>
        <table:table-row table:style-name="ro4">
          <table:table-cell office:value-type="float" office:value="10">
            <text:p>10</text:p>
          </table:table-cell>
          <table:table-cell/>
          <table:table-cell office:value-type="float" office:value="23">
            <text:p>23</text:p>
          </table:table-cell>
          <table:table-cell office:value-type="float" office:value="10270">
            <text:p>10270</text:p>
          </table:table-cell>
          <table:table-cell table:formula="of:=UNICHAR([.D13])" office:value-type="string" office:string-value="⠞">
            <text:p>⠞</text:p>
          </table:table-cell>
          <table:table-cell/>
          <table:table-cell table:formula="of:=UNICODE([.H13])" office:value-type="float" office:value="1090">
            <text:p>1090</text:p>
          </table:table-cell>
          <table:table-cell office:value-type="string">
            <text:p>т</text:p>
          </table:table-cell>
          <table:table-cell office:value-type="string">
            <text:p>t</text:p>
          </table:table-cell>
          <table:table-cell/>
          <table:table-cell office:value-type="string">
            <text:p>t</text:p>
          </table:table-cell>
          <table:table-cell table:number-columns-repeated="4" office:value-type="string">
            <text:p>ت</text:p>
          </table:table-cell>
          <table:table-cell table:formula="of:=IF([.O13]=[.L13])" office:value-type="boolean" office:boolean-value="true">
            <text:p>TRUE</text:p>
          </table:table-cell>
          <table:table-cell table:style-name="ce20" office:value-type="string">
            <text:p>တ</text:p>
          </table:table-cell>
          <table:table-cell table:style-name="ce13" office:value-type="string">
            <text:p>ta</text:p>
          </table:table-cell>
          <table:table-cell table:formula="of:=LEFT([.R13];LEN([.R13])-1)" office:value-type="string" office:string-value="t">
            <text:p>t</text:p>
          </table:table-cell>
          <table:table-cell table:formula="of:=IF([.S13]=[.K13];&quot;same&quot;;&quot;&quot;)" office:value-type="string" office:string-value="same">
            <text:p>same</text:p>
          </table:table-cell>
          <table:table-cell/>
          <table:table-cell office:value-type="float" office:value="13">
            <text:p>13</text:p>
          </table:table-cell>
          <table:table-cell table:style-name="ce27" office:value-type="float" office:value="13">
            <text:p>13</text:p>
          </table:table-cell>
          <table:table-cell table:number-columns-repeated="2" table:style-name="ce23" office:value-type="float" office:value="12">
            <text:p>12</text:p>
          </table:table-cell>
          <table:table-cell office:value-type="string">
            <text:p>/ 12 ?</text:p>
          </table:table-cell>
          <table:table-cell office:value-type="float" office:value="13">
            <text:p>13</text:p>
          </table:table-cell>
          <table:table-cell office:value-type="string">
            <text:p>ཏ</text:p>
          </table:table-cell>
          <table:table-cell office:value-type="string">
            <text:p>ta</text:p>
          </table:table-cell>
          <table:table-cell office:value-type="string">
            <text:p>t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0"/>
          <table:table-cell table:style-name="ce13"/>
          <table:table-cell table:number-columns-repeated="4"/>
          <table:table-cell table:style-name="ce27"/>
          <table:table-cell table:style-name="ce23" table:number-columns-repeated="2"/>
          <table:table-cell table:number-columns-repeated="999"/>
        </table:table-row>
        <table:table-row table:style-name="ro4"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float" office:value="10247">
            <text:p>10247</text:p>
          </table:table-cell>
          <table:table-cell table:formula="of:=UNICHAR([.D15])" office:value-type="string" office:string-value="⠇">
            <text:p>⠇</text:p>
          </table:table-cell>
          <table:table-cell/>
          <table:table-cell table:formula="of:=UNICODE([.H15])" office:value-type="float" office:value="1083">
            <text:p>1083</text:p>
          </table:table-cell>
          <table:table-cell office:value-type="string">
            <text:p>л</text:p>
          </table:table-cell>
          <table:table-cell office:value-type="string">
            <text:p>l</text:p>
          </table:table-cell>
          <table:table-cell/>
          <table:table-cell office:value-type="string">
            <text:p>l</text:p>
          </table:table-cell>
          <table:table-cell table:number-columns-repeated="4" office:value-type="string">
            <text:p>ل</text:p>
          </table:table-cell>
          <table:table-cell table:formula="of:=IF([.O15]=[.L15])" office:value-type="boolean" office:boolean-value="true">
            <text:p>TRUE</text:p>
          </table:table-cell>
          <table:table-cell table:style-name="ce20" office:value-type="string">
            <text:p>လ</text:p>
          </table:table-cell>
          <table:table-cell table:style-name="ce13" office:value-type="string">
            <text:p>la</text:p>
          </table:table-cell>
          <table:table-cell table:formula="of:=LEFT([.R15];LEN([.R15])-1)" office:value-type="string" office:string-value="l">
            <text:p>l</text:p>
          </table:table-cell>
          <table:table-cell table:formula="of:=IF([.S15]=[.K15];&quot;same&quot;;&quot;&quot;)" office:value-type="string" office:string-value="same">
            <text:p>same</text:p>
          </table:table-cell>
          <table:table-cell/>
          <table:table-cell office:value-type="float" office:value="7">
            <text:p>7</text:p>
          </table:table-cell>
          <table:table-cell table:style-name="ce27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/>
          <table:table-cell table:style-name="ce27" office:value-type="float" office:value="7">
            <text:p>7</text:p>
          </table:table-cell>
          <table:table-cell office:value-type="string">
            <text:p>ལ</text:p>
          </table:table-cell>
          <table:table-cell office:value-type="string">
            <text:p>la</text:p>
          </table:table-cell>
          <table:table-cell office:value-type="string">
            <text:p>l</text:p>
          </table:table-cell>
          <table:table-cell table:number-columns-repeated="994"/>
        </table:table-row>
        <table:table-row table:style-name="ro4">
          <table:table-cell office:value-type="float" office:value="9">
            <text:p>9</text:p>
          </table:table-cell>
          <table:table-cell/>
          <table:table-cell office:value-type="float" office:value="21">
            <text:p>21</text:p>
          </table:table-cell>
          <table:table-cell office:value-type="float" office:value="10263">
            <text:p>10263</text:p>
          </table:table-cell>
          <table:table-cell table:formula="of:=UNICHAR([.D16])" office:value-type="string" office:string-value="⠗">
            <text:p>⠗</text:p>
          </table:table-cell>
          <table:table-cell/>
          <table:table-cell table:formula="of:=UNICODE([.H16])" office:value-type="float" office:value="1088">
            <text:p>1088</text:p>
          </table:table-cell>
          <table:table-cell office:value-type="string">
            <text:p>р</text:p>
          </table:table-cell>
          <table:table-cell office:value-type="string">
            <text:p>r</text:p>
          </table:table-cell>
          <table:table-cell/>
          <table:table-cell office:value-type="string">
            <text:p>r</text:p>
          </table:table-cell>
          <table:table-cell table:number-columns-repeated="4" office:value-type="string">
            <text:p>ر</text:p>
          </table:table-cell>
          <table:table-cell table:formula="of:=IF([.O16]=[.L16])" office:value-type="boolean" office:boolean-value="true">
            <text:p>TRUE</text:p>
          </table:table-cell>
          <table:table-cell table:style-name="ce20" office:value-type="string">
            <text:p>ရ</text:p>
          </table:table-cell>
          <table:table-cell table:style-name="ce13" office:value-type="string">
            <text:p>ra</text:p>
          </table:table-cell>
          <table:table-cell table:formula="of:=LEFT([.R16];LEN([.R16])-1)" office:value-type="string" office:string-value="r">
            <text:p>r</text:p>
          </table:table-cell>
          <table:table-cell table:formula="of:=IF([.S16]=[.K16];&quot;same&quot;;&quot;&quot;)" office:value-type="string" office:string-value="same">
            <text:p>same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10 / ?</text:p>
          </table:table-cell>
          <table:table-cell office:value-type="float" office:value="11">
            <text:p>11</text:p>
          </table:table-cell>
          <table:table-cell office:value-type="string">
            <text:p>ར</text:p>
          </table:table-cell>
          <table:table-cell office:value-type="string">
            <text:p>ra</text:p>
          </table:table-cell>
          <table:table-cell office:value-type="string">
            <text:p>r</text:p>
          </table:table-cell>
          <table:table-cell table:number-columns-repeated="994"/>
        </table:table-row>
        <table:table-row table:style-name="ro4">
          <table:table-cell office:value-type="float" office:value="12">
            <text:p>12</text:p>
          </table:table-cell>
          <table:table-cell/>
          <table:table-cell office:value-type="float" office:value="49">
            <text:p>49</text:p>
          </table:table-cell>
          <table:table-cell office:value-type="float" office:value="10298">
            <text:p>10298</text:p>
          </table:table-cell>
          <table:table-cell table:formula="of:=UNICHAR([.D17])" office:value-type="string" office:string-value="⠺">
            <text:p>⠺</text:p>
          </table:table-cell>
          <table:table-cell/>
          <table:table-cell table:formula="of:=UNICODE([.H17])" office:value-type="float" office:value="1074">
            <text:p>1074</text:p>
          </table:table-cell>
          <table:table-cell office:value-type="string">
            <text:p>в</text:p>
          </table:table-cell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table:number-columns-repeated="4" office:value-type="string">
            <text:p>ۆ</text:p>
          </table:table-cell>
          <table:table-cell table:formula="of:=IF([.O17]=[.L17])" office:value-type="boolean" office:boolean-value="true">
            <text:p>TRUE</text:p>
          </table:table-cell>
          <table:table-cell table:style-name="ce20" office:value-type="string">
            <text:p>ဝ</text:p>
          </table:table-cell>
          <table:table-cell table:style-name="ce13" office:value-type="string">
            <text:p>va</text:p>
          </table:table-cell>
          <table:table-cell table:formula="of:=LEFT([.R17];LEN([.R17])-1)" office:value-type="string" office:string-value="v">
            <text:p>v</text:p>
          </table:table-cell>
          <table:table-cell table:formula="of:=IF([.S17]=[.K17];&quot;same&quot;;&quot;&quot;)" office:value-type="string" office:string-value="same">
            <text:p>same</text:p>
          </table:table-cell>
          <table:table-cell office:value-type="string">
            <text:p>very similar</text:p>
          </table:table-cell>
          <table:table-cell office:value-type="float" office:value="16">
            <text:p>16</text:p>
          </table:table-cell>
          <table:table-cell table:style-name="ce27" office:value-type="float" office:value="16">
            <text:p>16</text:p>
          </table:table-cell>
          <table:table-cell table:number-columns-repeated="2"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ཝ</text:p>
          </table:table-cell>
          <table:table-cell office:value-type="string">
            <text:p>wa</text:p>
          </table:table-cell>
          <table:table-cell office:value-type="string">
            <text:p>w</text:p>
          </table:table-cell>
          <table:table-cell table:number-columns-repeated="994"/>
        </table:table-row>
        <table:table-row table:style-name="ro4">
          <table:table-cell office:value-type="float" office:value="11">
            <text:p>11</text:p>
          </table:table-cell>
          <table:table-cell/>
          <table:table-cell office:value-type="float" office:value="8">
            <text:p>8</text:p>
          </table:table-cell>
          <table:table-cell office:value-type="float" office:value="10259">
            <text:p>10259</text:p>
          </table:table-cell>
          <table:table-cell table:formula="of:=UNICHAR([.D18])" office:value-type="string" office:string-value="⠓">
            <text:p>⠓</text:p>
          </table:table-cell>
          <table:table-cell/>
          <table:table-cell table:formula="of:=UNICODE([.H18])" office:value-type="float" office:value="1093">
            <text:p>1093</text:p>
          </table:table-cell>
          <table:table-cell office:value-type="string">
            <text:p>х</text:p>
          </table:table-cell>
          <table:table-cell office:value-type="string">
            <text:p>kh</text:p>
          </table:table-cell>
          <table:table-cell/>
          <table:table-cell office:value-type="string">
            <text:p>x</text:p>
          </table:table-cell>
          <table:table-cell table:number-columns-repeated="4" office:value-type="string">
            <text:p>ح</text:p>
          </table:table-cell>
          <table:table-cell table:formula="of:=IF([.O18]=[.L18])" office:value-type="boolean" office:boolean-value="true">
            <text:p>TRUE</text:p>
          </table:table-cell>
          <table:table-cell table:style-name="ce20" office:value-type="string">
            <text:p>ဟ</text:p>
          </table:table-cell>
          <table:table-cell table:style-name="ce13" office:value-type="string">
            <text:p>ha</text:p>
          </table:table-cell>
          <table:table-cell table:formula="of:=LEFT([.R18];LEN([.R18])-1)" office:value-type="string" office:string-value="h">
            <text:p>h</text:p>
          </table:table-cell>
          <table:table-cell table:formula="of:=IF([.S18]=[.K18];&quot;same&quot;;&quot;&quot;)">
            <text:p/>
          </table:table-cell>
          <table:table-cell office:value-type="string">
            <text:p>very similar</text:p>
          </table:table-cell>
          <table:table-cell office:value-type="float" office:value="5">
            <text:p>5</text:p>
          </table:table-cell>
          <table:table-cell table:style-name="ce27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27" office:value-type="float" office:value="5">
            <text:p>5</text:p>
          </table:table-cell>
          <table:table-cell office:value-type="string">
            <text:p>ཧ</text:p>
          </table:table-cell>
          <table:table-cell office:value-type="string">
            <text:p>ha</text:p>
          </table:table-cell>
          <table:table-cell office:value-type="string">
            <text:p>h</text:p>
          </table:table-cell>
          <table:table-cell table:number-columns-repeated="994"/>
        </table:table-row>
        <table:table-row table:style-name="ro1">
          <table:table-cell table:style-name="ce1" table:number-columns-repeated="16"/>
          <table:table-cell table:style-name="ce5"/>
          <table:table-cell table:style-name="ce1"/>
          <table:table-cell table:style-name="ce24"/>
          <table:table-cell table:style-name="ce28"/>
          <table:table-cell table:style-name="ce24"/>
          <table:table-cell table:style-name="ce28" table:number-columns-repeated="4"/>
          <table:table-cell table:style-name="ce1" table:number-columns-repeated="2"/>
          <table:table-cell table:style-name="ce30"/>
          <table:table-cell table:style-name="ce1" table:number-columns-repeated="996"/>
        </table:table-row>
        <table:table-row table:style-name="ro4">
          <table:table-cell office:value-type="float" office:value="13">
            <text:p>13</text:p>
          </table:table-cell>
          <table:table-cell/>
          <table:table-cell table:style-name="ce14" office:value-type="float" office:value="22">
            <text:p>22</text:p>
          </table:table-cell>
          <table:table-cell table:style-name="ce16" office:value-type="float" office:value="10254">
            <text:p>10254</text:p>
          </table:table-cell>
          <table:table-cell table:style-name="ce16" table:formula="of:=UNICHAR([.D20])" office:value-type="string" office:string-value="⠎">
            <text:p>⠎</text:p>
          </table:table-cell>
          <table:table-cell table:style-name="ce16"/>
          <table:table-cell table:style-name="ce16" table:formula="of:=UNICODE([.H20])" office:value-type="float" office:value="1089">
            <text:p>1089</text:p>
          </table:table-cell>
          <table:table-cell table:style-name="ce16" office:value-type="string">
            <text:p>с</text:p>
          </table:table-cell>
          <table:table-cell table:style-name="ce16" office:value-type="string">
            <text:p>s</text:p>
          </table:table-cell>
          <table:table-cell table:style-name="ce16"/>
          <table:table-cell table:style-name="ce16" office:value-type="string">
            <text:p>s</text:p>
          </table:table-cell>
          <table:table-cell table:number-columns-repeated="4" table:style-name="ce16" office:value-type="string">
            <text:p>س</text:p>
          </table:table-cell>
          <table:table-cell table:formula="of:=IF([.O20]=[.L20])" office:value-type="boolean" office:boolean-value="true">
            <text:p>TRUE</text:p>
          </table:table-cell>
          <table:table-cell table:style-name="ce21" office:value-type="string">
            <text:p>စ</text:p>
          </table:table-cell>
          <table:table-cell table:style-name="ce16" office:value-type="string">
            <text:p>ca</text:p>
          </table:table-cell>
          <table:table-cell table:style-name="ce25" table:formula="of:=LEFT([.R20];LEN([.R20])-1)" office:value-type="string" office:string-value="c">
            <text:p>c</text:p>
          </table:table-cell>
          <table:table-cell/>
          <table:table-cell office:value-type="string">
            <text:p>similar to č</text:p>
          </table:table-cell>
          <table:table-cell/>
          <table:table-cell office:value-type="float" office:value="12">
            <text:p>12</text:p>
          </table:table-cell>
          <table:table-cell/>
          <table:table-cell table:style-name="ce23" office:value-type="float" office:value="11">
            <text:p>11</text:p>
          </table:table-cell>
          <table:table-cell office:value-type="string">
            <text:p>/ 11 / ?</text:p>
          </table:table-cell>
          <table:table-cell office:value-type="float" office:value="12">
            <text:p>12</text:p>
          </table:table-cell>
          <table:table-cell office:value-type="string">
            <text:p>ཟ</text:p>
          </table:table-cell>
          <table:table-cell office:value-type="string">
            <text:p>za</text:p>
          </table:table-cell>
          <table:table-cell office:value-type="string">
            <text:p>z</text:p>
          </table:table-cell>
          <table:table-cell table:number-columns-repeated="994"/>
        </table:table-row>
        <table:table-row table:style-name="ro4">
          <table:table-cell office:value-type="float" office:value="14">
            <text:p>14</text:p>
          </table:table-cell>
          <table:table-cell/>
          <table:table-cell table:style-name="ce15" office:value-type="float" office:value="43">
            <text:p>43</text:p>
          </table:table-cell>
          <table:table-cell table:style-name="ce17" office:value-type="float" office:value="10297">
            <text:p>10297</text:p>
          </table:table-cell>
          <table:table-cell table:style-name="ce17" table:formula="of:=UNICHAR([.D21])" office:value-type="string" office:string-value="⠹">
            <text:p>⠹</text:p>
          </table:table-cell>
          <table:table-cell table:style-name="ce17"/>
          <table:table-cell table:style-name="ce17" table:formula="of:=UNICODE([.H21])" office:value-type="float" office:value="1179">
            <text:p>1179</text:p>
          </table:table-cell>
          <table:table-cell table:style-name="ce17" office:value-type="string">
            <text:p>қ</text:p>
          </table:table-cell>
          <table:table-cell table:style-name="ce17" office:value-type="string">
            <text:p>q</text:p>
          </table:table-cell>
          <table:table-cell table:style-name="ce17" table:formula="of:=LEN([.I21])" office:value-type="float" office:value="1">
            <text:p>1</text:p>
          </table:table-cell>
          <table:table-cell table:style-name="ce17" office:value-type="string">
            <text:p>q</text:p>
          </table:table-cell>
          <table:table-cell table:number-columns-repeated="4" table:style-name="ce17" office:value-type="string">
            <text:p>ق</text:p>
          </table:table-cell>
          <table:table-cell table:formula="of:=IF([.O21]=[.L21])" office:value-type="boolean" office:boolean-value="true">
            <text:p>TRUE</text:p>
          </table:table-cell>
          <table:table-cell table:style-name="ce22" office:value-type="string">
            <text:p>သ</text:p>
          </table:table-cell>
          <table:table-cell table:style-name="ce17" office:value-type="string">
            <text:p>sa</text:p>
          </table:table-cell>
          <table:table-cell table:style-name="ce26" table:formula="of:=LEFT([.R21];LEN([.R21])-1)" office:value-type="string" office:string-value="s">
            <text:p>s</text:p>
          </table:table-cell>
          <table:table-cell table:formula="of:=IF([.S21]=[.K21];&quot;same&quot;;&quot;&quot;)">
            <text:p/>
          </table:table-cell>
          <table:table-cell table:number-columns-repeated="6"/>
          <table:table-cell office:value-type="float" office:value="14">
            <text:p>14</text:p>
          </table:table-cell>
          <table:table-cell office:value-type="string">
            <text:p>ཅ</text:p>
          </table:table-cell>
          <table:table-cell office:value-type="string">
            <text:p>ca</text:p>
          </table:table-cell>
          <table:table-cell office:value-type="string">
            <text:p>c</text:p>
          </table:table-cell>
          <table:table-cell table:number-columns-repeated="994"/>
        </table:table-row>
        <table:table-row table:style-name="ro4">
          <table:table-cell office:value-type="float" office:value="15">
            <text:p>15</text:p>
          </table:table-cell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0241">
            <text:p>10241</text:p>
          </table:table-cell>
          <table:table-cell table:style-name="ce16" table:formula="of:=UNICHAR([.D22])" office:value-type="string" office:string-value="⠁">
            <text:p>⠁</text:p>
          </table:table-cell>
          <table:table-cell table:style-name="ce16"/>
          <table:table-cell table:style-name="ce16" table:formula="of:=UNICODE([.H22])" office:value-type="float" office:value="1072">
            <text:p>1072</text:p>
          </table:table-cell>
          <table:table-cell table:style-name="ce16" office:value-type="string">
            <text:p>а</text:p>
          </table:table-cell>
          <table:table-cell table:style-name="ce16" office:value-type="string">
            <text:p>a</text:p>
          </table:table-cell>
          <table:table-cell table:style-name="ce16"/>
          <table:table-cell table:style-name="ce18" office:value-type="string">
            <text:p>a</text:p>
          </table:table-cell>
          <table:table-cell table:number-columns-repeated="4" office:value-type="string">
            <text:p>ا</text:p>
          </table:table-cell>
          <table:table-cell table:formula="of:=IF([.O22]=[.L22])" office:value-type="boolean" office:boolean-value="true">
            <text:p>TRUE</text:p>
          </table:table-cell>
          <table:table-cell table:number-columns-repeated="4"/>
          <table:table-cell office:value-type="string">
            <text:p>similar to ’a</text:p>
          </table:table-cell>
          <table:table-cell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3"/>
          <table:table-cell table:style-name="ce27" office:value-type="float" office:value="1">
            <text:p>1</text:p>
          </table:table-cell>
          <table:table-cell office:value-type="string">
            <text:p>ཨ</text:p>
          </table:table-cell>
          <table:table-cell table:number-columns-repeated="2" office:value-type="string">
            <text:p>a</text:p>
          </table:table-cell>
          <table:table-cell table:number-columns-repeated="994"/>
        </table:table-row>
        <table:table-row table:style-name="ro4">
          <table:table-cell office:value-type="float" office:value="16">
            <text:p>16</text:p>
          </table:table-cell>
          <table:table-cell/>
          <table:table-cell table:style-name="ce15" office:value-type="float" office:value="44">
            <text:p>44</text:p>
          </table:table-cell>
          <table:table-cell table:style-name="ce17" office:value-type="float" office:value="10289">
            <text:p>10289</text:p>
          </table:table-cell>
          <table:table-cell table:style-name="ce17" table:formula="of:=UNICHAR([.D23])" office:value-type="string" office:string-value="⠱">
            <text:p>⠱</text:p>
          </table:table-cell>
          <table:table-cell table:style-name="ce17"/>
          <table:table-cell table:style-name="ce17" table:formula="of:=UNICODE([.H23])" office:value-type="float" office:value="1096">
            <text:p>1096</text:p>
          </table:table-cell>
          <table:table-cell table:style-name="ce17" office:value-type="string">
            <text:p>ш</text:p>
          </table:table-cell>
          <table:table-cell table:style-name="ce17" office:value-type="string">
            <text:p>sh</text:p>
          </table:table-cell>
          <table:table-cell table:style-name="ce17" table:formula="of:=LEN([.I23])" office:value-type="float" office:value="2">
            <text:p>2</text:p>
          </table:table-cell>
          <table:table-cell table:style-name="ce19" office:value-type="string">
            <text:p>š</text:p>
          </table:table-cell>
          <table:table-cell table:number-columns-repeated="4" office:value-type="string">
            <text:p>ش</text:p>
          </table:table-cell>
          <table:table-cell table:formula="of:=IF([.O23]=[.L23])" office:value-type="boolean" office:boolean-value="true">
            <text:p>TRUE</text:p>
          </table:table-cell>
          <table:table-cell table:number-columns-repeated="10"/>
          <table:table-cell office:value-type="float" office:value="15">
            <text:p>15</text:p>
          </table:table-cell>
          <table:table-cell office:value-type="string">
            <text:p>ཤ</text:p>
          </table:table-cell>
          <table:table-cell office:value-type="string">
            <text:p>sha</text:p>
          </table:table-cell>
          <table:table-cell office:value-type="string">
            <text:p>sh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float" office:value="20">
            <text:p>20</text:p>
          </table:table-cell>
          <table:table-cell office:value-type="float" office:value="10271">
            <text:p>10271</text:p>
          </table:table-cell>
          <table:table-cell table:formula="of:=UNICHAR([.D25])" office:value-type="string" office:string-value="⠟">
            <text:p>⠟</text:p>
          </table:table-cell>
          <table:table-cell/>
          <table:table-cell table:formula="of:=UNICODE([.H25])" office:value-type="float" office:value="1095">
            <text:p>1095</text:p>
          </table:table-cell>
          <table:table-cell office:value-type="string">
            <text:p>ч</text:p>
          </table:table-cell>
          <table:table-cell office:value-type="string">
            <text:p>ch</text:p>
          </table:table-cell>
          <table:table-cell table:formula="of:=LEN([.I25])" office:value-type="float" office:value="2">
            <text:p>2</text:p>
          </table:table-cell>
          <table:table-cell office:value-type="string">
            <text:p>č</text:p>
          </table:table-cell>
          <table:table-cell table:number-columns-repeated="4" office:value-type="string">
            <text:p>چ</text:p>
          </table:table-cell>
          <table:table-cell table:formula="of:=IF([.O25]=[.L25])" office:value-type="boolean" office:boolean-value="true">
            <text:p>TRUE</text:p>
          </table:table-cell>
          <table:table-cell table:style-name="ce20"/>
          <table:table-cell table:style-name="ce13"/>
          <table:table-cell table:number-columns-repeated="2"/>
          <table:table-cell office:value-type="string">
            <text:p>similar to c</text:p>
          </table:table-cell>
          <table:table-cell office:value-type="float" office:value="11">
            <text:p>11</text:p>
          </table:table-cell>
          <table:table-cell/>
          <table:table-cell office:value-type="float" office:value="10">
            <text:p>10</text:p>
          </table:table-cell>
          <table:table-cell table:number-columns-repeated="1000"/>
        </table:table-row>
        <table:table-row table:style-name="ro4">
          <table:table-cell table:number-columns-repeated="2"/>
          <table:table-cell office:value-type="float" office:value="30">
            <text:p>30</text:p>
          </table:table-cell>
          <table:table-cell office:value-type="float" office:value="10301">
            <text:p>10301</text:p>
          </table:table-cell>
          <table:table-cell table:formula="of:=UNICHAR([.D26])" office:value-type="string" office:string-value="⠽">
            <text:p>⠽</text:p>
          </table:table-cell>
          <table:table-cell/>
          <table:table-cell table:formula="of:=UNICODE([.H26])" office:value-type="float" office:value="1110">
            <text:p>1110</text:p>
          </table:table-cell>
          <table:table-cell office:value-type="string">
            <text:p>і</text:p>
          </table:table-cell>
          <table:table-cell office:value-type="string">
            <text:p>ī</text:p>
          </table:table-cell>
          <table:table-cell table:formula="of:=LEN([.I26])" office:value-type="float" office:value="1">
            <text:p>1</text:p>
          </table:table-cell>
          <table:table-cell table:number-columns-repeated="2"/>
          <table:table-cell table:number-columns-repeated="2"/>
          <table:table-cell/>
          <table:table-cell table:formula="of:=IF([.O26]=[.L26])" office:value-type="boolean" office:boolean-value="true">
            <text:p>TRUE</text:p>
          </table:table-cell>
          <table:table-cell table:style-name="ce20" office:value-type="string">
            <text:p>ယ</text:p>
          </table:table-cell>
          <table:table-cell table:style-name="ce13" office:value-type="string">
            <text:p>ya</text:p>
          </table:table-cell>
          <table:table-cell table:formula="of:=LEFT([.R26];LEN([.R26])-1)" office:value-type="string" office:string-value="y">
            <text:p>y</text:p>
          </table:table-cell>
          <table:table-cell table:formula="of:=IF([.S26]=[.K26];&quot;same&quot;;&quot;&quot;)">
            <text:p/>
          </table:table-cell>
          <table:table-cell office:value-type="string">
            <text:p>similar</text:p>
          </table:table-cell>
          <table:table-cell office:value-type="float" office:value="14">
            <text:p>14</text:p>
          </table:table-cell>
          <table:table-cell table:style-name="ce27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999"/>
        </table:table-row>
        <table:table-row table:style-name="ro4">
          <table:table-cell table:number-columns-repeated="2"/>
          <table:table-cell office:value-type="float" office:value="31">
            <text:p>31</text:p>
          </table:table-cell>
          <table:table-cell office:value-type="float" office:value="10293">
            <text:p>10293</text:p>
          </table:table-cell>
          <table:table-cell table:formula="of:=UNICHAR([.D27])" office:value-type="string" office:string-value="⠵">
            <text:p>⠵</text:p>
          </table:table-cell>
          <table:table-cell/>
          <table:table-cell table:formula="of:=UNICODE([.H27])" office:value-type="float" office:value="1079">
            <text:p>1079</text:p>
          </table:table-cell>
          <table:table-cell office:value-type="string">
            <text:p>з</text:p>
          </table:table-cell>
          <table:table-cell office:value-type="string">
            <text:p>z</text:p>
          </table:table-cell>
          <table:table-cell/>
          <table:table-cell office:value-type="string">
            <text:p>z</text:p>
          </table:table-cell>
          <table:table-cell table:number-columns-repeated="4" office:value-type="string">
            <text:p>ز</text:p>
          </table:table-cell>
          <table:table-cell table:formula="of:=IF([.O27]=[.L27])" office:value-type="boolean" office:boolean-value="true">
            <text:p>TRUE</text:p>
          </table:table-cell>
          <table:table-cell table:style-name="ce20" office:value-type="string">
            <text:p>ဇ</text:p>
          </table:table-cell>
          <table:table-cell table:style-name="ce13" office:value-type="string">
            <text:p>ja</text:p>
          </table:table-cell>
          <table:table-cell table:formula="of:=LEFT([.R27];LEN([.R27])-1)" office:value-type="string" office:string-value="j">
            <text:p>j</text:p>
          </table:table-cell>
          <table:table-cell table:formula="of:=IF([.S27]=[.K27];&quot;same&quot;;&quot;&quot;)">
            <text:p/>
          </table:table-cell>
          <table:table-cell office:value-type="string">
            <text:p>similar</text:p>
          </table:table-cell>
          <table:table-cell office:value-type="float" office:value="15">
            <text:p>15</text:p>
          </table:table-cell>
          <table:table-cell table:style-name="ce27"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10275">
            <text:p>10275</text:p>
          </table:table-cell>
          <table:table-cell table:formula="of:=UNICHAR([.D28])" office:value-type="string" office:string-value="⠣">
            <text:p>⠣</text:p>
          </table:table-cell>
          <table:table-cell table:number-columns-repeated="6"/>
          <table:table-cell/>
          <table:table-cell table:number-columns-repeated="2"/>
          <table:table-cell/>
          <table:table-cell table:formula="of:=IF([.O28]=[.L28])" office:value-type="boolean" office:boolean-value="true">
            <text:p>TRUE</text:p>
          </table:table-cell>
          <table:table-cell table:style-name="ce20" office:value-type="string">
            <text:p>အ</text:p>
          </table:table-cell>
          <table:table-cell table:style-name="ce13" office:value-type="string">
            <text:p>’a</text:p>
          </table:table-cell>
          <table:table-cell table:number-columns-repeated="2"/>
          <table:table-cell office:value-type="string">
            <text:p>similar to a</text:p>
          </table:table-cell>
          <table:table-cell/>
          <table:table-cell table:style-name="ce27"/>
          <table:table-cell table:number-columns-repeated="3" office:value-type="float" office:value="15">
            <text:p>15</text:p>
          </table:table-cell>
          <table:table-cell table:number-columns-repeated="998"/>
        </table:table-row>
        <table:table-row table:style-name="ro1" table:number-rows-repeated="4">
          <table:table-cell table:number-columns-repeated="16"/>
          <table:table-cell table:style-name="ce20"/>
          <table:table-cell table:style-name="ce13"/>
          <table:table-cell table:number-columns-repeated="1006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10254">
            <text:p>10254</text:p>
          </table:table-cell>
          <table:table-cell table:formula="of:=UNICHAR([.D33])" office:value-type="string" office:string-value="⠎">
            <text:p>⠎</text:p>
          </table:table-cell>
          <table:table-cell/>
          <table:table-cell table:formula="of:=UNICODE([.H33])" office:value-type="float" office:value="1089">
            <text:p>1089</text:p>
          </table:table-cell>
          <table:table-cell office:value-type="string">
            <text:p>с</text:p>
          </table:table-cell>
          <table:table-cell office:value-type="string">
            <text:p>s</text:p>
          </table:table-cell>
          <table:table-cell/>
          <table:table-cell office:value-type="string">
            <text:p>s</text:p>
          </table:table-cell>
          <table:table-cell table:number-columns-repeated="4" office:value-type="string">
            <text:p>س</text:p>
          </table:table-cell>
          <table:table-cell/>
          <table:table-cell table:style-name="ce20"/>
          <table:table-cell table:style-name="ce13"/>
          <table:table-cell table:number-columns-repeated="2"/>
          <table:table-cell office:value-type="string" table:number-columns-spanned="1" table:number-rows-spanned="2">
            <text:p>similar</text:p>
          </table:table-cell>
          <table:table-cell table:number-columns-spanned="1" table:number-rows-spanned="2"/>
          <table:table-cell table:number-columns-repeated="1002"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10297">
            <text:p>10297</text:p>
          </table:table-cell>
          <table:table-cell table:formula="of:=UNICHAR([.D34])" office:value-type="string" office:string-value="⠹">
            <text:p>⠹</text:p>
          </table:table-cell>
          <table:table-cell table:number-columns-repeated="5"/>
          <table:table-cell/>
          <table:table-cell table:number-columns-repeated="5"/>
          <table:table-cell table:style-name="ce20" office:value-type="string">
            <text:p>သ</text:p>
          </table:table-cell>
          <table:table-cell table:style-name="ce13" office:value-type="string">
            <text:p>sa</text:p>
          </table:table-cell>
          <table:table-cell table:formula="of:=LEFT([.R34];LEN([.R34])-1)" office:value-type="string" office:string-value="s">
            <text:p>s</text:p>
          </table:table-cell>
          <table:table-cell table:formula="of:=IF([.S34]=[.K34];&quot;same&quot;;&quot;&quot;)">
            <text:p/>
          </table:table-cell>
          <table:covered-table-cell table:number-columns-repeated="2"/>
          <table:table-cell table:number-columns-repeated="1002"/>
        </table:table-row>
        <table:table-row table:style-name="ro1">
          <table:table-cell table:number-columns-repeated="16"/>
          <table:table-cell table:style-name="ce20"/>
          <table:table-cell table:style-name="ce13"/>
          <table:table-cell table:number-columns-repeated="1006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10252">
            <text:p>10252</text:p>
          </table:table-cell>
          <table:table-cell table:formula="of:=UNICHAR([.D36])" office:value-type="string" office:string-value="⠌">
            <text:p>⠌</text:p>
          </table:table-cell>
          <table:table-cell table:number-columns-repeated="5"/>
          <table:table-cell/>
          <table:table-cell table:number-columns-repeated="5"/>
          <table:table-cell table:style-name="ce20" office:value-type="string">
            <text:p>င</text:p>
          </table:table-cell>
          <table:table-cell table:style-name="ce13" office:value-type="string">
            <text:p>ṅa</text:p>
          </table:table-cell>
          <table:table-cell table:formula="of:=LEFT([.R36];LEN([.R36])-1)" office:value-type="string" office:string-value="ṅ">
            <text:p>ṅ</text:p>
          </table:table-cell>
          <table:table-cell table:formula="of:=IF([.S36]=[.K36];&quot;same&quot;;&quot;&quot;)">
            <text:p/>
          </table:table-cell>
          <table:table-cell office:value-type="string" table:number-columns-spanned="1" table:number-rows-spanned="2">
            <text:p>similar</text:p>
          </table:table-cell>
          <table:table-cell table:number-columns-spanned="1" table:number-rows-spanned="2"/>
          <table:table-cell table:number-columns-repeated="1002"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10281">
            <text:p>10281</text:p>
          </table:table-cell>
          <table:table-cell table:formula="of:=UNICHAR([.D37])" office:value-type="string" office:string-value="⠩">
            <text:p>⠩</text:p>
          </table:table-cell>
          <table:table-cell/>
          <table:table-cell table:formula="of:=UNICODE([.H37])" office:value-type="float" office:value="1187">
            <text:p>1187</text:p>
          </table:table-cell>
          <table:table-cell office:value-type="string">
            <text:p>ң</text:p>
          </table:table-cell>
          <table:table-cell office:value-type="string">
            <text:p>ng͡</text:p>
          </table:table-cell>
          <table:table-cell table:formula="of:=LEN([.I37])" office:value-type="float" office:value="3">
            <text:p>3</text:p>
          </table:table-cell>
          <table:table-cell office:value-type="string">
            <text:p>ñ</text:p>
          </table:table-cell>
          <table:table-cell table:number-columns-repeated="4" office:value-type="string">
            <text:p>ڭ</text:p>
          </table:table-cell>
          <table:table-cell/>
          <table:table-cell table:style-name="ce20"/>
          <table:table-cell table:style-name="ce13"/>
          <table:table-cell table:number-columns-repeated="2"/>
          <table:covered-table-cell table:number-columns-repeated="2"/>
          <table:table-cell table:number-columns-repeated="1002"/>
        </table:table-row>
        <table:table-row table:style-name="ro1">
          <table:table-cell table:number-columns-repeated="16"/>
          <table:table-cell table:style-name="ce20"/>
          <table:table-cell table:style-name="ce13"/>
          <table:table-cell table:number-columns-repeated="1006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10251">
            <text:p>10251</text:p>
          </table:table-cell>
          <table:table-cell table:formula="of:=UNICHAR([.D39])" office:value-type="string" office:string-value="⠋">
            <text:p>⠋</text:p>
          </table:table-cell>
          <table:table-cell/>
          <table:table-cell table:formula="of:=UNICODE([.H39])" office:value-type="float" office:value="1092">
            <text:p>1092</text:p>
          </table:table-cell>
          <table:table-cell office:value-type="string">
            <text:p>ф</text:p>
          </table:table-cell>
          <table:table-cell office:value-type="string">
            <text:p>f</text:p>
          </table:table-cell>
          <table:table-cell/>
          <table:table-cell office:value-type="string">
            <text:p>f</text:p>
          </table:table-cell>
          <table:table-cell table:number-columns-repeated="4" office:value-type="string">
            <text:p>ف</text:p>
          </table:table-cell>
          <table:table-cell/>
          <table:table-cell table:style-name="ce20"/>
          <table:table-cell table:style-name="ce13"/>
          <table:table-cell table:number-columns-repeated="2"/>
          <table:table-cell office:value-type="string" table:number-columns-spanned="1" table:number-rows-spanned="2">
            <text:p>similar</text:p>
          </table:table-cell>
          <table:table-cell table:number-columns-spanned="1" table:number-rows-spanned="2"/>
          <table:table-cell table:number-columns-repeated="1002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10264">
            <text:p>10264</text:p>
          </table:table-cell>
          <table:table-cell table:formula="of:=UNICHAR([.D40])" office:value-type="string" office:string-value="⠘">
            <text:p>⠘</text:p>
          </table:table-cell>
          <table:table-cell table:number-columns-repeated="11"/>
          <table:table-cell table:style-name="ce20" office:value-type="string">
            <text:p>ဖ</text:p>
          </table:table-cell>
          <table:table-cell table:style-name="ce13" office:value-type="string">
            <text:p>pha</text:p>
          </table:table-cell>
          <table:table-cell table:formula="of:=LEFT([.R40];LEN([.R40])-1)" office:value-type="string" office:string-value="ph">
            <text:p>ph</text:p>
          </table:table-cell>
          <table:table-cell/>
          <table:covered-table-cell table:number-columns-repeated="2"/>
          <table:table-cell table:number-columns-repeated="1002"/>
        </table:table-row>
        <table:table-row table:style-name="ro1">
          <table:table-cell table:number-columns-repeated="16"/>
          <table:table-cell table:style-name="ce20"/>
          <table:table-cell table:style-name="ce13"/>
          <table:table-cell table:number-columns-repeated="1006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0266">
            <text:p>10266</text:p>
          </table:table-cell>
          <table:table-cell table:formula="of:=UNICHAR([.D42])" office:value-type="string" office:string-value="⠚">
            <text:p>⠚</text:p>
          </table:table-cell>
          <table:table-cell/>
          <table:table-cell table:formula="of:=UNICODE([.H42])" office:value-type="float" office:value="1078">
            <text:p>1078</text:p>
          </table:table-cell>
          <table:table-cell office:value-type="string">
            <text:p>ж</text:p>
          </table:table-cell>
          <table:table-cell office:value-type="string">
            <text:p>zh</text:p>
          </table:table-cell>
          <table:table-cell/>
          <table:table-cell office:value-type="string">
            <text:p>j</text:p>
          </table:table-cell>
          <table:table-cell table:number-columns-repeated="4" office:value-type="string">
            <text:p>ج</text:p>
          </table:table-cell>
          <table:table-cell/>
          <table:table-cell table:style-name="ce20"/>
          <table:table-cell table:style-name="ce13"/>
          <table:table-cell table:number-columns-repeated="2"/>
          <table:table-cell office:value-type="string" table:number-columns-spanned="1" table:number-rows-spanned="2">
            <text:p>similar</text:p>
          </table:table-cell>
          <table:table-cell table:number-columns-spanned="1" table:number-rows-spanned="2"/>
          <table:table-cell table:number-columns-repeated="1002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10286">
            <text:p>10286</text:p>
          </table:table-cell>
          <table:table-cell table:formula="of:=UNICHAR([.D43])" office:value-type="string" office:string-value="⠮">
            <text:p>⠮</text:p>
          </table:table-cell>
          <table:table-cell table:number-columns-repeated="5"/>
          <table:table-cell/>
          <table:table-cell table:number-columns-repeated="5"/>
          <table:table-cell table:style-name="ce20" office:value-type="string">
            <text:p>ဈ</text:p>
          </table:table-cell>
          <table:table-cell table:style-name="ce13" office:value-type="string">
            <text:p>jha</text:p>
          </table:table-cell>
          <table:table-cell table:formula="of:=LEFT([.R43];LEN([.R43])-1)" office:value-type="string" office:string-value="jh">
            <text:p>jh</text:p>
          </table:table-cell>
          <table:table-cell table:formula="of:=IF([.S43]=[.K43];&quot;same&quot;;&quot;&quot;)">
            <text:p/>
          </table:table-cell>
          <table:covered-table-cell table:number-columns-repeated="2"/>
          <table:table-cell table:number-columns-repeated="1002"/>
        </table:table-row>
        <table:table-row table:style-name="ro1">
          <table:table-cell table:number-columns-repeated="16"/>
          <table:table-cell table:style-name="ce20"/>
          <table:table-cell table:style-name="ce13"/>
          <table:table-cell table:number-columns-repeated="1006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10271">
            <text:p>10271</text:p>
          </table:table-cell>
          <table:table-cell table:formula="of:=UNICHAR([.D45])" office:value-type="string" office:string-value="⠟">
            <text:p>⠟</text:p>
          </table:table-cell>
          <table:table-cell table:number-columns-repeated="5"/>
          <table:table-cell/>
          <table:table-cell table:number-columns-repeated="5"/>
          <table:table-cell table:style-name="ce20" office:value-type="string">
            <text:p>ဃ</text:p>
          </table:table-cell>
          <table:table-cell table:style-name="ce13" office:value-type="string">
            <text:p>gha</text:p>
          </table:table-cell>
          <table:table-cell table:formula="of:=LEFT([.R45];LEN([.R45])-1)" office:value-type="string" office:string-value="gh">
            <text:p>gh</text:p>
          </table:table-cell>
          <table:table-cell table:formula="of:=IF([.S45]=[.K45];&quot;same&quot;;&quot;&quot;)">
            <text:p/>
          </table:table-cell>
          <table:table-cell office:value-type="string" table:number-columns-spanned="1" table:number-rows-spanned="2">
            <text:p>similar</text:p>
          </table:table-cell>
          <table:table-cell table:number-columns-spanned="1" table:number-rows-spanned="2"/>
          <table:table-cell table:number-columns-repeated="1002"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10299">
            <text:p>10299</text:p>
          </table:table-cell>
          <table:table-cell table:formula="of:=UNICHAR([.D46])" office:value-type="string" office:string-value="⠻">
            <text:p>⠻</text:p>
          </table:table-cell>
          <table:table-cell/>
          <table:table-cell table:formula="of:=UNICODE([.H46])" office:value-type="float" office:value="1171">
            <text:p>1171</text:p>
          </table:table-cell>
          <table:table-cell office:value-type="string">
            <text:p>ғ</text:p>
          </table:table-cell>
          <table:table-cell office:value-type="string">
            <text:p>gh</text:p>
          </table:table-cell>
          <table:table-cell table:formula="of:=LEN([.I46])" office:value-type="float" office:value="2">
            <text:p>2</text:p>
          </table:table-cell>
          <table:table-cell office:value-type="string">
            <text:p>ğ</text:p>
          </table:table-cell>
          <table:table-cell table:number-columns-repeated="4" office:value-type="string">
            <text:p>ع</text:p>
          </table:table-cell>
          <table:table-cell/>
          <table:table-cell table:style-name="ce20"/>
          <table:table-cell table:style-name="ce13"/>
          <table:table-cell table:number-columns-repeated="2"/>
          <table:covered-table-cell table:number-columns-repeated="2"/>
          <table:table-cell table:number-columns-repeated="1002"/>
        </table:table-row>
        <table:table-row table:style-name="ro1">
          <table:table-cell table:number-columns-repeated="16"/>
          <table:table-cell table:style-name="ce20"/>
          <table:table-cell table:style-name="ce13"/>
          <table:table-cell table:number-columns-repeated="1006"/>
        </table:table-row>
        <table:table-row table:style-name="ro4">
          <table:table-cell table:number-columns-repeated="2"/>
          <table:table-cell office:value-type="float" office:value="6">
            <text:p>6</text:p>
          </table:table-cell>
          <table:table-cell office:value-type="float" office:value="10251">
            <text:p>10251</text:p>
          </table:table-cell>
          <table:table-cell table:formula="of:=UNICHAR([.D48])" office:value-type="string" office:string-value="⠋">
            <text:p>⠋</text:p>
          </table:table-cell>
          <table:table-cell/>
          <table:table-cell table:formula="of:=UNICODE([.H48])" office:value-type="float" office:value="1092">
            <text:p>1092</text:p>
          </table:table-cell>
          <table:table-cell office:value-type="string">
            <text:p>ф</text:p>
          </table:table-cell>
          <table:table-cell office:value-type="string">
            <text:p>f</text:p>
          </table:table-cell>
          <table:table-cell/>
          <table:table-cell office:value-type="string">
            <text:p>f</text:p>
          </table:table-cell>
          <table:table-cell table:number-columns-repeated="4" office:value-type="string">
            <text:p>ف</text:p>
          </table:table-cell>
          <table:table-cell table:formula="of:=IF([.O48]=[.L48])" office:value-type="boolean" office:boolean-value="true">
            <text:p>TRUE</text:p>
          </table:table-cell>
          <table:table-cell table:style-name="ce20" office:value-type="string">
            <text:p>ဓ</text:p>
          </table:table-cell>
          <table:table-cell table:style-name="ce13" office:value-type="string">
            <text:p>dha</text:p>
          </table:table-cell>
          <table:table-cell table:formula="of:=LEFT([.R48];LEN([.R48])-1)" office:value-type="string" office:string-value="dh">
            <text:p>dh</text:p>
          </table:table-cell>
          <table:table-cell table:formula="of:=IF([.S48]=[.K48];&quot;same&quot;;&quot;&quot;)">
            <text:p/>
          </table:table-cell>
          <table:table-cell table:number-columns-repeated="1004"/>
        </table:table-row>
        <table:table-row table:style-name="ro4">
          <table:table-cell table:number-columns-repeated="2"/>
          <table:table-cell office:value-type="float" office:value="10">
            <text:p>10</text:p>
          </table:table-cell>
          <table:table-cell office:value-type="float" office:value="10266">
            <text:p>10266</text:p>
          </table:table-cell>
          <table:table-cell table:formula="of:=UNICHAR([.D49])" office:value-type="string" office:string-value="⠚">
            <text:p>⠚</text:p>
          </table:table-cell>
          <table:table-cell/>
          <table:table-cell table:formula="of:=UNICODE([.H49])" office:value-type="float" office:value="1078">
            <text:p>1078</text:p>
          </table:table-cell>
          <table:table-cell office:value-type="string">
            <text:p>ж</text:p>
          </table:table-cell>
          <table:table-cell office:value-type="string">
            <text:p>zh</text:p>
          </table:table-cell>
          <table:table-cell/>
          <table:table-cell office:value-type="string">
            <text:p>j</text:p>
          </table:table-cell>
          <table:table-cell table:number-columns-repeated="4" office:value-type="string">
            <text:p>ج</text:p>
          </table:table-cell>
          <table:table-cell table:formula="of:=IF([.O49]=[.L49])" office:value-type="boolean" office:boolean-value="true">
            <text:p>TRUE</text:p>
          </table:table-cell>
          <table:table-cell table:style-name="ce20" office:value-type="string">
            <text:p>ထ</text:p>
          </table:table-cell>
          <table:table-cell table:style-name="ce13" office:value-type="string">
            <text:p>tha</text:p>
          </table:table-cell>
          <table:table-cell table:formula="of:=LEFT([.R49];LEN([.R49])-1)" office:value-type="string" office:string-value="th">
            <text:p>th</text:p>
          </table:table-cell>
          <table:table-cell table:formula="of:=IF([.S49]=[.K49];&quot;same&quot;;&quot;&quot;)">
            <text:p/>
          </table:table-cell>
          <table:table-cell table:number-columns-repeated="1004"/>
        </table:table-row>
        <table:table-row table:style-name="ro4">
          <table:table-cell table:number-columns-repeated="2"/>
          <table:table-cell office:value-type="float" office:value="20">
            <text:p>20</text:p>
          </table:table-cell>
          <table:table-cell office:value-type="float" office:value="10271">
            <text:p>10271</text:p>
          </table:table-cell>
          <table:table-cell table:formula="of:=UNICHAR([.D50])" office:value-type="string" office:string-value="⠟">
            <text:p>⠟</text:p>
          </table:table-cell>
          <table:table-cell/>
          <table:table-cell table:formula="of:=UNICODE([.H50])" office:value-type="float" office:value="1095">
            <text:p>1095</text:p>
          </table:table-cell>
          <table:table-cell office:value-type="string">
            <text:p>ч</text:p>
          </table:table-cell>
          <table:table-cell office:value-type="string">
            <text:p>ch</text:p>
          </table:table-cell>
          <table:table-cell table:formula="of:=LEN([.I50])" office:value-type="float" office:value="2">
            <text:p>2</text:p>
          </table:table-cell>
          <table:table-cell office:value-type="string">
            <text:p>č</text:p>
          </table:table-cell>
          <table:table-cell table:number-columns-repeated="4" office:value-type="string">
            <text:p>چ</text:p>
          </table:table-cell>
          <table:table-cell table:formula="of:=IF([.O50]=[.L50])" office:value-type="boolean" office:boolean-value="true">
            <text:p>TRUE</text:p>
          </table:table-cell>
          <table:table-cell table:style-name="ce20" office:value-type="string">
            <text:p>ဃ</text:p>
          </table:table-cell>
          <table:table-cell table:style-name="ce13" office:value-type="string">
            <text:p>gha</text:p>
          </table:table-cell>
          <table:table-cell table:formula="of:=LEFT([.R50];LEN([.R50])-1)" office:value-type="string" office:string-value="gh">
            <text:p>gh</text:p>
          </table:table-cell>
          <table:table-cell table:formula="of:=IF([.S50]=[.K50];&quot;same&quot;;&quot;&quot;)">
            <text:p/>
          </table:table-cell>
          <table:table-cell table:number-columns-repeated="1004"/>
        </table:table-row>
        <table:table-row table:style-name="ro4">
          <table:table-cell table:number-columns-repeated="2"/>
          <table:table-cell office:value-type="float" office:value="22">
            <text:p>22</text:p>
          </table:table-cell>
          <table:table-cell office:value-type="float" office:value="10254">
            <text:p>10254</text:p>
          </table:table-cell>
          <table:table-cell table:formula="of:=UNICHAR([.D51])" office:value-type="string" office:string-value="⠎">
            <text:p>⠎</text:p>
          </table:table-cell>
          <table:table-cell/>
          <table:table-cell table:formula="of:=UNICODE([.H51])" office:value-type="float" office:value="1089">
            <text:p>1089</text:p>
          </table:table-cell>
          <table:table-cell office:value-type="string">
            <text:p>с</text:p>
          </table:table-cell>
          <table:table-cell office:value-type="string">
            <text:p>s</text:p>
          </table:table-cell>
          <table:table-cell/>
          <table:table-cell office:value-type="string">
            <text:p>s</text:p>
          </table:table-cell>
          <table:table-cell table:number-columns-repeated="4" office:value-type="string">
            <text:p>س</text:p>
          </table:table-cell>
          <table:table-cell table:formula="of:=IF([.O51]=[.L51])" office:value-type="boolean" office:boolean-value="true">
            <text:p>TRUE</text:p>
          </table:table-cell>
          <table:table-cell table:style-name="ce20" office:value-type="string">
            <text:p>စ</text:p>
          </table:table-cell>
          <table:table-cell table:style-name="ce13" office:value-type="string">
            <text:p>ca</text:p>
          </table:table-cell>
          <table:table-cell table:formula="of:=LEFT([.R51];LEN([.R51])-1)" office:value-type="string" office:string-value="c">
            <text:p>c</text:p>
          </table:table-cell>
          <table:table-cell table:formula="of:=IF([.S51]=[.K51];&quot;same&quot;;&quot;&quot;)">
            <text:p/>
          </table:table-cell>
          <table:table-cell table:number-columns-repeated="1004"/>
        </table:table-row>
        <table:table-row table:style-name="ro4">
          <table:table-cell table:number-columns-repeated="2"/>
          <table:table-cell office:value-type="float" office:value="24">
            <text:p>24</text:p>
          </table:table-cell>
          <table:table-cell office:value-type="float" office:value="10252">
            <text:p>10252</text:p>
          </table:table-cell>
          <table:table-cell table:formula="of:=UNICHAR([.D52])" office:value-type="string" office:string-value="⠌">
            <text:p>⠌</text:p>
          </table:table-cell>
          <table:table-cell/>
          <table:table-cell table:formula="of:=UNICODE([.H52])" office:value-type="float" office:value="1199">
            <text:p>1199</text:p>
          </table:table-cell>
          <table:table-cell office:value-type="string">
            <text:p>ү</text:p>
          </table:table-cell>
          <table:table-cell office:value-type="string">
            <text:p>u̇</text:p>
          </table:table-cell>
          <table:table-cell table:formula="of:=LEN([.I52])" office:value-type="float" office:value="2">
            <text:p>2</text:p>
          </table:table-cell>
          <table:table-cell office:value-type="string">
            <text:p>ü</text:p>
          </table:table-cell>
          <table:table-cell office:value-type="string">
            <text:p>ٷ</text:p>
          </table:table-cell>
          <table:table-cell table:number-columns-repeated="2" office:value-type="string">
            <text:p>--</text:p>
          </table:table-cell>
          <table:table-cell office:value-type="string">
            <text:p>ٷ</text:p>
          </table:table-cell>
          <table:table-cell table:formula="of:=IF([.O52]=[.L52])" office:value-type="boolean" office:boolean-value="true">
            <text:p>TRUE</text:p>
          </table:table-cell>
          <table:table-cell table:style-name="ce20" office:value-type="string">
            <text:p>င</text:p>
          </table:table-cell>
          <table:table-cell table:style-name="ce13" office:value-type="string">
            <text:p>ṅa</text:p>
          </table:table-cell>
          <table:table-cell table:formula="of:=LEFT([.R52];LEN([.R52])-1)" office:value-type="string" office:string-value="ṅ">
            <text:p>ṅ</text:p>
          </table:table-cell>
          <table:table-cell table:formula="of:=IF([.S52]=[.K52];&quot;same&quot;;&quot;&quot;)">
            <text:p/>
          </table:table-cell>
          <table:table-cell table:number-columns-repeated="1004"/>
        </table:table-row>
        <table:table-row table:style-name="ro4">
          <table:table-cell table:number-columns-repeated="2"/>
          <table:table-cell office:value-type="float" office:value="34">
            <text:p>34</text:p>
          </table:table-cell>
          <table:table-cell office:value-type="float" office:value="10295">
            <text:p>10295</text:p>
          </table:table-cell>
          <table:table-cell table:formula="of:=UNICHAR([.D53])" office:value-type="string" office:string-value="⠷">
            <text:p>⠷</text:p>
          </table:table-cell>
          <table:table-cell/>
          <table:table-cell table:formula="of:=UNICODE([.H53])" office:value-type="float" office:value="1098">
            <text:p>1098</text:p>
          </table:table-cell>
          <table:table-cell office:value-type="string">
            <text:p>ъ</text:p>
          </table:table-cell>
          <table:table-cell office:value-type="string">
            <text:p>ʺ</text:p>
          </table:table-cell>
          <table:table-cell table:formula="of:=LEN([.I53])" office:value-type="float" office:value="1">
            <text:p>1</text:p>
          </table:table-cell>
          <table:table-cell table:number-columns-repeated="2"/>
          <table:table-cell table:number-columns-repeated="2"/>
          <table:table-cell/>
          <table:table-cell table:formula="of:=IF([.O53]=[.L53])" office:value-type="boolean" office:boolean-value="true">
            <text:p>TRUE</text:p>
          </table:table-cell>
          <table:table-cell table:style-name="ce20" office:value-type="string">
            <text:p>ဉ</text:p>
          </table:table-cell>
          <table:table-cell table:style-name="ce13" office:value-type="string">
            <text:p>ña</text:p>
          </table:table-cell>
          <table:table-cell table:formula="of:=LEFT([.R53];LEN([.R53])-1)" office:value-type="string" office:string-value="ñ">
            <text:p>ñ</text:p>
          </table:table-cell>
          <table:table-cell table:formula="of:=IF([.S53]=[.K53];&quot;same&quot;;&quot;&quot;)">
            <text:p/>
          </table:table-cell>
          <table:table-cell table:number-columns-repeated="1004"/>
        </table:table-row>
        <table:table-row table:style-name="ro4">
          <table:table-cell table:number-columns-repeated="2"/>
          <table:table-cell office:value-type="float" office:value="35">
            <text:p>35</text:p>
          </table:table-cell>
          <table:table-cell office:value-type="float" office:value="10286">
            <text:p>10286</text:p>
          </table:table-cell>
          <table:table-cell table:formula="of:=UNICHAR([.D54])" office:value-type="string" office:string-value="⠮">
            <text:p>⠮</text:p>
          </table:table-cell>
          <table:table-cell/>
          <table:table-cell table:formula="of:=UNICODE([.H54])" office:value-type="float" office:value="1099">
            <text:p>1099</text:p>
          </table:table-cell>
          <table:table-cell office:value-type="string">
            <text:p>ы</text:p>
          </table:table-cell>
          <table:table-cell office:value-type="string">
            <text:p>y</text:p>
          </table:table-cell>
          <table:table-cell/>
          <table:table-cell office:value-type="string">
            <text:p>i</text:p>
          </table:table-cell>
          <table:table-cell table:number-columns-repeated="2" office:value-type="string">
            <text:p>ى</text:p>
          </table:table-cell>
          <table:table-cell office:value-type="string">
            <text:p>ﯩ</text:p>
          </table:table-cell>
          <table:table-cell office:value-type="string">
            <text:p>ﯨ</text:p>
          </table:table-cell>
          <table:table-cell table:formula="of:=IF([.O54]=[.L54])" office:value-type="boolean" office:boolean-value="false">
            <text:p>FALSE</text:p>
          </table:table-cell>
          <table:table-cell table:style-name="ce20" office:value-type="string">
            <text:p>ဈ</text:p>
          </table:table-cell>
          <table:table-cell table:style-name="ce13" office:value-type="string">
            <text:p>jha</text:p>
          </table:table-cell>
          <table:table-cell table:formula="of:=LEFT([.R54];LEN([.R54])-1)" office:value-type="string" office:string-value="jh">
            <text:p>jh</text:p>
          </table:table-cell>
          <table:table-cell table:formula="of:=IF([.S54]=[.K54];&quot;same&quot;;&quot;&quot;)">
            <text:p/>
          </table:table-cell>
          <table:table-cell table:number-columns-repeated="1004"/>
        </table:table-row>
        <table:table-row table:style-name="ro4">
          <table:table-cell table:number-columns-repeated="2"/>
          <table:table-cell office:value-type="float" office:value="36">
            <text:p>36</text:p>
          </table:table-cell>
          <table:table-cell office:value-type="float" office:value="10302">
            <text:p>10302</text:p>
          </table:table-cell>
          <table:table-cell table:formula="of:=UNICHAR([.D55])" office:value-type="string" office:string-value="⠾">
            <text:p>⠾</text:p>
          </table:table-cell>
          <table:table-cell/>
          <table:table-cell table:formula="of:=UNICODE([.H55])" office:value-type="float" office:value="1100">
            <text:p>1100</text:p>
          </table:table-cell>
          <table:table-cell office:value-type="string">
            <text:p>ь</text:p>
          </table:table-cell>
          <table:table-cell office:value-type="string">
            <text:p>ʹ</text:p>
          </table:table-cell>
          <table:table-cell table:formula="of:=LEN([.I55])" office:value-type="float" office:value="1">
            <text:p>1</text:p>
          </table:table-cell>
          <table:table-cell table:number-columns-repeated="2"/>
          <table:table-cell table:number-columns-repeated="2"/>
          <table:table-cell/>
          <table:table-cell table:formula="of:=IF([.O55]=[.L55])" office:value-type="boolean" office:boolean-value="true">
            <text:p>TRUE</text:p>
          </table:table-cell>
          <table:table-cell table:style-name="ce20" office:value-type="string">
            <text:p>ဍ</text:p>
          </table:table-cell>
          <table:table-cell table:style-name="ce13" office:value-type="string">
            <text:p>ḍa</text:p>
          </table:table-cell>
          <table:table-cell table:formula="of:=LEFT([.R55];LEN([.R55])-1)" office:value-type="string" office:string-value="ḍ">
            <text:p>ḍ</text:p>
          </table:table-cell>
          <table:table-cell table:formula="of:=IF([.S55]=[.K55];&quot;same&quot;;&quot;&quot;)">
            <text:p/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10275">
            <text:p>10275</text:p>
          </table:table-cell>
          <table:table-cell table:formula="of:=UNICHAR([.D56])" office:value-type="string" office:string-value="⠣">
            <text:p>⠣</text:p>
          </table:table-cell>
          <table:table-cell/>
          <table:table-cell table:formula="of:=UNICODE([.H56])" office:value-type="float" office:value="1257">
            <text:p>1257</text:p>
          </table:table-cell>
          <table:table-cell office:value-type="string">
            <text:p>ө</text:p>
          </table:table-cell>
          <table:table-cell office:value-type="string">
            <text:p>ȯ</text:p>
          </table:table-cell>
          <table:table-cell table:formula="of:=LEN([.I56])" office:value-type="float" office:value="1">
            <text:p>1</text:p>
          </table:table-cell>
          <table:table-cell office:value-type="string">
            <text:p>ö</text:p>
          </table:table-cell>
          <table:table-cell office:value-type="string">
            <text:p>ٶ</text:p>
          </table:table-cell>
          <table:table-cell table:number-columns-repeated="2" office:value-type="string">
            <text:p>--</text:p>
          </table:table-cell>
          <table:table-cell office:value-type="string">
            <text:p>ٶ</text:p>
          </table:table-cell>
          <table:table-cell/>
          <table:table-cell table:style-name="ce20" office:value-type="string">
            <text:p>အ</text:p>
          </table:table-cell>
          <table:table-cell table:style-name="ce13" office:value-type="string">
            <text:p>’a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10281">
            <text:p>10281</text:p>
          </table:table-cell>
          <table:table-cell table:formula="of:=UNICHAR([.D57])" office:value-type="string" office:string-value="⠩">
            <text:p>⠩</text:p>
          </table:table-cell>
          <table:table-cell/>
          <table:table-cell table:formula="of:=UNICODE([.H57])" office:value-type="float" office:value="1187">
            <text:p>1187</text:p>
          </table:table-cell>
          <table:table-cell office:value-type="string">
            <text:p>ң</text:p>
          </table:table-cell>
          <table:table-cell office:value-type="string">
            <text:p>ng͡</text:p>
          </table:table-cell>
          <table:table-cell table:formula="of:=LEN([.I57])" office:value-type="float" office:value="3">
            <text:p>3</text:p>
          </table:table-cell>
          <table:table-cell office:value-type="string">
            <text:p>ñ</text:p>
          </table:table-cell>
          <table:table-cell table:number-columns-repeated="4" office:value-type="string">
            <text:p>ڭ</text:p>
          </table:table-cell>
          <table:table-cell/>
          <table:table-cell table:style-name="ce20" office:value-type="string">
            <text:p>ဗ</text:p>
          </table:table-cell>
          <table:table-cell table:style-name="ce13" office:value-type="string">
            <text:p>ba</text:p>
          </table:table-cell>
          <table:table-cell table:formula="of:=LEFT([.R57];LEN([.R57])-1)" office:value-type="string" office:string-value="b">
            <text:p>b</text:p>
          </table:table-cell>
          <table:table-cell table:formula="of:=IF([.S57]=[.K57];&quot;same&quot;;&quot;&quot;)">
            <text:p/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10297">
            <text:p>10297</text:p>
          </table:table-cell>
          <table:table-cell table:formula="of:=UNICHAR([.D58])" office:value-type="string" office:string-value="⠹">
            <text:p>⠹</text:p>
          </table:table-cell>
          <table:table-cell/>
          <table:table-cell table:formula="of:=UNICODE([.H58])" office:value-type="float" office:value="1179">
            <text:p>1179</text:p>
          </table:table-cell>
          <table:table-cell office:value-type="string">
            <text:p>қ</text:p>
          </table:table-cell>
          <table:table-cell office:value-type="string">
            <text:p>q</text:p>
          </table:table-cell>
          <table:table-cell table:formula="of:=LEN([.I58])" office:value-type="float" office:value="1">
            <text:p>1</text:p>
          </table:table-cell>
          <table:table-cell office:value-type="string">
            <text:p>q</text:p>
          </table:table-cell>
          <table:table-cell table:number-columns-repeated="4" office:value-type="string">
            <text:p>ق</text:p>
          </table:table-cell>
          <table:table-cell/>
          <table:table-cell table:style-name="ce20" office:value-type="string">
            <text:p>သ</text:p>
          </table:table-cell>
          <table:table-cell table:style-name="ce13" office:value-type="string">
            <text:p>sa</text:p>
          </table:table-cell>
          <table:table-cell table:formula="of:=LEFT([.R58];LEN([.R58])-1)" office:value-type="string" office:string-value="s">
            <text:p>s</text:p>
          </table:table-cell>
          <table:table-cell table:formula="of:=IF([.S58]=[.K58];&quot;same&quot;;&quot;&quot;)">
            <text:p/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10283">
            <text:p>10283</text:p>
          </table:table-cell>
          <table:table-cell table:formula="of:=UNICHAR([.D59])" office:value-type="string" office:string-value="⠫">
            <text:p>⠫</text:p>
          </table:table-cell>
          <table:table-cell/>
          <table:table-cell table:formula="of:=UNICODE([.H59])" office:value-type="float" office:value="1103">
            <text:p>1103</text:p>
          </table:table-cell>
          <table:table-cell office:value-type="string">
            <text:p>я</text:p>
          </table:table-cell>
          <table:table-cell office:value-type="string">
            <text:p>ia͡</text:p>
          </table:table-cell>
          <table:table-cell/>
          <table:table-cell/>
          <table:table-cell table:number-columns-repeated="5"/>
          <table:table-cell table:style-name="ce20" office:value-type="string">
            <text:p>ဏ</text:p>
          </table:table-cell>
          <table:table-cell table:style-name="ce13" office:value-type="string">
            <text:p>ṇa</text:p>
          </table:table-cell>
          <table:table-cell table:formula="of:=LEFT([.R59];LEN([.R59])-1)" office:value-type="string" office:string-value="ṇ">
            <text:p>ṇ</text:p>
          </table:table-cell>
          <table:table-cell table:formula="of:=IF([.S59]=[.K59];&quot;same&quot;;&quot;&quot;)">
            <text:p/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10299">
            <text:p>10299</text:p>
          </table:table-cell>
          <table:table-cell table:formula="of:=UNICHAR([.D60])" office:value-type="string" office:string-value="⠻">
            <text:p>⠻</text:p>
          </table:table-cell>
          <table:table-cell/>
          <table:table-cell table:formula="of:=UNICODE([.H60])" office:value-type="float" office:value="1171">
            <text:p>1171</text:p>
          </table:table-cell>
          <table:table-cell office:value-type="string">
            <text:p>ғ</text:p>
          </table:table-cell>
          <table:table-cell office:value-type="string">
            <text:p>gh</text:p>
          </table:table-cell>
          <table:table-cell table:formula="of:=LEN([.I60])" office:value-type="float" office:value="2">
            <text:p>2</text:p>
          </table:table-cell>
          <table:table-cell office:value-type="string">
            <text:p>ğ</text:p>
          </table:table-cell>
          <table:table-cell table:number-columns-repeated="4" office:value-type="string">
            <text:p>ع</text:p>
          </table:table-cell>
          <table:table-cell/>
          <table:table-cell table:style-name="ce20" office:value-type="string">
            <text:p>ဌ</text:p>
          </table:table-cell>
          <table:table-cell table:style-name="ce13" office:value-type="string">
            <text:p>ṭha</text:p>
          </table:table-cell>
          <table:table-cell table:formula="of:=LEFT([.R60];LEN([.R60])-1)" office:value-type="string" office:string-value="ṭh">
            <text:p>ṭh</text:p>
          </table:table-cell>
          <table:table-cell table:formula="of:=IF([.S60]=[.K60];&quot;same&quot;;&quot;&quot;)">
            <text:p/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10291">
            <text:p>10291</text:p>
          </table:table-cell>
          <table:table-cell table:formula="of:=UNICHAR([.D61])" office:value-type="string" office:string-value="⠳">
            <text:p>⠳</text:p>
          </table:table-cell>
          <table:table-cell/>
          <table:table-cell table:formula="of:=UNICODE([.H61])" office:value-type="float" office:value="1102">
            <text:p>1102</text:p>
          </table:table-cell>
          <table:table-cell office:value-type="string">
            <text:p>ю</text:p>
          </table:table-cell>
          <table:table-cell office:value-type="string">
            <text:p>iu͡</text:p>
          </table:table-cell>
          <table:table-cell/>
          <table:table-cell/>
          <table:table-cell table:number-columns-repeated="5"/>
          <table:table-cell table:style-name="ce20" office:value-type="string">
            <text:p>ဋ</text:p>
          </table:table-cell>
          <table:table-cell table:style-name="ce13" office:value-type="string">
            <text:p>ṭa</text:p>
          </table:table-cell>
          <table:table-cell table:formula="of:=LEFT([.R61];LEN([.R61])-1)" office:value-type="string" office:string-value="ṭ">
            <text:p>ṭ</text:p>
          </table:table-cell>
          <table:table-cell table:formula="of:=IF([.S61]=[.K61];&quot;same&quot;;&quot;&quot;)">
            <text:p/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10241">
            <text:p>10241</text:p>
          </table:table-cell>
          <table:table-cell table:formula="of:=UNICHAR([.D62])" office:value-type="string" office:string-value="⠁">
            <text:p>⠁</text:p>
          </table:table-cell>
          <table:table-cell/>
          <table:table-cell table:formula="of:=UNICODE([.H62])" office:value-type="float" office:value="1072">
            <text:p>1072</text:p>
          </table:table-cell>
          <table:table-cell office:value-type="string">
            <text:p>а</text:p>
          </table:table-cell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 table:number-columns-repeated="4" office:value-type="string">
            <text:p>ا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0249">
            <text:p>10249</text:p>
          </table:table-cell>
          <table:table-cell table:formula="of:=UNICHAR([.D63])" office:value-type="string" office:string-value="⠉">
            <text:p>⠉</text:p>
          </table:table-cell>
          <table:table-cell/>
          <table:table-cell table:formula="of:=UNICODE([.H63])" office:value-type="float" office:value="1094">
            <text:p>1094</text:p>
          </table:table-cell>
          <table:table-cell office:value-type="string">
            <text:p>ц</text:p>
          </table:table-cell>
          <table:table-cell office:value-type="string">
            <text:p>ts͡</text:p>
          </table:table-cell>
          <table:table-cell table:formula="of:=LEN([.I63])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0257">
            <text:p>10257</text:p>
          </table:table-cell>
          <table:table-cell table:formula="of:=UNICHAR([.D64])" office:value-type="string" office:string-value="⠑">
            <text:p>⠑</text:p>
          </table:table-cell>
          <table:table-cell/>
          <table:table-cell table:formula="of:=UNICODE([.H64])" office:value-type="float" office:value="1077">
            <text:p>1077</text:p>
          </table:table-cell>
          <table:table-cell office:value-type="string">
            <text:p>е</text:p>
          </table:table-cell>
          <table:table-cell office:value-type="string">
            <text:p>e</text:p>
          </table:table-cell>
          <table:table-cell/>
          <table:table-cell office:value-type="string">
            <text:p>e</text:p>
          </table:table-cell>
          <table:table-cell table:number-columns-repeated="4" office:value-type="string">
            <text:p>ه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0250">
            <text:p>10250</text:p>
          </table:table-cell>
          <table:table-cell table:formula="of:=UNICHAR([.D65])" office:value-type="string" office:string-value="⠊">
            <text:p>⠊</text:p>
          </table:table-cell>
          <table:table-cell/>
          <table:table-cell table:formula="of:=UNICODE([.H65])" office:value-type="float" office:value="1080">
            <text:p>1080</text:p>
          </table:table-cell>
          <table:table-cell office:value-type="string">
            <text:p>и</text:p>
          </table:table-cell>
          <table:table-cell office:value-type="string">
            <text:p>i</text:p>
          </table:table-cell>
          <table:table-cell/>
          <table:table-cell office:value-type="string">
            <text:p>y</text:p>
          </table:table-cell>
          <table:table-cell table:number-columns-repeated="4" office:value-type="string">
            <text:p>ي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10264">
            <text:p>10264</text:p>
          </table:table-cell>
          <table:table-cell table:formula="of:=UNICHAR([.D66])" office:value-type="string" office:string-value="⠘">
            <text:p>⠘</text:p>
          </table:table-cell>
          <table:table-cell table:number-columns-repeated="11"/>
          <table:table-cell table:style-name="ce20" office:value-type="string">
            <text:p>ဖ</text:p>
          </table:table-cell>
          <table:table-cell table:style-name="ce13" office:value-type="string">
            <text:p>pha</text:p>
          </table:table-cell>
          <table:table-cell table:formula="of:=LEFT([.R66];LEN([.R66])-1)" office:value-type="string" office:string-value="ph">
            <text:p>ph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10261">
            <text:p>10261</text:p>
          </table:table-cell>
          <table:table-cell table:formula="of:=UNICHAR([.D67])" office:value-type="string" office:string-value="⠕">
            <text:p>⠕</text:p>
          </table:table-cell>
          <table:table-cell/>
          <table:table-cell table:formula="of:=UNICODE([.H67])" office:value-type="float" office:value="1086">
            <text:p>1086</text:p>
          </table:table-cell>
          <table:table-cell office:value-type="string">
            <text:p>о</text:p>
          </table:table-cell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4" office:value-type="string">
            <text:p>و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10268">
            <text:p>10268</text:p>
          </table:table-cell>
          <table:table-cell table:formula="of:=UNICHAR([.D68])" office:value-type="string" office:string-value="⠜">
            <text:p>⠜</text:p>
          </table:table-cell>
          <table:table-cell/>
          <table:table-cell table:formula="of:=UNICODE([.H68])" office:value-type="float" office:value="601">
            <text:p>601</text:p>
          </table:table-cell>
          <table:table-cell office:value-type="string">
            <text:p>ə</text:p>
          </table:table-cell>
          <table:table-cell office:value-type="string">
            <text:p>ă</text:p>
          </table:table-cell>
          <table:table-cell table:formula="of:=LEN([.I68])" office:value-type="float" office:value="1">
            <text:p>1</text:p>
          </table:table-cell>
          <table:table-cell office:value-type="string">
            <text:p>ä</text:p>
          </table:table-cell>
          <table:table-cell office:value-type="string">
            <text:p>ٵ</text:p>
          </table:table-cell>
          <table:table-cell table:number-columns-repeated="2" office:value-type="string">
            <text:p>--</text:p>
          </table:table-cell>
          <table:table-cell office:value-type="string">
            <text:p>ٵ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10277">
            <text:p>10277</text:p>
          </table:table-cell>
          <table:table-cell table:formula="of:=UNICHAR([.D69])" office:value-type="string" office:string-value="⠥">
            <text:p>⠥</text:p>
          </table:table-cell>
          <table:table-cell/>
          <table:table-cell table:formula="of:=UNICODE([.H69])" office:value-type="float" office:value="1091">
            <text:p>1091</text:p>
          </table:table-cell>
          <table:table-cell office:value-type="string">
            <text:p>у</text:p>
          </table:table-cell>
          <table:table-cell office:value-type="string">
            <text:p>u</text:p>
          </table:table-cell>
          <table:table-cell/>
          <table:table-cell office:value-type="string">
            <text:p>w</text:p>
          </table:table-cell>
          <table:table-cell table:number-columns-repeated="4" office:value-type="string">
            <text:p>ۋ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10279">
            <text:p>10279</text:p>
          </table:table-cell>
          <table:table-cell table:formula="of:=UNICHAR([.D70])" office:value-type="string" office:string-value="⠧">
            <text:p>⠧</text:p>
          </table:table-cell>
          <table:table-cell/>
          <table:table-cell table:formula="of:=UNICODE([.H70])" office:value-type="float" office:value="1211">
            <text:p>1211</text:p>
          </table:table-cell>
          <table:table-cell office:value-type="string">
            <text:p>һ</text:p>
          </table:table-cell>
          <table:table-cell office:value-type="string">
            <text:p>ḣ</text:p>
          </table:table-cell>
          <table:table-cell table:formula="of:=LEN([.I70])" office:value-type="float" office:value="1">
            <text:p>1</text:p>
          </table:table-cell>
          <table:table-cell office:value-type="string">
            <text:p>h</text:p>
          </table:table-cell>
          <table:table-cell table:number-columns-repeated="4" office:value-type="string">
            <text:p>ه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10285">
            <text:p>10285</text:p>
          </table:table-cell>
          <table:table-cell table:formula="of:=UNICHAR([.D71])" office:value-type="string" office:string-value="⠭">
            <text:p>⠭</text:p>
          </table:table-cell>
          <table:table-cell/>
          <table:table-cell table:formula="of:=UNICODE([.H71])" office:value-type="float" office:value="1097">
            <text:p>1097</text:p>
          </table:table-cell>
          <table:table-cell office:value-type="string">
            <text:p>щ</text:p>
          </table:table-cell>
          <table:table-cell office:value-type="string">
            <text:p>shch</text:p>
          </table:table-cell>
          <table:table-cell table:formula="of:=LEN([.I71])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10287">
            <text:p>10287</text:p>
          </table:table-cell>
          <table:table-cell table:formula="of:=UNICHAR([.D72])" office:value-type="string" office:string-value="⠯">
            <text:p>⠯</text:p>
          </table:table-cell>
          <table:table-cell/>
          <table:table-cell table:formula="of:=UNICODE([.H72])" office:value-type="float" office:value="1081">
            <text:p>1081</text:p>
          </table:table-cell>
          <table:table-cell office:value-type="string">
            <text:p>й</text:p>
          </table:table-cell>
          <table:table-cell office:value-type="string">
            <text:p>ĭ</text:p>
          </table:table-cell>
          <table:table-cell table:formula="of:=LEN([.I72]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10303">
            <text:p>10303</text:p>
          </table:table-cell>
          <table:table-cell table:formula="of:=UNICHAR([.D73])" office:value-type="string" office:string-value="⠿">
            <text:p>⠿</text:p>
          </table:table-cell>
          <table:table-cell table:number-columns-repeated="11"/>
          <table:table-cell table:style-name="ce20" office:value-type="string">
            <text:p>ဎ</text:p>
          </table:table-cell>
          <table:table-cell table:style-name="ce13" office:value-type="string">
            <text:p>ḍha</text:p>
          </table:table-cell>
          <table:table-cell table:formula="of:=LEFT([.R73];LEN([.R73])-1)" office:value-type="string" office:string-value="ḍh">
            <text:p>ḍh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10284">
            <text:p>10284</text:p>
          </table:table-cell>
          <table:table-cell table:formula="of:=UNICHAR([.D74])" office:value-type="string" office:string-value="⠬">
            <text:p>⠬</text:p>
          </table:table-cell>
          <table:table-cell/>
          <table:table-cell table:formula="of:=UNICODE([.H74])" office:value-type="float" office:value="1201">
            <text:p>1201</text:p>
          </table:table-cell>
          <table:table-cell office:value-type="string">
            <text:p>ұ</text:p>
          </table:table-cell>
          <table:table-cell office:value-type="string">
            <text:p>ū</text:p>
          </table:table-cell>
          <table:table-cell table:formula="of:=LEN([.I74])" office:value-type="float" office:value="1">
            <text:p>1</text:p>
          </table:table-cell>
          <table:table-cell office:value-type="string">
            <text:p>u</text:p>
          </table:table-cell>
          <table:table-cell table:number-columns-repeated="4" office:value-type="string">
            <text:p>ۇ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10273">
            <text:p>10273</text:p>
          </table:table-cell>
          <table:table-cell table:formula="of:=UNICHAR([.D75])" office:value-type="string" office:string-value="⠡">
            <text:p>⠡</text:p>
          </table:table-cell>
          <table:table-cell/>
          <table:table-cell table:formula="of:=UNICODE([.H75])" office:value-type="float" office:value="1105">
            <text:p>1105</text:p>
          </table:table-cell>
          <table:table-cell office:value-type="string">
            <text:p>ё</text:p>
          </table:table-cell>
          <table:table-cell office:value-type="string">
            <text:p>ë</text:p>
          </table:table-cell>
          <table:table-cell table:formula="of:=LEN([.I75]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10289">
            <text:p>10289</text:p>
          </table:table-cell>
          <table:table-cell table:formula="of:=UNICHAR([.D76])" office:value-type="string" office:string-value="⠱">
            <text:p>⠱</text:p>
          </table:table-cell>
          <table:table-cell/>
          <table:table-cell table:formula="of:=UNICODE([.H76])" office:value-type="float" office:value="1096">
            <text:p>1096</text:p>
          </table:table-cell>
          <table:table-cell office:value-type="string">
            <text:p>ш</text:p>
          </table:table-cell>
          <table:table-cell office:value-type="string">
            <text:p>sh</text:p>
          </table:table-cell>
          <table:table-cell table:formula="of:=LEN([.I76])" office:value-type="float" office:value="2">
            <text:p>2</text:p>
          </table:table-cell>
          <table:table-cell office:value-type="string">
            <text:p>š</text:p>
          </table:table-cell>
          <table:table-cell table:number-columns-repeated="4" office:value-type="string">
            <text:p>ش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10282">
            <text:p>10282</text:p>
          </table:table-cell>
          <table:table-cell table:formula="of:=UNICHAR([.D77])" office:value-type="string" office:string-value="⠪">
            <text:p>⠪</text:p>
          </table:table-cell>
          <table:table-cell/>
          <table:table-cell table:formula="of:=UNICODE([.H77])" office:value-type="float" office:value="1101">
            <text:p>1101</text:p>
          </table:table-cell>
          <table:table-cell office:value-type="string">
            <text:p>э</text:p>
          </table:table-cell>
          <table:table-cell office:value-type="string">
            <text:p>ė</text:p>
          </table:table-cell>
          <table:table-cell table:formula="of:=LEN([.I77]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10280">
            <text:p>10280</text:p>
          </table:table-cell>
          <table:table-cell table:formula="of:=UNICHAR([.D78])" office:value-type="string" office:string-value="⠨">
            <text:p>⠨</text:p>
          </table:table-cell>
          <table:table-cell table:number-columns-repeated="11"/>
          <table:table-cell table:style-name="ce20" office:value-type="string">
            <text:p>ခ</text:p>
          </table:table-cell>
          <table:table-cell table:style-name="ce13" office:value-type="string">
            <text:p>kha</text:p>
          </table:table-cell>
          <table:table-cell table:formula="of:=LEFT([.R78];LEN([.R78])-1)" office:value-type="string" office:string-value="kh">
            <text:p>kh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float" office:value="10296">
            <text:p>10296</text:p>
          </table:table-cell>
          <table:table-cell table:formula="of:=UNICHAR([.D79])" office:value-type="string" office:string-value="⠸">
            <text:p>⠸</text:p>
          </table:table-cell>
          <table:table-cell table:number-columns-repeated="11"/>
          <table:table-cell table:style-name="ce20" office:value-type="string">
            <text:p>ဠ</text:p>
          </table:table-cell>
          <table:table-cell table:style-name="ce13" office:value-type="string">
            <text:p>ḷa</text:p>
          </table:table-cell>
          <table:table-cell table:formula="of:=LEFT([.R79];LEN([.R79])-1)" office:value-type="string" office:string-value="ḷ">
            <text:p>ḷ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float" office:value="10262">
            <text:p>10262</text:p>
          </table:table-cell>
          <table:table-cell table:formula="of:=UNICHAR([.D80])" office:value-type="string" office:string-value="⠖">
            <text:p>⠖</text:p>
          </table:table-cell>
          <table:table-cell table:number-columns-repeated="11"/>
          <table:table-cell table:style-name="ce20" office:value-type="string">
            <text:p>ဆ</text:p>
          </table:table-cell>
          <table:table-cell table:style-name="ce13" office:value-type="string">
            <text:p>cha</text:p>
          </table:table-cell>
          <table:table-cell table:formula="of:=LEFT([.R80];LEN([.R80])-1)" office:value-type="string" office:string-value="ch">
            <text:p>ch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0240">
            <text:p>10240</text:p>
          </table:table-cell>
          <table:table-cell table:formula="of:=UNICHAR([.D81])" office:value-type="string" office:string-value="⠀">
            <text:p>⠀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10248">
            <text:p>10248</text:p>
          </table:table-cell>
          <table:table-cell table:formula="of:=UNICHAR([.D82])" office:value-type="string" office:string-value="⠈">
            <text:p>⠈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10244">
            <text:p>10244</text:p>
          </table:table-cell>
          <table:table-cell table:formula="of:=UNICHAR([.D83])" office:value-type="string" office:string-value="⠄">
            <text:p>⠄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10276">
            <text:p>10276</text:p>
          </table:table-cell>
          <table:table-cell table:formula="of:=UNICHAR([.D84])" office:value-type="string" office:string-value="⠤">
            <text:p>⠤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10300">
            <text:p>10300</text:p>
          </table:table-cell>
          <table:table-cell table:formula="of:=UNICHAR([.D85])" office:value-type="string" office:string-value="⠼">
            <text:p>⠼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10272">
            <text:p>10272</text:p>
          </table:table-cell>
          <table:table-cell table:formula="of:=UNICHAR([.D86])" office:value-type="string" office:string-value="⠠">
            <text:p>⠠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float" office:value="10242">
            <text:p>10242</text:p>
          </table:table-cell>
          <table:table-cell table:formula="of:=UNICHAR([.D87])" office:value-type="string" office:string-value="⠂">
            <text:p>⠂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float" office:value="10246">
            <text:p>10246</text:p>
          </table:table-cell>
          <table:table-cell table:formula="of:=UNICHAR([.D88])" office:value-type="string" office:string-value="⠆">
            <text:p>⠆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float" office:value="10258">
            <text:p>10258</text:p>
          </table:table-cell>
          <table:table-cell table:formula="of:=UNICHAR([.D89])" office:value-type="string" office:string-value="⠒">
            <text:p>⠒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10290">
            <text:p>10290</text:p>
          </table:table-cell>
          <table:table-cell table:formula="of:=UNICHAR([.D90])" office:value-type="string" office:string-value="⠲">
            <text:p>⠲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10274">
            <text:p>10274</text:p>
          </table:table-cell>
          <table:table-cell table:formula="of:=UNICHAR([.D91])" office:value-type="string" office:string-value="⠢">
            <text:p>⠢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office:value-type="float" office:value="10294">
            <text:p>10294</text:p>
          </table:table-cell>
          <table:table-cell table:formula="of:=UNICHAR([.D92])" office:value-type="string" office:string-value="⠶">
            <text:p>⠶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10278">
            <text:p>10278</text:p>
          </table:table-cell>
          <table:table-cell table:formula="of:=UNICHAR([.D93])" office:value-type="string" office:string-value="⠦">
            <text:p>⠦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office:value-type="float" office:value="10260">
            <text:p>10260</text:p>
          </table:table-cell>
          <table:table-cell table:formula="of:=UNICHAR([.D94])" office:value-type="string" office:string-value="⠔">
            <text:p>⠔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office:value-type="float" office:value="10292">
            <text:p>10292</text:p>
          </table:table-cell>
          <table:table-cell table:formula="of:=UNICHAR([.D95])" office:value-type="string" office:string-value="⠴">
            <text:p>⠴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10256">
            <text:p>10256</text:p>
          </table:table-cell>
          <table:table-cell table:formula="of:=UNICHAR([.D96])" office:value-type="string" office:string-value="⠐">
            <text:p>⠐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office:value-type="float" office:value="10288">
            <text:p>10288</text:p>
          </table:table-cell>
          <table:table-cell table:formula="of:=UNICHAR([.D97])" office:value-type="string" office:string-value="⠰">
            <text:p>⠰</text:p>
          </table:table-cell>
          <table:table-cell table:number-columns-repeated="1019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office:forms form:automatic-focus="false" form:apply-design-mode="false"/>
        <table:table-column table:style-name="co4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9" table:default-cell-style-name="Default"/>
        <table:table-column table:style-name="co38" table:default-cell-style-name="ce4"/>
        <table:table-column table:style-name="co39" table:default-cell-style-name="Default"/>
        <table:table-column table:style-name="co44" table:default-cell-style-name="Default"/>
        <table:table-column table:style-name="co9" table:default-cell-style-name="Default"/>
        <table:table-column table:style-name="co31" table:default-cell-style-name="ce33"/>
        <table:table-column table:style-name="co47" table:default-cell-style-name="Default"/>
        <table:table-column table:style-name="co38" table:default-cell-style-name="Default"/>
        <table:table-column table:style-name="co9" table:default-cell-style-name="Default"/>
        <table:table-column table:style-name="co31" table:default-cell-style-name="Default"/>
        <table:table-column table:style-name="co9" table:default-cell-style-name="Default"/>
        <table:table-column table:style-name="co33" table:default-cell-style-name="Default"/>
        <table:table-column table:style-name="co48" table:default-cell-style-name="Default"/>
        <table:table-column table:style-name="co9" table:default-cell-style-name="Default"/>
        <table:table-column table:style-name="co49" table:default-cell-style-name="Default"/>
        <table:table-column table:style-name="co27" table:default-cell-style-name="Default"/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3" office:value-type="string">
            <text:p>Alone</text:p>
          </table:table-cell>
          <table:table-cell table:style-name="ce13" office:value-type="string">
            <text:p>Final</text:p>
          </table:table-cell>
          <table:table-cell table:style-name="ce13" office:value-type="string">
            <text:p>Medial</text:p>
          </table:table-cell>
          <table:table-cell table:style-name="ce13" office:value-type="string">
            <text:p>Initial</text:p>
          </table:table-cell>
          <table:table-cell table:style-name="ce13"/>
          <table:table-cell table:number-columns-repeated="16"/>
        </table:table-row>
        <table:table-row table:style-name="ro2">
          <table:table-cell table:number-columns-repeated="32"/>
        </table:table-row>
        <table:table-row table:style-name="ro1">
          <table:table-cell table:number-columns-repeated="11"/>
          <table:table-cell table:style-name="ce13" table:number-columns-repeated="5"/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10267">
            <text:p>10267</text:p>
          </table:table-cell>
          <table:table-cell office:value-type="string">
            <text:p>⠛</text:p>
          </table:table-cell>
          <table:table-cell/>
          <table:table-cell table:style-name="ce31" office:value-type="float" office:value="1075">
            <text:p>1075</text:p>
          </table:table-cell>
          <table:table-cell table:style-name="ce31" office:value-type="string">
            <text:p>г</text:p>
          </table:table-cell>
          <table:table-cell table:style-name="ce31" office:value-type="string">
            <text:p>g</text:p>
          </table:table-cell>
          <table:table-cell table:style-name="ce31" office:value-type="float" office:value="3">
            <text:p>3</text:p>
          </table:table-cell>
          <table:table-cell table:style-name="ce31" office:value-type="string">
            <text:p>g</text:p>
          </table:table-cell>
          <table:table-cell table:number-columns-repeated="4" office:value-type="string">
            <text:p>گ</text:p>
          </table:table-cell>
          <table:table-cell office:value-type="string">
            <text:p>gaf</text:p>
          </table:table-cell>
          <table:table-cell/>
          <table:table-cell office:value-type="string">
            <text:p>ဂ</text:p>
          </table:table-cell>
          <table:table-cell office:value-type="string">
            <text:p>ga</text:p>
          </table:table-cell>
          <table:table-cell office:value-type="string">
            <text:p>g</text:p>
          </table:table-cell>
          <table:table-cell/>
          <table:table-cell office:value-type="string">
            <text:p>ག</text:p>
          </table:table-cell>
          <table:table-cell office:value-type="string">
            <text:p>ga</text:p>
          </table:table-cell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/>
          <table:table-cell office:value-type="string">
            <text:p>ג</text:p>
          </table:table-cell>
          <table:table-cell office:value-type="string">
            <text:p>gimel</text:p>
          </table:table-cell>
          <table:table-cell/>
          <table:table-cell office:value-type="string">
            <text:p>γ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4">
            <text:p>14</text:p>
          </table:table-cell>
          <table:table-cell office:value-type="float" office:value="10245">
            <text:p>10245</text:p>
          </table:table-cell>
          <table:table-cell office:value-type="string">
            <text:p>⠅</text:p>
          </table:table-cell>
          <table:table-cell/>
          <table:table-cell table:style-name="ce31" office:value-type="float" office:value="1082">
            <text:p>1082</text:p>
          </table:table-cell>
          <table:table-cell office:value-type="string">
            <text:p>к</text:p>
          </table:table-cell>
          <table:table-cell office:value-type="string">
            <text:p>k</text:p>
          </table:table-cell>
          <table:table-cell office:value-type="float" office:value="20">
            <text:p>20</text:p>
          </table:table-cell>
          <table:table-cell table:style-name="ce31" office:value-type="string">
            <text:p>k</text:p>
          </table:table-cell>
          <table:table-cell table:number-columns-repeated="4" office:value-type="string">
            <text:p>ك</text:p>
          </table:table-cell>
          <table:table-cell office:value-type="string">
            <text:p>kaf</text:p>
          </table:table-cell>
          <table:table-cell/>
          <table:table-cell office:value-type="string">
            <text:p>က</text:p>
          </table:table-cell>
          <table:table-cell office:value-type="string">
            <text:p>ka</text:p>
          </table:table-cell>
          <table:table-cell office:value-type="string">
            <text:p>k</text:p>
          </table:table-cell>
          <table:table-cell/>
          <table:table-cell office:value-type="string">
            <text:p>ཀ</text:p>
          </table:table-cell>
          <table:table-cell office:value-type="string">
            <text:p>ka</text:p>
          </table:table-cell>
          <table:table-cell office:value-type="string">
            <text:p>k</text:p>
          </table:table-cell>
          <table:table-cell/>
          <table:table-cell office:value-type="string">
            <text:p>k</text:p>
          </table:table-cell>
          <table:table-cell/>
          <table:table-cell office:value-type="string">
            <text:p>כּ</text:p>
          </table:table-cell>
          <table:table-cell office:value-type="string">
            <text:p>kaf</text:p>
          </table:table-cell>
          <table:table-cell/>
          <table:table-cell office:value-type="string">
            <text:p>κ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10265">
            <text:p>10265</text:p>
          </table:table-cell>
          <table:table-cell office:value-type="string">
            <text:p>⠙</text:p>
          </table:table-cell>
          <table:table-cell/>
          <table:table-cell table:style-name="ce31" office:value-type="float" office:value="1076">
            <text:p>1076</text:p>
          </table:table-cell>
          <table:table-cell office:value-type="string">
            <text:p>д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table:style-name="ce31" office:value-type="string">
            <text:p>d</text:p>
          </table:table-cell>
          <table:table-cell table:number-columns-repeated="4" office:value-type="string">
            <text:p>د</text:p>
          </table:table-cell>
          <table:table-cell office:value-type="string">
            <text:p>dal</text:p>
          </table:table-cell>
          <table:table-cell/>
          <table:table-cell office:value-type="string">
            <text:p>ဒ</text:p>
          </table:table-cell>
          <table:table-cell office:value-type="string">
            <text:p>da</text:p>
          </table:table-cell>
          <table:table-cell office:value-type="string">
            <text:p>d</text:p>
          </table:table-cell>
          <table:table-cell/>
          <table:table-cell office:value-type="string">
            <text:p>ད</text:p>
          </table:table-cell>
          <table:table-cell office:value-type="string">
            <text:p>da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/>
          <table:table-cell office:value-type="string">
            <text:p>ד</text:p>
          </table:table-cell>
          <table:table-cell office:value-type="string">
            <text:p>dalet</text:p>
          </table:table-cell>
          <table:table-cell/>
          <table:table-cell office:value-type="string">
            <text:p>δ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7">
            <text:p>17</text:p>
          </table:table-cell>
          <table:table-cell office:value-type="float" office:value="10269">
            <text:p>10269</text:p>
          </table:table-cell>
          <table:table-cell office:value-type="string">
            <text:p>⠝</text:p>
          </table:table-cell>
          <table:table-cell/>
          <table:table-cell office:value-type="float" office:value="1085">
            <text:p>1085</text:p>
          </table:table-cell>
          <table:table-cell office:value-type="string">
            <text:p>н</text:p>
          </table:table-cell>
          <table:table-cell office:value-type="string">
            <text:p>n</text:p>
          </table:table-cell>
          <table:table-cell office:value-type="float" office:value="50">
            <text:p>50</text:p>
          </table:table-cell>
          <table:table-cell office:value-type="string">
            <text:p>n</text:p>
          </table:table-cell>
          <table:table-cell table:number-columns-repeated="4" office:value-type="string">
            <text:p>ن</text:p>
          </table:table-cell>
          <table:table-cell office:value-type="string">
            <text:p>noon</text:p>
          </table:table-cell>
          <table:table-cell/>
          <table:table-cell table:style-name="ce32" office:value-type="string">
            <text:p>န</text:p>
          </table:table-cell>
          <table:table-cell table:style-name="ce31" office:value-type="string">
            <text:p>na</text:p>
          </table:table-cell>
          <table:table-cell table:style-name="ce31" office:value-type="string">
            <text:p>n</text:p>
          </table:table-cell>
          <table:table-cell table:style-name="ce31"/>
          <table:table-cell table:style-name="ce34" office:value-type="string">
            <text:p>ན</text:p>
          </table:table-cell>
          <table:table-cell table:style-name="ce31" office:value-type="string">
            <text:p>na</text:p>
          </table:table-cell>
          <table:table-cell table:style-name="ce31" office:value-type="string">
            <text:p>n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נ</text:p>
          </table:table-cell>
          <table:table-cell office:value-type="string">
            <text:p>nun</text:p>
          </table:table-cell>
          <table:table-cell/>
          <table:table-cell office:value-type="string">
            <text:p>ν</text:p>
          </table:table-cell>
          <table:table-cell/>
        </table:table-row>
        <table:table-row table:style-name="ro1">
          <table:table-cell table:number-columns-repeated="17"/>
          <table:table-cell table:style-name="ce32"/>
          <table:table-cell table:style-name="ce31" table:number-columns-repeated="3"/>
          <table:table-cell table:style-name="ce34"/>
          <table:table-cell table:style-name="ce31" table:number-columns-repeated="2"/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3">
            <text:p>23</text:p>
          </table:table-cell>
          <table:table-cell office:value-type="float" office:value="10270">
            <text:p>10270</text:p>
          </table:table-cell>
          <table:table-cell office:value-type="string">
            <text:p>⠞</text:p>
          </table:table-cell>
          <table:table-cell/>
          <table:table-cell table:style-name="ce31" office:value-type="float" office:value="1090">
            <text:p>1090</text:p>
          </table:table-cell>
          <table:table-cell table:style-name="ce31" office:value-type="string">
            <text:p>т</text:p>
          </table:table-cell>
          <table:table-cell table:style-name="ce31" office:value-type="string">
            <text:p>t</text:p>
          </table:table-cell>
          <table:table-cell table:style-name="ce31" office:value-type="float" office:value="300">
            <text:p>300</text:p>
          </table:table-cell>
          <table:table-cell table:style-name="ce31" office:value-type="string">
            <text:p>t</text:p>
          </table:table-cell>
          <table:table-cell table:number-columns-repeated="4" office:value-type="string">
            <text:p>ت</text:p>
          </table:table-cell>
          <table:table-cell office:value-type="string">
            <text:p>teh</text:p>
          </table:table-cell>
          <table:table-cell/>
          <table:table-cell office:value-type="string">
            <text:p>တ</text:p>
          </table:table-cell>
          <table:table-cell office:value-type="string">
            <text:p>ta</text:p>
          </table:table-cell>
          <table:table-cell office:value-type="string">
            <text:p>t</text:p>
          </table:table-cell>
          <table:table-cell/>
          <table:table-cell office:value-type="string">
            <text:p>ཏ</text:p>
          </table:table-cell>
          <table:table-cell office:value-type="string">
            <text:p>ta</text:p>
          </table:table-cell>
          <table:table-cell office:value-type="string">
            <text:p>t</text:p>
          </table:table-cell>
          <table:table-cell/>
          <table:table-cell office:value-type="string">
            <text:p>t</text:p>
          </table:table-cell>
          <table:table-cell/>
          <table:table-cell office:value-type="string">
            <text:p>ט</text:p>
          </table:table-cell>
          <table:table-cell office:value-type="string">
            <text:p>tet</text:p>
          </table:table-cell>
          <table:table-cell/>
          <table:table-cell office:value-type="string">
            <text:p>τ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6">
            <text:p>16</text:p>
          </table:table-cell>
          <table:table-cell office:value-type="float" office:value="10253">
            <text:p>10253</text:p>
          </table:table-cell>
          <table:table-cell office:value-type="string">
            <text:p>⠍</text:p>
          </table:table-cell>
          <table:table-cell/>
          <table:table-cell office:value-type="float" office:value="1084">
            <text:p>1084</text:p>
          </table:table-cell>
          <table:table-cell office:value-type="string">
            <text:p>м</text:p>
          </table:table-cell>
          <table:table-cell office:value-type="string">
            <text:p>m</text:p>
          </table:table-cell>
          <table:table-cell office:value-type="float" office:value="40">
            <text:p>40</text:p>
          </table:table-cell>
          <table:table-cell office:value-type="string">
            <text:p>m</text:p>
          </table:table-cell>
          <table:table-cell table:number-columns-repeated="4" office:value-type="string">
            <text:p>م</text:p>
          </table:table-cell>
          <table:table-cell office:value-type="string">
            <text:p>meem</text:p>
          </table:table-cell>
          <table:table-cell/>
          <table:table-cell table:style-name="ce32" office:value-type="string">
            <text:p>မ</text:p>
          </table:table-cell>
          <table:table-cell office:value-type="string">
            <text:p>ma</text:p>
          </table:table-cell>
          <table:table-cell office:value-type="string">
            <text:p>m</text:p>
          </table:table-cell>
          <table:table-cell/>
          <table:table-cell office:value-type="string">
            <text:p>མ</text:p>
          </table:table-cell>
          <table:table-cell office:value-type="string">
            <text:p>ma</text:p>
          </table:table-cell>
          <table:table-cell table:style-name="ce31" office:value-type="string">
            <text:p>m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מ</text:p>
          </table:table-cell>
          <table:table-cell office:value-type="string">
            <text:p>mem</text:p>
          </table:table-cell>
          <table:table-cell/>
          <table:table-cell office:value-type="string">
            <text:p>μ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19">
            <text:p>19</text:p>
          </table:table-cell>
          <table:table-cell office:value-type="float" office:value="10255">
            <text:p>10255</text:p>
          </table:table-cell>
          <table:table-cell office:value-type="string">
            <text:p>⠏</text:p>
          </table:table-cell>
          <table:table-cell/>
          <table:table-cell office:value-type="float" office:value="1087">
            <text:p>1087</text:p>
          </table:table-cell>
          <table:table-cell office:value-type="string">
            <text:p>п</text:p>
          </table:table-cell>
          <table:table-cell office:value-type="string">
            <text:p>p</text:p>
          </table:table-cell>
          <table:table-cell office:value-type="float" office:value="80">
            <text:p>80</text:p>
          </table:table-cell>
          <table:table-cell office:value-type="string">
            <text:p>p</text:p>
          </table:table-cell>
          <table:table-cell table:number-columns-repeated="4" office:value-type="string">
            <text:p>پ</text:p>
          </table:table-cell>
          <table:table-cell office:value-type="string">
            <text:p>peh</text:p>
          </table:table-cell>
          <table:table-cell/>
          <table:table-cell table:style-name="ce32" office:value-type="string">
            <text:p>ပ</text:p>
          </table:table-cell>
          <table:table-cell office:value-type="string">
            <text:p>pa</text:p>
          </table:table-cell>
          <table:table-cell office:value-type="string">
            <text:p>p</text:p>
          </table:table-cell>
          <table:table-cell/>
          <table:table-cell office:value-type="string">
            <text:p>པ</text:p>
          </table:table-cell>
          <table:table-cell office:value-type="string">
            <text:p>pa</text:p>
          </table:table-cell>
          <table:table-cell table:style-name="ce31" office:value-type="string">
            <text:p>p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פּ</text:p>
          </table:table-cell>
          <table:table-cell office:value-type="string">
            <text:p>pe</text:p>
          </table:table-cell>
          <table:table-cell/>
          <table:table-cell office:value-type="string">
            <text:p>π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15">
            <text:p>15</text:p>
          </table:table-cell>
          <table:table-cell office:value-type="float" office:value="10247">
            <text:p>10247</text:p>
          </table:table-cell>
          <table:table-cell office:value-type="string">
            <text:p>⠇</text:p>
          </table:table-cell>
          <table:table-cell/>
          <table:table-cell office:value-type="float" office:value="1083">
            <text:p>1083</text:p>
          </table:table-cell>
          <table:table-cell office:value-type="string">
            <text:p>л</text:p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 office:value-type="string">
            <text:p>l</text:p>
          </table:table-cell>
          <table:table-cell table:number-columns-repeated="4" office:value-type="string">
            <text:p>ل</text:p>
          </table:table-cell>
          <table:table-cell office:value-type="string">
            <text:p>lam</text:p>
          </table:table-cell>
          <table:table-cell/>
          <table:table-cell table:style-name="ce32" office:value-type="string">
            <text:p>လ</text:p>
          </table:table-cell>
          <table:table-cell office:value-type="string">
            <text:p>la</text:p>
          </table:table-cell>
          <table:table-cell office:value-type="string">
            <text:p>l</text:p>
          </table:table-cell>
          <table:table-cell/>
          <table:table-cell office:value-type="string">
            <text:p>ལ</text:p>
          </table:table-cell>
          <table:table-cell office:value-type="string">
            <text:p>la</text:p>
          </table:table-cell>
          <table:table-cell table:style-name="ce31" office:value-type="string">
            <text:p>l</text:p>
          </table:table-cell>
          <table:table-cell/>
          <table:table-cell office:value-type="string">
            <text:p>l</text:p>
          </table:table-cell>
          <table:table-cell/>
          <table:table-cell office:value-type="string">
            <text:p>ל</text:p>
          </table:table-cell>
          <table:table-cell office:value-type="string">
            <text:p>lamed</text:p>
          </table:table-cell>
          <table:table-cell/>
          <table:table-cell office:value-type="string">
            <text:p>λ</text:p>
          </table:table-cell>
          <table:table-cell/>
        </table:table-row>
        <table:table-row table:style-name="ro1">
          <table:table-cell table:number-columns-repeated="17"/>
          <table:table-cell table:style-name="ce32"/>
          <table:table-cell table:number-columns-repeated="5"/>
          <table:table-cell table:style-name="ce31"/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21">
            <text:p>21</text:p>
          </table:table-cell>
          <table:table-cell office:value-type="float" office:value="10263">
            <text:p>10263</text:p>
          </table:table-cell>
          <table:table-cell office:value-type="string">
            <text:p>⠗</text:p>
          </table:table-cell>
          <table:table-cell/>
          <table:table-cell office:value-type="float" office:value="1088">
            <text:p>1088</text:p>
          </table:table-cell>
          <table:table-cell office:value-type="string">
            <text:p>р</text:p>
          </table:table-cell>
          <table:table-cell office:value-type="string">
            <text:p>r</text:p>
          </table:table-cell>
          <table:table-cell office:value-type="float" office:value="100">
            <text:p>100</text:p>
          </table:table-cell>
          <table:table-cell office:value-type="string">
            <text:p>r</text:p>
          </table:table-cell>
          <table:table-cell table:number-columns-repeated="4" office:value-type="string">
            <text:p>ر</text:p>
          </table:table-cell>
          <table:table-cell office:value-type="string">
            <text:p>reh</text:p>
          </table:table-cell>
          <table:table-cell/>
          <table:table-cell table:style-name="ce32" office:value-type="string">
            <text:p>ရ</text:p>
          </table:table-cell>
          <table:table-cell office:value-type="string">
            <text:p>ra</text:p>
          </table:table-cell>
          <table:table-cell office:value-type="string">
            <text:p>r</text:p>
          </table:table-cell>
          <table:table-cell/>
          <table:table-cell office:value-type="string">
            <text:p>ར</text:p>
          </table:table-cell>
          <table:table-cell office:value-type="string">
            <text:p>ra</text:p>
          </table:table-cell>
          <table:table-cell table:style-name="ce31" office:value-type="string">
            <text:p>r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ר</text:p>
          </table:table-cell>
          <table:table-cell office:value-type="string">
            <text:p>resh</text:p>
          </table:table-cell>
          <table:table-cell/>
          <table:table-cell office:value-type="string">
            <text:p>ρ</text:p>
          </table:table-cell>
          <table:table-cell office:value-type="float" office:value="2">
            <text:p>2</text:p>
          </table:table-cell>
        </table:table-row>
        <table:table-row table:style-name="ro5"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office:value-type="float" office:value="10259">
            <text:p>10259</text:p>
          </table:table-cell>
          <table:table-cell office:value-type="string">
            <text:p>⠓</text:p>
          </table:table-cell>
          <table:table-cell/>
          <table:table-cell office:value-type="float" office:value="1093">
            <text:p>1093</text:p>
          </table:table-cell>
          <table:table-cell office:value-type="string">
            <text:p>х</text:p>
          </table:table-cell>
          <table:table-cell office:value-type="string">
            <text:p>kh</text:p>
          </table:table-cell>
          <table:table-cell office:value-type="float" office:value="600">
            <text:p>600</text:p>
          </table:table-cell>
          <table:table-cell office:value-type="string">
            <text:p>x</text:p>
          </table:table-cell>
          <table:table-cell table:number-columns-repeated="4" office:value-type="string">
            <text:p>ح</text:p>
          </table:table-cell>
          <table:table-cell office:value-type="string">
            <text:p>hah</text:p>
          </table:table-cell>
          <table:table-cell/>
          <table:table-cell table:style-name="ce32" office:value-type="string">
            <text:p>ဟ</text:p>
          </table:table-cell>
          <table:table-cell table:style-name="ce31" office:value-type="string">
            <text:p>ha</text:p>
          </table:table-cell>
          <table:table-cell table:style-name="ce31" office:value-type="string">
            <text:p>h</text:p>
          </table:table-cell>
          <table:table-cell table:style-name="ce31"/>
          <table:table-cell table:style-name="ce34" office:value-type="string">
            <text:p>ཧ</text:p>
          </table:table-cell>
          <table:table-cell table:style-name="ce31" office:value-type="string">
            <text:p>ha</text:p>
          </table:table-cell>
          <table:table-cell table:style-name="ce31" office:value-type="string">
            <text:p>h</text:p>
          </table:table-cell>
          <table:table-cell/>
          <table:table-cell office:value-type="string">
            <text:p>h</text:p>
          </table:table-cell>
          <table:table-cell/>
          <table:table-cell office:value-type="string">
            <text:p>ה</text:p>
          </table:table-cell>
          <table:table-cell office:value-type="string">
            <text:p>he</text:p>
          </table:table-cell>
          <table:table-cell/>
          <table:table-cell office:value-type="string">
            <text:p>῾ <text:span text:style-name="T1">(rough breathing)</text:span>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float" office:value="2">
            <text:p>2</text:p>
          </table:table-cell>
          <table:table-cell office:value-type="float" office:value="10243">
            <text:p>10243</text:p>
          </table:table-cell>
          <table:table-cell office:value-type="string">
            <text:p>⠃</text:p>
          </table:table-cell>
          <table:table-cell/>
          <table:table-cell office:value-type="float" office:value="1073">
            <text:p>1073</text:p>
          </table:table-cell>
          <table:table-cell office:value-type="string">
            <text:p>б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4" office:value-type="string">
            <text:p>ب</text:p>
          </table:table-cell>
          <table:table-cell office:value-type="string">
            <text:p>beh</text:p>
          </table:table-cell>
          <table:table-cell/>
          <table:table-cell table:style-name="ce32" office:value-type="string">
            <text:p>ဘ</text:p>
          </table:table-cell>
          <table:table-cell office:value-type="string">
            <text:p>bha</text:p>
          </table:table-cell>
          <table:table-cell office:value-type="string">
            <text:p>bh</text:p>
          </table:table-cell>
          <table:table-cell/>
          <table:table-cell office:value-type="string">
            <text:p>བ</text:p>
          </table:table-cell>
          <table:table-cell office:value-type="string">
            <text:p>ba</text:p>
          </table:table-cell>
          <table:table-cell table:style-name="ce31" office:value-type="string">
            <text:p>b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בּ</text:p>
          </table:table-cell>
          <table:table-cell office:value-type="string">
            <text:p>bet</text:p>
          </table:table-cell>
          <table:table-cell/>
          <table:table-cell office:value-type="string">
            <text:p>β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float" office:value="49">
            <text:p>49</text:p>
          </table:table-cell>
          <table:table-cell office:value-type="float" office:value="10298">
            <text:p>10298</text:p>
          </table:table-cell>
          <table:table-cell office:value-type="string">
            <text:p>⠺</text:p>
          </table:table-cell>
          <table:table-cell/>
          <table:table-cell office:value-type="float" office:value="1074">
            <text:p>1074</text:p>
          </table:table-cell>
          <table:table-cell office:value-type="string">
            <text:p>в</text:p>
          </table:table-cell>
          <table:table-cell office:value-type="string">
            <text:p>v</text:p>
          </table:table-cell>
          <table:table-cell office:value-type="float" office:value="2">
            <text:p>2</text:p>
          </table:table-cell>
          <table:table-cell office:value-type="string">
            <text:p>v</text:p>
          </table:table-cell>
          <table:table-cell table:number-columns-repeated="4" office:value-type="string">
            <text:p>ۆ</text:p>
          </table:table-cell>
          <table:table-cell office:value-type="string">
            <text:p>oe</text:p>
          </table:table-cell>
          <table:table-cell/>
          <table:table-cell table:style-name="ce32" office:value-type="string">
            <text:p>ဝ</text:p>
          </table:table-cell>
          <table:table-cell office:value-type="string">
            <text:p>va</text:p>
          </table:table-cell>
          <table:table-cell office:value-type="string">
            <text:p>v</text:p>
          </table:table-cell>
          <table:table-cell/>
          <table:table-cell office:value-type="string">
            <text:p>ཝ</text:p>
          </table:table-cell>
          <table:table-cell office:value-type="string">
            <text:p>wa</text:p>
          </table:table-cell>
          <table:table-cell table:style-name="ce31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ו</text:p>
          </table:table-cell>
          <table:table-cell office:value-type="string">
            <text:p>vav</text:p>
          </table:table-cell>
          <table:table-cell/>
          <table:table-cell office:value-type="string">
            <text:p>ω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17"/>
          <table:table-cell table:style-name="ce32"/>
          <table:table-cell table:number-columns-repeated="5"/>
          <table:table-cell table:style-name="ce31"/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/>
          <table:table-cell table:style-name="ce31" office:value-type="float" office:value="22">
            <text:p>22</text:p>
          </table:table-cell>
          <table:table-cell office:value-type="float" office:value="10254">
            <text:p>10254</text:p>
          </table:table-cell>
          <table:table-cell office:value-type="string">
            <text:p>⠎</text:p>
          </table:table-cell>
          <table:table-cell/>
          <table:table-cell office:value-type="float" office:value="1089">
            <text:p>1089</text:p>
          </table:table-cell>
          <table:table-cell office:value-type="string">
            <text:p>с</text:p>
          </table:table-cell>
          <table:table-cell office:value-type="string">
            <text:p>s</text:p>
          </table:table-cell>
          <table:table-cell office:value-type="float" office:value="200">
            <text:p>200</text:p>
          </table:table-cell>
          <table:table-cell office:value-type="string">
            <text:p>s</text:p>
          </table:table-cell>
          <table:table-cell table:number-columns-repeated="4" office:value-type="string">
            <text:p>س</text:p>
          </table:table-cell>
          <table:table-cell office:value-type="string">
            <text:p>seen</text:p>
          </table:table-cell>
          <table:table-cell/>
          <table:table-cell table:style-name="ce32" office:value-type="string">
            <text:p>စ</text:p>
          </table:table-cell>
          <table:table-cell office:value-type="string">
            <text:p>ca</text:p>
          </table:table-cell>
          <table:table-cell table:style-name="ce31" office:value-type="string">
            <text:p>c</text:p>
          </table:table-cell>
          <table:table-cell/>
          <table:table-cell office:value-type="string">
            <text:p>ཟ</text:p>
          </table:table-cell>
          <table:table-cell office:value-type="string">
            <text:p>za</text:p>
          </table:table-cell>
          <table:table-cell office:value-type="string">
            <text:p>z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ס</text:p>
          </table:table-cell>
          <table:table-cell office:value-type="string">
            <text:p>sameh</text:p>
          </table:table-cell>
          <table:table-cell/>
          <table:table-cell office:value-type="string">
            <text:p>σ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  <table:table-cell table:style-name="ce31" office:value-type="float" office:value="31">
            <text:p>31</text:p>
          </table:table-cell>
          <table:table-cell office:value-type="float" office:value="10293">
            <text:p>10293</text:p>
          </table:table-cell>
          <table:table-cell office:value-type="string">
            <text:p>⠵</text:p>
          </table:table-cell>
          <table:table-cell/>
          <table:table-cell office:value-type="float" office:value="1079">
            <text:p>1079</text:p>
          </table:table-cell>
          <table:table-cell office:value-type="string">
            <text:p>з</text:p>
          </table:table-cell>
          <table:table-cell office:value-type="string">
            <text:p>z</text:p>
          </table:table-cell>
          <table:table-cell office:value-type="float" office:value="7">
            <text:p>7</text:p>
          </table:table-cell>
          <table:table-cell office:value-type="string">
            <text:p>z</text:p>
          </table:table-cell>
          <table:table-cell table:number-columns-repeated="4" office:value-type="string">
            <text:p>ز</text:p>
          </table:table-cell>
          <table:table-cell office:value-type="string">
            <text:p>zain</text:p>
          </table:table-cell>
          <table:table-cell/>
          <table:table-cell table:style-name="ce32" office:value-type="string">
            <text:p>ဇ</text:p>
          </table:table-cell>
          <table:table-cell office:value-type="string">
            <text:p>ja</text:p>
          </table:table-cell>
          <table:table-cell table:style-name="ce31" office:value-type="string">
            <text:p>j</text:p>
          </table:table-cell>
          <table:table-cell/>
          <table:table-cell office:value-type="string">
            <text:p>ཚ</text:p>
          </table:table-cell>
          <table:table-cell office:value-type="string">
            <text:p>tsha</text:p>
          </table:table-cell>
          <table:table-cell office:value-type="string">
            <text:p>tsh</text:p>
          </table:table-cell>
          <table:table-cell/>
          <table:table-cell office:value-type="string">
            <text:p>z</text:p>
          </table:table-cell>
          <table:table-cell/>
          <table:table-cell office:value-type="string">
            <text:p>ז</text:p>
          </table:table-cell>
          <table:table-cell office:value-type="string">
            <text:p>zayin</text:p>
          </table:table-cell>
          <table:table-cell/>
          <table:table-cell office:value-type="string">
            <text:p>ζ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float" office:value="30">
            <text:p>30</text:p>
          </table:table-cell>
          <table:table-cell office:value-type="float" office:value="10301">
            <text:p>10301</text:p>
          </table:table-cell>
          <table:table-cell office:value-type="string">
            <text:p>⠽</text:p>
          </table:table-cell>
          <table:table-cell/>
          <table:table-cell office:value-type="float" office:value="1110">
            <text:p>1110</text:p>
          </table:table-cell>
          <table:table-cell office:value-type="string">
            <text:p>і</text:p>
          </table:table-cell>
          <table:table-cell office:value-type="string">
            <text:p>ī</text:p>
          </table:table-cell>
          <table:table-cell office:value-type="float" office:value="10">
            <text:p>10</text:p>
          </table:table-cell>
          <table:table-cell office:value-type="string">
            <text:p>ï</text:p>
          </table:table-cell>
          <table:table-cell office:value-type="string">
            <text:p>ٴ ى</text:p>
          </table:table-cell>
          <table:table-cell table:number-columns-repeated="2" office:value-type="string">
            <text:p>--</text:p>
          </table:table-cell>
          <table:table-cell office:value-type="string">
            <text:p>ٴﯨ</text:p>
          </table:table-cell>
          <table:table-cell office:value-type="string">
            <text:p>(high hamza yeh ?)</text:p>
          </table:table-cell>
          <table:table-cell/>
          <table:table-cell office:value-type="string">
            <text:p>ယ</text:p>
          </table:table-cell>
          <table:table-cell office:value-type="string">
            <text:p>ya</text:p>
          </table:table-cell>
          <table:table-cell office:value-type="string">
            <text:p>y</text:p>
          </table:table-cell>
          <table:table-cell/>
          <table:table-cell office:value-type="string">
            <text:p>ཆ</text:p>
          </table:table-cell>
          <table:table-cell office:value-type="string">
            <text:p>cha</text:p>
          </table:table-cell>
          <table:table-cell office:value-type="string">
            <text:p>ch</text:p>
          </table:table-cell>
          <table:table-cell/>
          <table:table-cell office:value-type="string">
            <text:p>y</text:p>
          </table:table-cell>
          <table:table-cell table:number-columns-repeated="4"/>
          <table:table-cell office:value-type="string">
            <text:p>ψ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table:style-name="ce31" office:value-type="float" office:value="20">
            <text:p>20</text:p>
          </table:table-cell>
          <table:table-cell office:value-type="float" office:value="10271">
            <text:p>10271</text:p>
          </table:table-cell>
          <table:table-cell office:value-type="string">
            <text:p>⠟</text:p>
          </table:table-cell>
          <table:table-cell/>
          <table:table-cell office:value-type="float" office:value="1095">
            <text:p>1095</text:p>
          </table:table-cell>
          <table:table-cell office:value-type="string">
            <text:p>ч</text:p>
          </table:table-cell>
          <table:table-cell office:value-type="string">
            <text:p>ch</text:p>
          </table:table-cell>
          <table:table-cell office:value-type="string">
            <text:p>60/90</text:p>
          </table:table-cell>
          <table:table-cell office:value-type="string">
            <text:p>č</text:p>
          </table:table-cell>
          <table:table-cell table:number-columns-repeated="4" office:value-type="string">
            <text:p>چ</text:p>
          </table:table-cell>
          <table:table-cell office:value-type="string">
            <text:p>tcheh</text:p>
          </table:table-cell>
          <table:table-cell/>
          <table:table-cell table:style-name="ce32" office:value-type="string">
            <text:p>ဃ</text:p>
          </table:table-cell>
          <table:table-cell table:style-name="ce31" office:value-type="string">
            <text:p>gha</text:p>
          </table:table-cell>
          <table:table-cell table:style-name="ce31" office:value-type="string">
            <text:p>gh</text:p>
          </table:table-cell>
          <table:table-cell/>
          <table:table-cell office:value-type="string">
            <text:p>ཇ</text:p>
          </table:table-cell>
          <table:table-cell office:value-type="string">
            <text:p>ja</text:p>
          </table:table-cell>
          <table:table-cell office:value-type="string">
            <text:p>j</text:p>
          </table:table-cell>
          <table:table-cell/>
          <table:table-cell office:value-type="string">
            <text:p>q</text:p>
          </table:table-cell>
          <table:table-cell/>
          <table:table-cell office:value-type="string">
            <text:p>ק</text:p>
          </table:table-cell>
          <table:table-cell office:value-type="string">
            <text:p>qof</text:p>
          </table:table-cell>
          <table:table-cell/>
          <table:table-cell office:value-type="string">
            <text:p>ϟ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8"/>
          <table:table-cell office:value-type="string">
            <text:p>ٴى‎</text:p>
          </table:table-cell>
          <table:table-cell table:formula="of:=LEFT([.L24])" office:value-type="string" office:string-value="ٴ">
            <text:p>ٴ</text:p>
          </table:table-cell>
          <table:table-cell table:number-columns-repeated="4"/>
          <table:table-cell table:style-name="ce32"/>
          <table:table-cell/>
          <table:table-cell table:style-name="ce31"/>
          <table:table-cell table:number-columns-repeated="12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float" office:value="10">
            <text:p>10</text:p>
          </table:table-cell>
          <table:table-cell office:value-type="float" office:value="10266">
            <text:p>10266</text:p>
          </table:table-cell>
          <table:table-cell office:value-type="string">
            <text:p>⠚</text:p>
          </table:table-cell>
          <table:table-cell/>
          <table:table-cell office:value-type="float" office:value="1078">
            <text:p>1078</text:p>
          </table:table-cell>
          <table:table-cell office:value-type="string">
            <text:p>ж</text:p>
          </table:table-cell>
          <table:table-cell office:value-type="string">
            <text:p>zh</text:p>
          </table:table-cell>
          <table:table-cell/>
          <table:table-cell office:value-type="string">
            <text:p>j</text:p>
          </table:table-cell>
          <table:table-cell table:number-columns-repeated="4" office:value-type="string">
            <text:p>ج</text:p>
          </table:table-cell>
          <table:table-cell office:value-type="string">
            <text:p>jeem</text:p>
          </table:table-cell>
          <table:table-cell/>
          <table:table-cell office:value-type="string">
            <text:p>ထ</text:p>
          </table:table-cell>
          <table:table-cell office:value-type="string">
            <text:p>tha</text:p>
          </table:table-cell>
          <table:table-cell office:value-type="string">
            <text:p>th</text:p>
          </table:table-cell>
          <table:table-cell/>
          <table:table-cell office:value-type="string">
            <text:p>ཡ</text:p>
          </table:table-cell>
          <table:table-cell office:value-type="string">
            <text:p>ya</text:p>
          </table:table-cell>
          <table:table-cell office:value-type="string">
            <text:p>y</text:p>
          </table:table-cell>
          <table:table-cell/>
          <table:table-cell office:value-type="string">
            <text:p>j</text:p>
          </table:table-cell>
          <table:table-cell/>
          <table:table-cell office:value-type="string">
            <text:p>י</text:p>
          </table:table-cell>
          <table:table-cell office:value-type="string">
            <text:p>yod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32"/>
          <table:table-cell table:number-columns-repeated="5"/>
          <table:table-cell table:style-name="ce31"/>
          <table:table-cell table:number-columns-repeated="8"/>
        </table:table-row>
        <table:table-row table:style-name="ro4">
          <table:table-cell office:value-type="string" table:number-columns-spanned="1" table:number-rows-spanned="5">
            <text:p>18</text:p>
            <text:p>-</text:p>
            <text:p>22</text:p>
            <text:p>?</text:p>
          </table:table-cell>
          <table:table-cell/>
          <table:table-cell table:style-name="ce31" office:value-type="float" office:value="43">
            <text:p>43</text:p>
          </table:table-cell>
          <table:table-cell office:value-type="float" office:value="10297">
            <text:p>10297</text:p>
          </table:table-cell>
          <table:table-cell office:value-type="string">
            <text:p>⠹</text:p>
          </table:table-cell>
          <table:table-cell/>
          <table:table-cell office:value-type="float" office:value="1179">
            <text:p>1179</text:p>
          </table:table-cell>
          <table:table-cell office:value-type="string">
            <text:p>қ</text:p>
          </table:table-cell>
          <table:table-cell office:value-type="string">
            <text:p>q</text:p>
          </table:table-cell>
          <table:table-cell/>
          <table:table-cell office:value-type="string">
            <text:p>q</text:p>
          </table:table-cell>
          <table:table-cell table:number-columns-repeated="4" office:value-type="string">
            <text:p>ق</text:p>
          </table:table-cell>
          <table:table-cell table:number-columns-repeated="2"/>
          <table:table-cell table:style-name="ce32" office:value-type="string">
            <text:p>သ</text:p>
          </table:table-cell>
          <table:table-cell table:style-name="ce31" office:value-type="string">
            <text:p>sa</text:p>
          </table:table-cell>
          <table:table-cell table:style-name="ce31" office:value-type="string">
            <text:p>s</text:p>
          </table:table-cell>
          <table:table-cell/>
          <table:table-cell office:value-type="string">
            <text:p>ཅ</text:p>
          </table:table-cell>
          <table:table-cell office:value-type="string">
            <text:p>ca</text:p>
          </table:table-cell>
          <table:table-cell office:value-type="string">
            <text:p>c</text:p>
          </table:table-cell>
          <table:table-cell table:number-columns-repeated="8"/>
        </table:table-row>
        <table:table-row table:style-name="ro1">
          <table:covered-table-cell/>
          <table:table-cell/>
          <table:table-cell office:value-type="float" office:value="42">
            <text:p>42</text:p>
          </table:table-cell>
          <table:table-cell office:value-type="float" office:value="10281">
            <text:p>10281</text:p>
          </table:table-cell>
          <table:table-cell office:value-type="string">
            <text:p>⠩</text:p>
          </table:table-cell>
          <table:table-cell/>
          <table:table-cell office:value-type="float" office:value="1187">
            <text:p>1187</text:p>
          </table:table-cell>
          <table:table-cell office:value-type="string">
            <text:p>ң</text:p>
          </table:table-cell>
          <table:table-cell office:value-type="string">
            <text:p>ng͡</text:p>
          </table:table-cell>
          <table:table-cell/>
          <table:table-cell office:value-type="string">
            <text:p>ñ</text:p>
          </table:table-cell>
          <table:table-cell table:number-columns-repeated="4" office:value-type="string">
            <text:p>ڭ</text:p>
          </table:table-cell>
          <table:table-cell table:number-columns-repeated="2"/>
          <table:table-cell office:value-type="string">
            <text:p>ဗ</text:p>
          </table:table-cell>
          <table:table-cell office:value-type="string">
            <text:p>ba</text:p>
          </table:table-cell>
          <table:table-cell office:value-type="string">
            <text:p>b</text:p>
          </table:table-cell>
          <table:table-cell/>
          <table:table-cell office:value-type="string">
            <text:p>ཞ</text:p>
          </table:table-cell>
          <table:table-cell office:value-type="string">
            <text:p>zha</text:p>
          </table:table-cell>
          <table:table-cell office:value-type="string">
            <text:p>zh</text:p>
          </table:table-cell>
          <table:table-cell table:number-columns-repeated="8"/>
        </table:table-row>
        <table:table-row table:style-name="ro1">
          <table:covered-table-cell/>
          <table:table-cell/>
          <table:table-cell office:value-type="float" office:value="35">
            <text:p>35</text:p>
          </table:table-cell>
          <table:table-cell office:value-type="float" office:value="10286">
            <text:p>10286</text:p>
          </table:table-cell>
          <table:table-cell office:value-type="string">
            <text:p>⠮</text:p>
          </table:table-cell>
          <table:table-cell/>
          <table:table-cell office:value-type="float" office:value="1099">
            <text:p>1099</text:p>
          </table:table-cell>
          <table:table-cell office:value-type="string">
            <text:p>ы</text:p>
          </table:table-cell>
          <table:table-cell office:value-type="string">
            <text:p>y</text:p>
          </table:table-cell>
          <table:table-cell/>
          <table:table-cell office:value-type="string">
            <text:p>i</text:p>
          </table:table-cell>
          <table:table-cell table:number-columns-repeated="2" office:value-type="string">
            <text:p>ى</text:p>
          </table:table-cell>
          <table:table-cell office:value-type="string">
            <text:p>ﯩ</text:p>
          </table:table-cell>
          <table:table-cell office:value-type="string">
            <text:p>ﯨ</text:p>
          </table:table-cell>
          <table:table-cell table:number-columns-repeated="2"/>
          <table:table-cell office:value-type="string">
            <text:p>ဈ</text:p>
          </table:table-cell>
          <table:table-cell office:value-type="string">
            <text:p>jha</text:p>
          </table:table-cell>
          <table:table-cell office:value-type="string">
            <text:p>jh</text:p>
          </table:table-cell>
          <table:table-cell/>
          <table:table-cell office:value-type="string">
            <text:p>ས</text:p>
          </table:table-cell>
          <table:table-cell office:value-type="string">
            <text:p>sa</text:p>
          </table:table-cell>
          <table:table-cell office:value-type="string">
            <text:p>s</text:p>
          </table:table-cell>
          <table:table-cell table:number-columns-repeated="8"/>
        </table:table-row>
        <table:table-row table:style-name="ro1">
          <table:covered-table-cell/>
          <table:table-cell/>
          <table:table-cell office:value-type="float" office:value="36">
            <text:p>36</text:p>
          </table:table-cell>
          <table:table-cell office:value-type="float" office:value="10302">
            <text:p>10302</text:p>
          </table:table-cell>
          <table:table-cell office:value-type="string">
            <text:p>⠾</text:p>
          </table:table-cell>
          <table:table-cell/>
          <table:table-cell office:value-type="float" office:value="1100">
            <text:p>1100</text:p>
          </table:table-cell>
          <table:table-cell office:value-type="string">
            <text:p>ь</text:p>
          </table:table-cell>
          <table:table-cell office:value-type="string">
            <text:p>ʹ</text:p>
          </table:table-cell>
          <table:table-cell table:number-columns-repeated="8"/>
          <table:table-cell office:value-type="string">
            <text:p>ဍ</text:p>
          </table:table-cell>
          <table:table-cell office:value-type="string">
            <text:p>ḍa</text:p>
          </table:table-cell>
          <table:table-cell office:value-type="string">
            <text:p>ḍ</text:p>
          </table:table-cell>
          <table:table-cell/>
          <table:table-cell office:value-type="string">
            <text:p>ཐ</text:p>
          </table:table-cell>
          <table:table-cell office:value-type="string">
            <text:p>tha</text:p>
          </table:table-cell>
          <table:table-cell office:value-type="string">
            <text:p>th</text:p>
          </table:table-cell>
          <table:table-cell table:number-columns-repeated="8"/>
        </table:table-row>
        <table:table-row table:style-name="ro1">
          <table:covered-table-cell/>
          <table:table-cell/>
          <table:table-cell office:value-type="float" office:value="45">
            <text:p>45</text:p>
          </table:table-cell>
          <table:table-cell office:value-type="float" office:value="10283">
            <text:p>10283</text:p>
          </table:table-cell>
          <table:table-cell office:value-type="string">
            <text:p>⠫</text:p>
          </table:table-cell>
          <table:table-cell/>
          <table:table-cell office:value-type="float" office:value="1103">
            <text:p>1103</text:p>
          </table:table-cell>
          <table:table-cell office:value-type="string">
            <text:p>я</text:p>
          </table:table-cell>
          <table:table-cell office:value-type="string">
            <text:p>ia͡</text:p>
          </table:table-cell>
          <table:table-cell table:number-columns-repeated="8"/>
          <table:table-cell office:value-type="string">
            <text:p>ဏ</text:p>
          </table:table-cell>
          <table:table-cell office:value-type="string">
            <text:p>ṇa</text:p>
          </table:table-cell>
          <table:table-cell office:value-type="string">
            <text:p>ṇ</text:p>
          </table:table-cell>
          <table:table-cell/>
          <table:table-cell office:value-type="string">
            <text:p>འ</text:p>
          </table:table-cell>
          <table:table-cell office:value-type="string">
            <text:p>'a</text:p>
          </table:table-cell>
          <table:table-cell table:number-columns-repeated="9"/>
        </table:table-row>
        <table:table-row table:style-name="ro1">
          <table:table-cell table:number-columns-repeated="32"/>
        </table:table-row>
        <table:table-row table:style-name="ro4">
          <table:table-cell office:value-type="string" table:number-columns-spanned="1" table:number-rows-spanned="7">
            <text:p>23</text:p>
            <text:p>-</text:p>
            <text:p>29</text:p>
            <text:p>?</text:p>
          </table:table-cell>
          <table:table-cell/>
          <table:table-cell office:value-type="float" office:value="1">
            <text:p>1</text:p>
          </table:table-cell>
          <table:table-cell office:value-type="float" office:value="10241">
            <text:p>10241</text:p>
          </table:table-cell>
          <table:table-cell office:value-type="string">
            <text:p>⠁</text:p>
          </table:table-cell>
          <table:table-cell/>
          <table:table-cell office:value-type="float" office:value="1072">
            <text:p>1072</text:p>
          </table:table-cell>
          <table:table-cell office:value-type="string">
            <text:p>а</text:p>
          </table:table-cell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 table:number-columns-repeated="4" office:value-type="string">
            <text:p>ا</text:p>
          </table:table-cell>
          <table:table-cell table:number-columns-repeated="6"/>
          <table:table-cell office:value-type="string">
            <text:p>ཨ</text:p>
          </table:table-cell>
          <table:table-cell table:number-columns-repeated="2" office:value-type="string">
            <text:p>a</text:p>
          </table:table-cell>
          <table:table-cell/>
          <table:table-cell office:value-type="string">
            <text:p>a</text:p>
          </table:table-cell>
          <table:table-cell table:number-columns-repeated="6"/>
        </table:table-row>
        <table:table-row table:style-name="ro1">
          <table:covered-table-cell/>
          <table:table-cell/>
          <table:table-cell office:value-type="float" office:value="3">
            <text:p>3</text:p>
          </table:table-cell>
          <table:table-cell office:value-type="float" office:value="10249">
            <text:p>10249</text:p>
          </table:table-cell>
          <table:table-cell office:value-type="string">
            <text:p>⠉</text:p>
          </table:table-cell>
          <table:table-cell/>
          <table:table-cell office:value-type="float" office:value="1094">
            <text:p>1094</text:p>
          </table:table-cell>
          <table:table-cell office:value-type="string">
            <text:p>ц</text:p>
          </table:table-cell>
          <table:table-cell office:value-type="string">
            <text:p>ts͡</text:p>
          </table:table-cell>
          <table:table-cell table:number-columns-repeated="12"/>
          <table:table-cell office:value-type="string">
            <text:p>ཁ</text:p>
          </table:table-cell>
          <table:table-cell office:value-type="string">
            <text:p>kha</text:p>
          </table:table-cell>
          <table:table-cell office:value-type="string">
            <text:p>kh</text:p>
          </table:table-cell>
          <table:table-cell/>
          <table:table-cell office:value-type="string">
            <text:p>c</text:p>
          </table:table-cell>
          <table:table-cell table:number-columns-repeated="6"/>
        </table:table-row>
        <table:table-row table:style-name="ro1">
          <table:covered-table-cell/>
          <table:table-cell/>
          <table:table-cell office:value-type="float" office:value="5">
            <text:p>5</text:p>
          </table:table-cell>
          <table:table-cell office:value-type="float" office:value="10257">
            <text:p>10257</text:p>
          </table:table-cell>
          <table:table-cell office:value-type="string">
            <text:p>⠑</text:p>
          </table:table-cell>
          <table:table-cell/>
          <table:table-cell office:value-type="float" office:value="1077">
            <text:p>1077</text:p>
          </table:table-cell>
          <table:table-cell office:value-type="string">
            <text:p>е</text:p>
          </table:table-cell>
          <table:table-cell office:value-type="string">
            <text:p>e</text:p>
          </table:table-cell>
          <table:table-cell/>
          <table:table-cell office:value-type="string">
            <text:p>e</text:p>
          </table:table-cell>
          <table:table-cell table:number-columns-repeated="4" office:value-type="string">
            <text:p>ه</text:p>
          </table:table-cell>
          <table:table-cell table:number-columns-repeated="6"/>
          <table:table-cell table:formula="of:=UNICHAR(3962)" office:value-type="string" office:string-value="ེ">
            <text:p>ེ</text:p>
          </table:table-cell>
          <table:table-cell office:value-type="string">
            <text:p>e</text:p>
          </table:table-cell>
          <table:table-cell table:number-columns-repeated="2"/>
          <table:table-cell office:value-type="string">
            <text:p>e</text:p>
          </table:table-cell>
          <table:table-cell table:number-columns-repeated="6"/>
        </table:table-row>
        <table:table-row table:style-name="ro1">
          <table:covered-table-cell/>
          <table:table-cell/>
          <table:table-cell office:value-type="float" office:value="9">
            <text:p>9</text:p>
          </table:table-cell>
          <table:table-cell office:value-type="float" office:value="10250">
            <text:p>10250</text:p>
          </table:table-cell>
          <table:table-cell office:value-type="string">
            <text:p>⠊</text:p>
          </table:table-cell>
          <table:table-cell/>
          <table:table-cell office:value-type="float" office:value="1080">
            <text:p>1080</text:p>
          </table:table-cell>
          <table:table-cell office:value-type="string">
            <text:p>и</text:p>
          </table:table-cell>
          <table:table-cell office:value-type="string">
            <text:p>i</text:p>
          </table:table-cell>
          <table:table-cell/>
          <table:table-cell office:value-type="string">
            <text:p>y</text:p>
          </table:table-cell>
          <table:table-cell table:number-columns-repeated="4" office:value-type="string">
            <text:p>ي</text:p>
          </table:table-cell>
          <table:table-cell table:number-columns-repeated="6"/>
          <table:table-cell table:formula="of:=UNICHAR(3954)" office:value-type="string" office:string-value="ི">
            <text:p>ི</text:p>
          </table:table-cell>
          <table:table-cell office:value-type="string">
            <text:p>i</text:p>
          </table:table-cell>
          <table:table-cell table:number-columns-repeated="2"/>
          <table:table-cell office:value-type="string">
            <text:p>i</text:p>
          </table:table-cell>
          <table:table-cell table:number-columns-repeated="6"/>
        </table:table-row>
        <table:table-row table:style-name="ro1">
          <table:covered-table-cell/>
          <table:table-cell/>
          <table:table-cell office:value-type="float" office:value="18">
            <text:p>18</text:p>
          </table:table-cell>
          <table:table-cell office:value-type="float" office:value="10261">
            <text:p>10261</text:p>
          </table:table-cell>
          <table:table-cell office:value-type="string">
            <text:p>⠕</text:p>
          </table:table-cell>
          <table:table-cell/>
          <table:table-cell office:value-type="float" office:value="1086">
            <text:p>1086</text:p>
          </table:table-cell>
          <table:table-cell office:value-type="string">
            <text:p>о</text:p>
          </table:table-cell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table:number-columns-repeated="4" office:value-type="string">
            <text:p>و</text:p>
          </table:table-cell>
          <table:table-cell table:number-columns-repeated="6"/>
          <table:table-cell table:formula="of:=UNICHAR(3964)" office:value-type="string" office:string-value="ོ">
            <text:p>ོ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o</text:p>
          </table:table-cell>
          <table:table-cell table:number-columns-repeated="6"/>
        </table:table-row>
        <table:table-row table:style-name="ro1">
          <table:covered-table-cell/>
          <table:table-cell/>
          <table:table-cell office:value-type="float" office:value="27">
            <text:p>27</text:p>
          </table:table-cell>
          <table:table-cell office:value-type="float" office:value="10277">
            <text:p>10277</text:p>
          </table:table-cell>
          <table:table-cell office:value-type="string">
            <text:p>⠥</text:p>
          </table:table-cell>
          <table:table-cell/>
          <table:table-cell office:value-type="float" office:value="1091">
            <text:p>1091</text:p>
          </table:table-cell>
          <table:table-cell office:value-type="string">
            <text:p>у</text:p>
          </table:table-cell>
          <table:table-cell office:value-type="string">
            <text:p>u</text:p>
          </table:table-cell>
          <table:table-cell/>
          <table:table-cell office:value-type="string">
            <text:p>w</text:p>
          </table:table-cell>
          <table:table-cell table:number-columns-repeated="4" office:value-type="string">
            <text:p>ۋ</text:p>
          </table:table-cell>
          <table:table-cell table:number-columns-repeated="6"/>
          <table:table-cell table:formula="of:=UNICHAR(3956)" office:value-type="string" office:string-value="ུ">
            <text:p>ུ</text:p>
          </table:table-cell>
          <table:table-cell office:value-type="string">
            <text:p>u</text:p>
          </table:table-cell>
          <table:table-cell table:number-columns-repeated="2"/>
          <table:table-cell office:value-type="string">
            <text:p>u</text:p>
          </table:table-cell>
          <table:table-cell table:number-columns-repeated="6"/>
        </table:table-row>
        <table:table-row table:style-name="ro1">
          <table:covered-table-cell/>
          <table:table-cell/>
          <table:table-cell office:value-type="float" office:value="29">
            <text:p>29</text:p>
          </table:table-cell>
          <table:table-cell office:value-type="float" office:value="10285">
            <text:p>10285</text:p>
          </table:table-cell>
          <table:table-cell office:value-type="string">
            <text:p>⠭</text:p>
          </table:table-cell>
          <table:table-cell/>
          <table:table-cell office:value-type="float" office:value="1097">
            <text:p>1097</text:p>
          </table:table-cell>
          <table:table-cell office:value-type="string">
            <text:p>щ</text:p>
          </table:table-cell>
          <table:table-cell office:value-type="string">
            <text:p>shch</text:p>
          </table:table-cell>
          <table:table-cell table:number-columns-repeated="12"/>
          <table:table-cell office:value-type="string">
            <text:p>ཙ</text:p>
          </table:table-cell>
          <table:table-cell office:value-type="string">
            <text:p>tsa</text:p>
          </table:table-cell>
          <table:table-cell office:value-type="string">
            <text:p>ts</text:p>
          </table:table-cell>
          <table:table-cell/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32"/>
        </table:table-row>
        <table:table-row table:style-name="ro4">
          <table:table-cell office:value-type="string" table:number-columns-spanned="1" table:number-rows-spanned="3">
            <text:p>30</text:p>
            <text:p>-</text:p>
            <text:p>32?</text:p>
          </table:table-cell>
          <table:table-cell/>
          <table:table-cell office:value-type="float" office:value="25">
            <text:p>25</text:p>
          </table:table-cell>
          <table:table-cell office:value-type="float" office:value="10268">
            <text:p>10268</text:p>
          </table:table-cell>
          <table:table-cell office:value-type="string">
            <text:p>⠜</text:p>
          </table:table-cell>
          <table:table-cell/>
          <table:table-cell office:value-type="float" office:value="601">
            <text:p>601</text:p>
          </table:table-cell>
          <table:table-cell office:value-type="string">
            <text:p>ə</text:p>
          </table:table-cell>
          <table:table-cell office:value-type="string">
            <text:p>ă</text:p>
          </table:table-cell>
          <table:table-cell/>
          <table:table-cell office:value-type="string">
            <text:p>ä</text:p>
          </table:table-cell>
          <table:table-cell office:value-type="string">
            <text:p>ٵ</text:p>
          </table:table-cell>
          <table:table-cell table:number-columns-repeated="2" office:value-type="string">
            <text:p>--</text:p>
          </table:table-cell>
          <table:table-cell office:value-type="string">
            <text:p>ٵ</text:p>
          </table:table-cell>
          <table:table-cell table:number-columns-repeated="6"/>
          <table:table-cell office:value-type="string">
            <text:p>ཉ</text:p>
          </table:table-cell>
          <table:table-cell office:value-type="string">
            <text:p>nya</text:p>
          </table:table-cell>
          <table:table-cell office:value-type="string">
            <text:p>ny</text:p>
          </table:table-cell>
          <table:table-cell table:number-columns-repeated="8"/>
        </table:table-row>
        <table:table-row table:style-name="ro1">
          <table:covered-table-cell/>
          <table:table-cell/>
          <table:table-cell office:value-type="float" office:value="32">
            <text:p>32</text:p>
          </table:table-cell>
          <table:table-cell office:value-type="float" office:value="10287">
            <text:p>10287</text:p>
          </table:table-cell>
          <table:table-cell office:value-type="string">
            <text:p>⠯</text:p>
          </table:table-cell>
          <table:table-cell/>
          <table:table-cell office:value-type="float" office:value="1081">
            <text:p>1081</text:p>
          </table:table-cell>
          <table:table-cell office:value-type="string">
            <text:p>й</text:p>
          </table:table-cell>
          <table:table-cell office:value-type="string">
            <text:p>ĭ</text:p>
          </table:table-cell>
          <table:table-cell table:number-columns-repeated="12"/>
          <table:table-cell office:value-type="string">
            <text:p>ཕ</text:p>
          </table:table-cell>
          <table:table-cell office:value-type="string">
            <text:p>pha</text:p>
          </table:table-cell>
          <table:table-cell office:value-type="string">
            <text:p>ph</text:p>
          </table:table-cell>
          <table:table-cell table:number-columns-repeated="8"/>
        </table:table-row>
        <table:table-row table:style-name="ro1">
          <table:covered-table-cell/>
          <table:table-cell/>
          <table:table-cell office:value-type="float" office:value="44">
            <text:p>44</text:p>
          </table:table-cell>
          <table:table-cell office:value-type="float" office:value="10289">
            <text:p>10289</text:p>
          </table:table-cell>
          <table:table-cell office:value-type="string">
            <text:p>⠱</text:p>
          </table:table-cell>
          <table:table-cell/>
          <table:table-cell office:value-type="float" office:value="1096">
            <text:p>1096</text:p>
          </table:table-cell>
          <table:table-cell office:value-type="string">
            <text:p>ш</text:p>
          </table:table-cell>
          <table:table-cell office:value-type="string">
            <text:p>sh</text:p>
          </table:table-cell>
          <table:table-cell/>
          <table:table-cell office:value-type="string">
            <text:p>š</text:p>
          </table:table-cell>
          <table:table-cell table:number-columns-repeated="4" office:value-type="string">
            <text:p>ش</text:p>
          </table:table-cell>
          <table:table-cell table:number-columns-repeated="6"/>
          <table:table-cell office:value-type="string">
            <text:p>ཤ</text:p>
          </table:table-cell>
          <table:table-cell office:value-type="string">
            <text:p>sha</text:p>
          </table:table-cell>
          <table:table-cell office:value-type="string">
            <text:p>sh</text:p>
          </table:table-cell>
          <table:table-cell table:number-columns-repeated="8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10303">
            <text:p>10303</text:p>
          </table:table-cell>
          <table:table-cell office:value-type="string">
            <text:p>⠿</text:p>
          </table:table-cell>
          <table:table-cell table:number-columns-repeated="12"/>
          <table:table-cell office:value-type="string">
            <text:p>ဎ</text:p>
          </table:table-cell>
          <table:table-cell office:value-type="string">
            <text:p>ḍha</text:p>
          </table:table-cell>
          <table:table-cell office:value-type="string">
            <text:p>ḍh</text:p>
          </table:table-cell>
          <table:table-cell/>
          <table:table-cell office:value-type="string">
            <text:p>ཛ</text:p>
          </table:table-cell>
          <table:table-cell office:value-type="string">
            <text:p>dza</text:p>
          </table:table-cell>
          <table:table-cell office:value-type="string">
            <text:p>dz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office:value-type="float" office:value="10294">
            <text:p>10294</text:p>
          </table:table-cell>
          <table:table-cell office:value-type="string">
            <text:p>⠶</text:p>
          </table:table-cell>
          <table:table-cell table:number-columns-repeated="16"/>
          <table:table-cell office:value-type="string">
            <text:p>ང</text:p>
          </table:table-cell>
          <table:table-cell office:value-type="string">
            <text:p>nga</text:p>
          </table:table-cell>
          <table:table-cell office:value-type="string">
            <text:p>ng</text:p>
          </table:table-cell>
          <table:table-cell table:number-columns-repeated="8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float" office:value="10262">
            <text:p>10262</text:p>
          </table:table-cell>
          <table:table-cell office:value-type="string">
            <text:p>⠖</text:p>
          </table:table-cell>
          <table:table-cell table:number-columns-repeated="12"/>
          <table:table-cell office:value-type="string">
            <text:p>ဆ</text:p>
          </table:table-cell>
          <table:table-cell office:value-type="string">
            <text:p>cha</text:p>
          </table:table-cell>
          <table:table-cell office:value-type="string">
            <text:p>ch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10280">
            <text:p>10280</text:p>
          </table:table-cell>
          <table:table-cell office:value-type="string">
            <text:p>⠨</text:p>
          </table:table-cell>
          <table:table-cell table:number-columns-repeated="12"/>
          <table:table-cell office:value-type="string">
            <text:p>ခ</text:p>
          </table:table-cell>
          <table:table-cell office:value-type="string">
            <text:p>kha</text:p>
          </table:table-cell>
          <table:table-cell office:value-type="string">
            <text:p>kh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float" office:value="10296">
            <text:p>10296</text:p>
          </table:table-cell>
          <table:table-cell office:value-type="string">
            <text:p>⠸</text:p>
          </table:table-cell>
          <table:table-cell table:number-columns-repeated="12"/>
          <table:table-cell office:value-type="string">
            <text:p>ဠ</text:p>
          </table:table-cell>
          <table:table-cell office:value-type="string">
            <text:p>ḷa</text:p>
          </table:table-cell>
          <table:table-cell office:value-type="string">
            <text:p>ḷ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10299">
            <text:p>10299</text:p>
          </table:table-cell>
          <table:table-cell office:value-type="string">
            <text:p>⠻</text:p>
          </table:table-cell>
          <table:table-cell/>
          <table:table-cell office:value-type="float" office:value="1171">
            <text:p>1171</text:p>
          </table:table-cell>
          <table:table-cell office:value-type="string">
            <text:p>ғ</text:p>
          </table:table-cell>
          <table:table-cell office:value-type="string">
            <text:p>gh</text:p>
          </table:table-cell>
          <table:table-cell/>
          <table:table-cell office:value-type="string">
            <text:p>ğ</text:p>
          </table:table-cell>
          <table:table-cell table:number-columns-repeated="4" office:value-type="string">
            <text:p>ع</text:p>
          </table:table-cell>
          <table:table-cell table:number-columns-repeated="2"/>
          <table:table-cell office:value-type="string">
            <text:p>ဌ</text:p>
          </table:table-cell>
          <table:table-cell office:value-type="string">
            <text:p>ṭha</text:p>
          </table:table-cell>
          <table:table-cell office:value-type="string">
            <text:p>ṭh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10275">
            <text:p>10275</text:p>
          </table:table-cell>
          <table:table-cell office:value-type="string">
            <text:p>⠣</text:p>
          </table:table-cell>
          <table:table-cell/>
          <table:table-cell office:value-type="float" office:value="1257">
            <text:p>1257</text:p>
          </table:table-cell>
          <table:table-cell office:value-type="string">
            <text:p>ө</text:p>
          </table:table-cell>
          <table:table-cell office:value-type="string">
            <text:p>ȯ</text:p>
          </table:table-cell>
          <table:table-cell/>
          <table:table-cell office:value-type="string">
            <text:p>ö</text:p>
          </table:table-cell>
          <table:table-cell office:value-type="string">
            <text:p>ٶ</text:p>
          </table:table-cell>
          <table:table-cell table:number-columns-repeated="2" office:value-type="string">
            <text:p>--</text:p>
          </table:table-cell>
          <table:table-cell office:value-type="string">
            <text:p>ٶ</text:p>
          </table:table-cell>
          <table:table-cell table:number-columns-repeated="2"/>
          <table:table-cell office:value-type="string">
            <text:p>အ</text:p>
          </table:table-cell>
          <table:table-cell office:value-type="string">
            <text:p>’a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10252">
            <text:p>10252</text:p>
          </table:table-cell>
          <table:table-cell office:value-type="string">
            <text:p>⠌</text:p>
          </table:table-cell>
          <table:table-cell/>
          <table:table-cell office:value-type="float" office:value="1199">
            <text:p>1199</text:p>
          </table:table-cell>
          <table:table-cell office:value-type="string">
            <text:p>ү</text:p>
          </table:table-cell>
          <table:table-cell office:value-type="string">
            <text:p>u̇</text:p>
          </table:table-cell>
          <table:table-cell/>
          <table:table-cell office:value-type="string">
            <text:p>ü</text:p>
          </table:table-cell>
          <table:table-cell office:value-type="string">
            <text:p>ٷ</text:p>
          </table:table-cell>
          <table:table-cell table:number-columns-repeated="2" office:value-type="string">
            <text:p>--</text:p>
          </table:table-cell>
          <table:table-cell office:value-type="string">
            <text:p>ٷ</text:p>
          </table:table-cell>
          <table:table-cell table:number-columns-repeated="2"/>
          <table:table-cell office:value-type="string">
            <text:p>င</text:p>
          </table:table-cell>
          <table:table-cell office:value-type="string">
            <text:p>ṅa</text:p>
          </table:table-cell>
          <table:table-cell office:value-type="string">
            <text:p>ṅ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10251">
            <text:p>10251</text:p>
          </table:table-cell>
          <table:table-cell office:value-type="string">
            <text:p>⠋</text:p>
          </table:table-cell>
          <table:table-cell/>
          <table:table-cell office:value-type="float" office:value="1092">
            <text:p>1092</text:p>
          </table:table-cell>
          <table:table-cell office:value-type="string">
            <text:p>ф</text:p>
          </table:table-cell>
          <table:table-cell office:value-type="string">
            <text:p>f</text:p>
          </table:table-cell>
          <table:table-cell/>
          <table:table-cell office:value-type="string">
            <text:p>f</text:p>
          </table:table-cell>
          <table:table-cell table:number-columns-repeated="4" office:value-type="string">
            <text:p>ف</text:p>
          </table:table-cell>
          <table:table-cell table:number-columns-repeated="2"/>
          <table:table-cell office:value-type="string">
            <text:p>ဓ</text:p>
          </table:table-cell>
          <table:table-cell office:value-type="string">
            <text:p>dha</text:p>
          </table:table-cell>
          <table:table-cell office:value-type="string">
            <text:p>dh</text:p>
          </table:table-cell>
          <table:table-cell table:number-columns-repeated="5"/>
          <table:table-cell office:value-type="string">
            <text:p>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10295">
            <text:p>10295</text:p>
          </table:table-cell>
          <table:table-cell office:value-type="string">
            <text:p>⠷</text:p>
          </table:table-cell>
          <table:table-cell/>
          <table:table-cell office:value-type="float" office:value="1098">
            <text:p>1098</text:p>
          </table:table-cell>
          <table:table-cell office:value-type="string">
            <text:p>ъ</text:p>
          </table:table-cell>
          <table:table-cell office:value-type="string">
            <text:p>ʺ</text:p>
          </table:table-cell>
          <table:table-cell table:number-columns-repeated="8"/>
          <table:table-cell office:value-type="string">
            <text:p>ဉ</text:p>
          </table:table-cell>
          <table:table-cell office:value-type="string">
            <text:p>ña</text:p>
          </table:table-cell>
          <table:table-cell office:value-type="string">
            <text:p>ñ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10291">
            <text:p>10291</text:p>
          </table:table-cell>
          <table:table-cell office:value-type="string">
            <text:p>⠳</text:p>
          </table:table-cell>
          <table:table-cell/>
          <table:table-cell office:value-type="float" office:value="1102">
            <text:p>1102</text:p>
          </table:table-cell>
          <table:table-cell office:value-type="string">
            <text:p>ю</text:p>
          </table:table-cell>
          <table:table-cell office:value-type="string">
            <text:p>iu͡</text:p>
          </table:table-cell>
          <table:table-cell table:number-columns-repeated="8"/>
          <table:table-cell office:value-type="string">
            <text:p>ဋ</text:p>
          </table:table-cell>
          <table:table-cell office:value-type="string">
            <text:p>ṭa</text:p>
          </table:table-cell>
          <table:table-cell office:value-type="string">
            <text:p>ṭ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10264">
            <text:p>10264</text:p>
          </table:table-cell>
          <table:table-cell office:value-type="string">
            <text:p>⠘</text:p>
          </table:table-cell>
          <table:table-cell table:number-columns-repeated="12"/>
          <table:table-cell office:value-type="string">
            <text:p>ဖ</text:p>
          </table:table-cell>
          <table:table-cell office:value-type="string">
            <text:p>pha</text:p>
          </table:table-cell>
          <table:table-cell office:value-type="string">
            <text:p>ph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0240">
            <text:p>10240</text:p>
          </table:table-cell>
          <table:table-cell office:value-type="string">
            <text:p>⠀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10248">
            <text:p>10248</text:p>
          </table:table-cell>
          <table:table-cell office:value-type="string">
            <text:p>⠈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10244">
            <text:p>10244</text:p>
          </table:table-cell>
          <table:table-cell office:value-type="string">
            <text:p>⠄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10276">
            <text:p>10276</text:p>
          </table:table-cell>
          <table:table-cell office:value-type="string">
            <text:p>⠤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10279">
            <text:p>10279</text:p>
          </table:table-cell>
          <table:table-cell office:value-type="string">
            <text:p>⠧</text:p>
          </table:table-cell>
          <table:table-cell/>
          <table:table-cell office:value-type="float" office:value="1211">
            <text:p>1211</text:p>
          </table:table-cell>
          <table:table-cell office:value-type="string">
            <text:p>һ</text:p>
          </table:table-cell>
          <table:table-cell office:value-type="string">
            <text:p>ḣ</text:p>
          </table:table-cell>
          <table:table-cell/>
          <table:table-cell office:value-type="string">
            <text:p>h</text:p>
          </table:table-cell>
          <table:table-cell table:number-columns-repeated="4" office:value-type="string">
            <text:p>ه</text:p>
          </table:table-cell>
          <table:table-cell table:number-columns-repeated="10"/>
          <table:table-cell office:value-type="string">
            <text:p>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10284">
            <text:p>10284</text:p>
          </table:table-cell>
          <table:table-cell office:value-type="string">
            <text:p>⠬</text:p>
          </table:table-cell>
          <table:table-cell/>
          <table:table-cell office:value-type="float" office:value="1201">
            <text:p>1201</text:p>
          </table:table-cell>
          <table:table-cell office:value-type="string">
            <text:p>ұ</text:p>
          </table:table-cell>
          <table:table-cell office:value-type="string">
            <text:p>ū</text:p>
          </table:table-cell>
          <table:table-cell/>
          <table:table-cell office:value-type="string">
            <text:p>u</text:p>
          </table:table-cell>
          <table:table-cell table:number-columns-repeated="4" office:value-type="string">
            <text:p>ۇ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10300">
            <text:p>10300</text:p>
          </table:table-cell>
          <table:table-cell office:value-type="string">
            <text:p>⠼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10272">
            <text:p>10272</text:p>
          </table:table-cell>
          <table:table-cell office:value-type="string">
            <text:p>⠠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10273">
            <text:p>10273</text:p>
          </table:table-cell>
          <table:table-cell office:value-type="string">
            <text:p>⠡</text:p>
          </table:table-cell>
          <table:table-cell/>
          <table:table-cell office:value-type="float" office:value="1105">
            <text:p>1105</text:p>
          </table:table-cell>
          <table:table-cell office:value-type="string">
            <text:p>ё</text:p>
          </table:table-cell>
          <table:table-cell office:value-type="string">
            <text:p>ë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10282">
            <text:p>10282</text:p>
          </table:table-cell>
          <table:table-cell office:value-type="string">
            <text:p>⠪</text:p>
          </table:table-cell>
          <table:table-cell/>
          <table:table-cell office:value-type="float" office:value="1101">
            <text:p>1101</text:p>
          </table:table-cell>
          <table:table-cell office:value-type="string">
            <text:p>э</text:p>
          </table:table-cell>
          <table:table-cell office:value-type="string">
            <text:p>ė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float" office:value="10242">
            <text:p>10242</text:p>
          </table:table-cell>
          <table:table-cell office:value-type="string">
            <text:p>⠂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float" office:value="10246">
            <text:p>10246</text:p>
          </table:table-cell>
          <table:table-cell office:value-type="string">
            <text:p>⠆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float" office:value="10258">
            <text:p>10258</text:p>
          </table:table-cell>
          <table:table-cell office:value-type="string">
            <text:p>⠒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10290">
            <text:p>10290</text:p>
          </table:table-cell>
          <table:table-cell office:value-type="string">
            <text:p>⠲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10274">
            <text:p>10274</text:p>
          </table:table-cell>
          <table:table-cell office:value-type="string">
            <text:p>⠢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10278">
            <text:p>10278</text:p>
          </table:table-cell>
          <table:table-cell office:value-type="string">
            <text:p>⠦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office:value-type="float" office:value="10260">
            <text:p>10260</text:p>
          </table:table-cell>
          <table:table-cell office:value-type="string">
            <text:p>⠔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office:value-type="float" office:value="10292">
            <text:p>10292</text:p>
          </table:table-cell>
          <table:table-cell office:value-type="string">
            <text:p>⠴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63">
            <text:p>63</text:p>
          </table:table-cell>
          <table:table-cell office:value-type="float" office:value="10256">
            <text:p>10256</text:p>
          </table:table-cell>
          <table:table-cell office:value-type="string">
            <text:p>⠐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64">
            <text:p>64</text:p>
          </table:table-cell>
          <table:table-cell office:value-type="float" office:value="10288">
            <text:p>10288</text:p>
          </table:table-cell>
          <table:table-cell office:value-type="string">
            <text:p>⠰</text:p>
          </table:table-cell>
          <table:table-cell table:number-columns-repeated="27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7"/>
          <table:table-cell table:style-name="ce32"/>
          <table:table-cell table:number-columns-repeated="5"/>
          <table:table-cell table:style-name="ce31"/>
          <table:table-cell table:number-columns-repeated="8"/>
        </table:table-row>
        <table:table-row table:style-name="ro1" table:number-rows-repeated="1048496">
          <table:table-cell table:number-columns-repeated="32"/>
        </table:table-row>
        <table:table-row table:style-name="ro1">
          <table:table-cell table:number-columns-repeated="32"/>
        </table:table-row>
      </table:table>
      <table:database-ranges>
        <table:database-range table:target-range-address="Sheet3.A41:Sheet3.AF46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oto Serif Tibetan" svg:font-family="'Noto Serif Tibetan'" style:font-family-generic="roman"/>
    <style:font-face style:name="Arial1" svg:font-family="Arial, Arial" style:font-family-generic="swiss"/>
    <style:font-face style:name="Noto Serif Tibetan1" svg:font-family="'Noto Serif Tibetan'" style:font-family-generic="roman" style:font-pitch="variable"/>
    <style:font-face style:name="Arial" svg:font-family="Arial" style:font-family-generic="swiss" style:font-pitch="variable"/>
    <style:font-face style:name="Noto Sans Myanmar" svg:font-family="'Noto Sans Myanmar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09/19/2023</text:date>, <text:time>12:3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6T11:40:36.76</meta:creation-date>
    <meta:generator>OpenOffice/4.1.14$Win32 OpenOffice.org_project/4114m1$Build-9811</meta:generator>
    <dc:date>2023-09-19T12:34:29.04</dc:date>
    <meta:editing-duration>PT14H17M1S</meta:editing-duration>
    <meta:editing-cycles>88</meta:editing-cycles>
    <meta:document-statistic meta:table-count="3" meta:cell-count="2835" meta:object-count="0"/>
  </office:meta>
</office:document-meta>
</file>